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138in"/>
    </style:style>
    <style:style style:name="co3" style:family="table-column">
      <style:table-column-properties fo:break-before="auto" style:column-width="0.9154in"/>
    </style:style>
    <style:style style:name="co4" style:family="table-column">
      <style:table-column-properties fo:break-before="auto" style:column-width="2.5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float" office:value="-6.109126" calcext:value-type="float">
            <text:p>-6.109126</text:p>
          </table:table-cell>
          <table:table-cell office:value-type="float" office:value="49.982677" calcext:value-type="float">
            <text:p>49.982677</text:p>
          </table:table-cell>
          <table:table-cell office:value-type="float" office:value="-19.130688" calcext:value-type="float">
            <text:p>-19.130688</text:p>
          </table:table-cell>
          <table:table-cell/>
          <table:table-cell table:formula="of:=CONCATENATE(&quot;vertexPosition.push(...[&quot;;[.B1];&quot;, &quot;;[.C1];&quot;, &quot;;[.D1];&quot;]);&quot;)" office:value-type="string" office:string-value="vertexPosition.push(...[-6.109126, 49.982677, -19.130688]);" calcext:value-type="string">
            <text:p>vertexPosition.push(...[-6.109126, 49.982677, -19.130688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NCATENATE(&quot;indexes.push(...[&quot;;[.L1];&quot;, &quot;;[.M1];&quot;, &quot;;[.N1];&quot;]);&quot;; )" office:value-type="string" office:string-value="indexes.push(...[79, 83, 14]);" calcext:value-type="string">
            <text:p>indexes.push(...[79, 83, 14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103694" calcext:value-type="float">
            <text:p>-6.103694</text:p>
          </table:table-cell>
          <table:table-cell office:value-type="float" office:value="57.72451" calcext:value-type="float">
            <text:p>57.72451</text:p>
          </table:table-cell>
          <table:table-cell office:value-type="float" office:value="-15.229136" calcext:value-type="float">
            <text:p>-15.229136</text:p>
          </table:table-cell>
          <table:table-cell/>
          <table:table-cell table:formula="of:=CONCATENATE(&quot;vertexPosition.push(...[&quot;;[.B2];&quot;, &quot;;[.C2];&quot;, &quot;;[.D2];&quot;]);&quot;)" office:value-type="string" office:string-value="vertexPosition.push(...[-6.103694, 57.72451, -15.229136]);" calcext:value-type="string">
            <text:p>vertexPosition.push(...[-6.103694, 57.72451, -15.22913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/>
          <table:table-cell table:formula="of:=CONCATENATE(&quot;indexes.push(...[&quot;;[.L2];&quot;, &quot;;[.M2];&quot;, &quot;;[.N2];&quot;]);&quot;; )" office:value-type="string" office:string-value="indexes.push(...[81, 59, 82]);" calcext:value-type="string">
            <text:p>indexes.push(...[81, 59, 8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63041" calcext:value-type="float">
            <text:p>-0.863041</text:p>
          </table:table-cell>
          <table:table-cell office:value-type="float" office:value="49.982677" calcext:value-type="float">
            <text:p>49.982677</text:p>
          </table:table-cell>
          <table:table-cell office:value-type="float" office:value="-19.130688" calcext:value-type="float">
            <text:p>-19.130688</text:p>
          </table:table-cell>
          <table:table-cell/>
          <table:table-cell table:formula="of:=CONCATENATE(&quot;vertexPosition.push(...[&quot;;[.B3];&quot;, &quot;;[.C3];&quot;, &quot;;[.D3];&quot;]);&quot;)" office:value-type="string" office:string-value="vertexPosition.push(...[-0.863041, 49.982677, -19.130688]);" calcext:value-type="string">
            <text:p>vertexPosition.push(...[-0.863041, 49.982677, -19.130688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/>
          <table:table-cell table:formula="of:=CONCATENATE(&quot;indexes.push(...[&quot;;[.L3];&quot;, &quot;;[.M3];&quot;, &quot;;[.N3];&quot;]);&quot;; )" office:value-type="string" office:string-value="indexes.push(...[79, 87, 88]);" calcext:value-type="string">
            <text:p>indexes.push(...[79, 87, 88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60761" calcext:value-type="float">
            <text:p>-0.860761</text:p>
          </table:table-cell>
          <table:table-cell office:value-type="float" office:value="57.72451" calcext:value-type="float">
            <text:p>57.72451</text:p>
          </table:table-cell>
          <table:table-cell office:value-type="float" office:value="-15.229136" calcext:value-type="float">
            <text:p>-15.229136</text:p>
          </table:table-cell>
          <table:table-cell/>
          <table:table-cell table:formula="of:=CONCATENATE(&quot;vertexPosition.push(...[&quot;;[.B4];&quot;, &quot;;[.C4];&quot;, &quot;;[.D4];&quot;]);&quot;)" office:value-type="string" office:string-value="vertexPosition.push(...[-0.860761, 57.72451, -15.229136]);" calcext:value-type="string">
            <text:p>vertexPosition.push(...[-0.860761, 57.72451, -15.22913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/>
          <table:table-cell table:formula="of:=CONCATENATE(&quot;indexes.push(...[&quot;;[.L4];&quot;, &quot;;[.M4];&quot;, &quot;;[.N4];&quot;]);&quot;; )" office:value-type="string" office:string-value="indexes.push(...[81, 86, 87]);" calcext:value-type="string">
            <text:p>indexes.push(...[81, 86, 8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63136" calcext:value-type="float">
            <text:p>-8.963136</text:p>
          </table:table-cell>
          <table:table-cell office:value-type="float" office:value="26.808083" calcext:value-type="float">
            <text:p>26.808083</text:p>
          </table:table-cell>
          <table:table-cell office:value-type="float" office:value="8.933335" calcext:value-type="float">
            <text:p>8.933335</text:p>
          </table:table-cell>
          <table:table-cell/>
          <table:table-cell table:formula="of:=CONCATENATE(&quot;vertexPosition.push(...[&quot;;[.B5];&quot;, &quot;;[.C5];&quot;, &quot;;[.D5];&quot;]);&quot;)" office:value-type="string" office:string-value="vertexPosition.push(...[-8.963136, 26.808083, 8.933335]);" calcext:value-type="string">
            <text:p>vertexPosition.push(...[-8.963136, 26.808083, 8.93333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/>
          <table:table-cell table:formula="of:=CONCATENATE(&quot;indexes.push(...[&quot;;[.L5];&quot;, &quot;;[.M5];&quot;, &quot;;[.N5];&quot;]);&quot;; )" office:value-type="string" office:string-value="indexes.push(...[77, 95, 71]);" calcext:value-type="string">
            <text:p>indexes.push(...[77, 95, 71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109126" calcext:value-type="float">
            <text:p>-6.109126</text:p>
          </table:table-cell>
          <table:table-cell office:value-type="float" office:value="11.224567" calcext:value-type="float">
            <text:p>11.224567</text:p>
          </table:table-cell>
          <table:table-cell office:value-type="float" office:value="-19.130688" calcext:value-type="float">
            <text:p>-19.130688</text:p>
          </table:table-cell>
          <table:table-cell/>
          <table:table-cell table:formula="of:=CONCATENATE(&quot;vertexPosition.push(...[&quot;;[.B6];&quot;, &quot;;[.C6];&quot;, &quot;;[.D6];&quot;]);&quot;)" office:value-type="string" office:string-value="vertexPosition.push(...[-6.109126, 11.224567, -19.130688]);" calcext:value-type="string">
            <text:p>vertexPosition.push(...[-6.109126, 11.224567, -19.130688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CONCATENATE(&quot;indexes.push(...[&quot;;[.L6];&quot;, &quot;;[.M6];&quot;, &quot;;[.N6];&quot;]);&quot;; )" office:value-type="string" office:string-value="indexes.push(...[79, 90, 83]);" calcext:value-type="string">
            <text:p>indexes.push(...[79, 90, 83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63041" calcext:value-type="float">
            <text:p>-0.863041</text:p>
          </table:table-cell>
          <table:table-cell office:value-type="float" office:value="11.224567" calcext:value-type="float">
            <text:p>11.224567</text:p>
          </table:table-cell>
          <table:table-cell office:value-type="float" office:value="-19.130688" calcext:value-type="float">
            <text:p>-19.130688</text:p>
          </table:table-cell>
          <table:table-cell/>
          <table:table-cell table:formula="of:=CONCATENATE(&quot;vertexPosition.push(...[&quot;;[.B7];&quot;, &quot;;[.C7];&quot;, &quot;;[.D7];&quot;]);&quot;)" office:value-type="string" office:string-value="vertexPosition.push(...[-0.863041, 11.224567, -19.130688]);" calcext:value-type="string">
            <text:p>vertexPosition.push(...[-0.863041, 11.224567, -19.130688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/>
          <table:table-cell table:formula="of:=CONCATENATE(&quot;indexes.push(...[&quot;;[.L7];&quot;, &quot;;[.M7];&quot;, &quot;;[.N7];&quot;]);&quot;; )" office:value-type="string" office:string-value="indexes.push(...[83, 90, 91]);" calcext:value-type="string">
            <text:p>indexes.push(...[83, 90, 91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75714" calcext:value-type="float">
            <text:p>1.875714</text:p>
          </table:table-cell>
          <table:table-cell office:value-type="float" office:value="57.731033" calcext:value-type="float">
            <text:p>57.731033</text:p>
          </table:table-cell>
          <table:table-cell office:value-type="float" office:value="-15.218789" calcext:value-type="float">
            <text:p>-15.218789</text:p>
          </table:table-cell>
          <table:table-cell/>
          <table:table-cell table:formula="of:=CONCATENATE(&quot;vertexPosition.push(...[&quot;;[.B8];&quot;, &quot;;[.C8];&quot;, &quot;;[.D8];&quot;]);&quot;)" office:value-type="string" office:string-value="vertexPosition.push(...[1.875714, 57.731033, -15.218789]);" calcext:value-type="string">
            <text:p>vertexPosition.push(...[1.875714, 57.731033, -15.218789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NCATENATE(&quot;indexes.push(...[&quot;;[.L8];&quot;, &quot;;[.M8];&quot;, &quot;;[.N8];&quot;]);&quot;; )" office:value-type="string" office:string-value="indexes.push(...[71, 93, 42]);" calcext:value-type="string">
            <text:p>indexes.push(...[71, 93, 4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18646" calcext:value-type="float">
            <text:p>7.118646</text:p>
          </table:table-cell>
          <table:table-cell office:value-type="float" office:value="57.731033" calcext:value-type="float">
            <text:p>57.731033</text:p>
          </table:table-cell>
          <table:table-cell office:value-type="float" office:value="-15.218789" calcext:value-type="float">
            <text:p>-15.218789</text:p>
          </table:table-cell>
          <table:table-cell/>
          <table:table-cell table:formula="of:=CONCATENATE(&quot;vertexPosition.push(...[&quot;;[.B9];&quot;, &quot;;[.C9];&quot;, &quot;;[.D9];&quot;]);&quot;)" office:value-type="string" office:string-value="vertexPosition.push(...[7.118646, 57.731033, -15.218789]);" calcext:value-type="string">
            <text:p>vertexPosition.push(...[7.118646, 57.731033, -15.218789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CONCATENATE(&quot;indexes.push(...[&quot;;[.L9];&quot;, &quot;;[.M9];&quot;, &quot;;[.N9];&quot;]);&quot;; )" office:value-type="string" office:string-value="indexes.push(...[85, 88, 71]);" calcext:value-type="string">
            <text:p>indexes.push(...[85, 88, 71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76764" calcext:value-type="float">
            <text:p>1.876764</text:p>
          </table:table-cell>
          <table:table-cell office:value-type="float" office:value="49.982677" calcext:value-type="float">
            <text:p>49.982677</text:p>
          </table:table-cell>
          <table:table-cell office:value-type="float" office:value="-19.130688" calcext:value-type="float">
            <text:p>-19.130688</text:p>
          </table:table-cell>
          <table:table-cell/>
          <table:table-cell table:formula="of:=CONCATENATE(&quot;vertexPosition.push(...[&quot;;[.B10];&quot;, &quot;;[.C10];&quot;, &quot;;[.D10];&quot;]);&quot;)" office:value-type="string" office:string-value="vertexPosition.push(...[1.876764, 49.982677, -19.130688]);" calcext:value-type="string">
            <text:p>vertexPosition.push(...[1.876764, 49.982677, -19.130688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/>
          <table:table-cell table:formula="of:=CONCATENATE(&quot;indexes.push(...[&quot;;[.L10];&quot;, &quot;;[.M10];&quot;, &quot;;[.N10];&quot;]);&quot;; )" office:value-type="string" office:string-value="indexes.push(...[86, 77, 87]);" calcext:value-type="string">
            <text:p>indexes.push(...[86, 77, 8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40412" calcext:value-type="float">
            <text:p>7.140412</text:p>
          </table:table-cell>
          <table:table-cell office:value-type="float" office:value="57.724445" calcext:value-type="float">
            <text:p>57.724445</text:p>
          </table:table-cell>
          <table:table-cell office:value-type="float" office:value="-3.047638" calcext:value-type="float">
            <text:p>-3.047638</text:p>
          </table:table-cell>
          <table:table-cell/>
          <table:table-cell table:formula="of:=CONCATENATE(&quot;vertexPosition.push(...[&quot;;[.B11];&quot;, &quot;;[.C11];&quot;, &quot;;[.D11];&quot;]);&quot;)" office:value-type="string" office:string-value="vertexPosition.push(...[7.140412, 57.724445, -3.047638]);" calcext:value-type="string">
            <text:p>vertexPosition.push(...[7.140412, 57.724445, -3.047638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CONCATENATE(&quot;indexes.push(...[&quot;;[.L11];&quot;, &quot;;[.M11];&quot;, &quot;;[.N11];&quot;]);&quot;; )" office:value-type="string" office:string-value="indexes.push(...[14, 97, 100]);" calcext:value-type="string">
            <text:p>indexes.push(...[14, 97, 100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2285" calcext:value-type="float">
            <text:p>7.12285</text:p>
          </table:table-cell>
          <table:table-cell office:value-type="float" office:value="49.982677" calcext:value-type="float">
            <text:p>49.982677</text:p>
          </table:table-cell>
          <table:table-cell office:value-type="float" office:value="-19.130688" calcext:value-type="float">
            <text:p>-19.130688</text:p>
          </table:table-cell>
          <table:table-cell/>
          <table:table-cell table:formula="of:=CONCATENATE(&quot;vertexPosition.push(...[&quot;;[.B12];&quot;, &quot;;[.C12];&quot;, &quot;;[.D12];&quot;]);&quot;)" office:value-type="string" office:string-value="vertexPosition.push(...[7.12285, 49.982677, -19.130688]);" calcext:value-type="string">
            <text:p>vertexPosition.push(...[7.12285, 49.982677, -19.130688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NCATENATE(&quot;indexes.push(...[&quot;;[.L12];&quot;, &quot;;[.M12];&quot;, &quot;;[.N12];&quot;]);&quot;; )" office:value-type="string" office:string-value="indexes.push(...[89, 91, 90]);" calcext:value-type="string">
            <text:p>indexes.push(...[89, 91, 90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40412" calcext:value-type="float">
            <text:p>7.140412</text:p>
          </table:table-cell>
          <table:table-cell office:value-type="float" office:value="57.724445" calcext:value-type="float">
            <text:p>57.724445</text:p>
          </table:table-cell>
          <table:table-cell office:value-type="float" office:value="-2.339318" calcext:value-type="float">
            <text:p>-2.339318</text:p>
          </table:table-cell>
          <table:table-cell/>
          <table:table-cell table:formula="of:=CONCATENATE(&quot;vertexPosition.push(...[&quot;;[.B13];&quot;, &quot;;[.C13];&quot;, &quot;;[.D13];&quot;]);&quot;)" office:value-type="string" office:string-value="vertexPosition.push(...[7.140412, 57.724445, -2.339318]);" calcext:value-type="string">
            <text:p>vertexPosition.push(...[7.140412, 57.724445, -2.339318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/>
          <table:table-cell table:formula="of:=CONCATENATE(&quot;indexes.push(...[&quot;;[.L13];&quot;, &quot;;[.M13];&quot;, &quot;;[.N13];&quot;]);&quot;; )" office:value-type="string" office:string-value="indexes.push(...[85, 92, 88]);" calcext:value-type="string">
            <text:p>indexes.push(...[85, 92, 88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01098" calcext:value-type="float">
            <text:p>-8.901098</text:p>
          </table:table-cell>
          <table:table-cell office:value-type="float" office:value="8.313175" calcext:value-type="float">
            <text:p>8.313175</text:p>
          </table:table-cell>
          <table:table-cell office:value-type="float" office:value="16.906099" calcext:value-type="float">
            <text:p>16.906099</text:p>
          </table:table-cell>
          <table:table-cell/>
          <table:table-cell table:formula="of:=CONCATENATE(&quot;vertexPosition.push(...[&quot;;[.B14];&quot;, &quot;;[.C14];&quot;, &quot;;[.D14];&quot;]);&quot;)" office:value-type="string" office:string-value="vertexPosition.push(...[-8.901098, 8.313175, 16.906099]);" calcext:value-type="string">
            <text:p>vertexPosition.push(...[-8.901098, 8.313175, 16.906099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  <table:table-cell table:formula="of:=CONCATENATE(&quot;indexes.push(...[&quot;;[.L14];&quot;, &quot;;[.M14];&quot;, &quot;;[.N14];&quot;]);&quot;; )" office:value-type="string" office:string-value="indexes.push(...[100, 98, 99]);" calcext:value-type="string">
            <text:p>indexes.push(...[100, 98, 99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76764" calcext:value-type="float">
            <text:p>1.876764</text:p>
          </table:table-cell>
          <table:table-cell office:value-type="float" office:value="11.224567" calcext:value-type="float">
            <text:p>11.224567</text:p>
          </table:table-cell>
          <table:table-cell office:value-type="float" office:value="-19.130688" calcext:value-type="float">
            <text:p>-19.130688</text:p>
          </table:table-cell>
          <table:table-cell/>
          <table:table-cell table:formula="of:=CONCATENATE(&quot;vertexPosition.push(...[&quot;;[.B15];&quot;, &quot;;[.C15];&quot;, &quot;;[.D15];&quot;]);&quot;)" office:value-type="string" office:string-value="vertexPosition.push(...[1.876764, 11.224567, -19.130688]);" calcext:value-type="string">
            <text:p>vertexPosition.push(...[1.876764, 11.224567, -19.130688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/>
          <table:table-cell table:formula="of:=CONCATENATE(&quot;indexes.push(...[&quot;;[.L15];&quot;, &quot;;[.M15];&quot;, &quot;;[.N15];&quot;]);&quot;; )" office:value-type="string" office:string-value="indexes.push(...[99, 78, 74]);" calcext:value-type="string">
            <text:p>indexes.push(...[99, 78, 74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9748" calcext:value-type="float">
            <text:p>1.89748</text:p>
          </table:table-cell>
          <table:table-cell office:value-type="float" office:value="57.724445" calcext:value-type="float">
            <text:p>57.724445</text:p>
          </table:table-cell>
          <table:table-cell office:value-type="float" office:value="-3.047638" calcext:value-type="float">
            <text:p>-3.047638</text:p>
          </table:table-cell>
          <table:table-cell/>
          <table:table-cell table:formula="of:=CONCATENATE(&quot;vertexPosition.push(...[&quot;;[.B16];&quot;, &quot;;[.C16];&quot;, &quot;;[.D16];&quot;]);&quot;)" office:value-type="string" office:string-value="vertexPosition.push(...[1.89748, 57.724445, -3.047638]);" calcext:value-type="string">
            <text:p>vertexPosition.push(...[1.89748, 57.724445, -3.047638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NCATENATE(&quot;indexes.push(...[&quot;;[.L16];&quot;, &quot;;[.M16];&quot;, &quot;;[.N16];&quot;]);&quot;; )" office:value-type="string" office:string-value="indexes.push(...[100, 74, 14]);" calcext:value-type="string">
            <text:p>indexes.push(...[100, 74, 14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9748" calcext:value-type="float">
            <text:p>1.89748</text:p>
          </table:table-cell>
          <table:table-cell office:value-type="float" office:value="57.724445" calcext:value-type="float">
            <text:p>57.724445</text:p>
          </table:table-cell>
          <table:table-cell office:value-type="float" office:value="-2.339317" calcext:value-type="float">
            <text:p>-2.339317</text:p>
          </table:table-cell>
          <table:table-cell/>
          <table:table-cell table:formula="of:=CONCATENATE(&quot;vertexPosition.push(...[&quot;;[.B17];&quot;, &quot;;[.C17];&quot;, &quot;;[.D17];&quot;]);&quot;)" office:value-type="string" office:string-value="vertexPosition.push(...[1.89748, 57.724445, -2.339317]);" calcext:value-type="string">
            <text:p>vertexPosition.push(...[1.89748, 57.724445, -2.33931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94" calcext:value-type="float">
            <text:p>94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CONCATENATE(&quot;indexes.push(...[&quot;;[.L17];&quot;, &quot;;[.M17];&quot;, &quot;;[.N17];&quot;]);&quot;; )" office:value-type="string" office:string-value="indexes.push(...[94, 200, 195]);" calcext:value-type="string">
            <text:p>indexes.push(...[94, 200, 19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2285" calcext:value-type="float">
            <text:p>7.12285</text:p>
          </table:table-cell>
          <table:table-cell office:value-type="float" office:value="11.224567" calcext:value-type="float">
            <text:p>11.224567</text:p>
          </table:table-cell>
          <table:table-cell office:value-type="float" office:value="-19.130688" calcext:value-type="float">
            <text:p>-19.130688</text:p>
          </table:table-cell>
          <table:table-cell/>
          <table:table-cell table:formula="of:=CONCATENATE(&quot;vertexPosition.push(...[&quot;;[.B18];&quot;, &quot;;[.C18];&quot;, &quot;;[.D18];&quot;]);&quot;)" office:value-type="string" office:string-value="vertexPosition.push(...[7.12285, 11.224567, -19.130688]);" calcext:value-type="string">
            <text:p>vertexPosition.push(...[7.12285, 11.224567, -19.130688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CONCATENATE(&quot;indexes.push(...[&quot;;[.L18];&quot;, &quot;;[.M18];&quot;, &quot;;[.N18];&quot;]);&quot;; )" office:value-type="string" office:string-value="indexes.push(...[201, 197, 196]);" calcext:value-type="string">
            <text:p>indexes.push(...[201, 197, 196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38996" calcext:value-type="float">
            <text:p>-0.838996</text:p>
          </table:table-cell>
          <table:table-cell office:value-type="float" office:value="57.730972" calcext:value-type="float">
            <text:p>57.730972</text:p>
          </table:table-cell>
          <table:table-cell office:value-type="float" office:value="-2.349664" calcext:value-type="float">
            <text:p>-2.349664</text:p>
          </table:table-cell>
          <table:table-cell/>
          <table:table-cell table:formula="of:=CONCATENATE(&quot;vertexPosition.push(...[&quot;;[.B19];&quot;, &quot;;[.C19];&quot;, &quot;;[.D19];&quot;]);&quot;)" office:value-type="string" office:string-value="vertexPosition.push(...[-0.838996, 57.730972, -2.349664]);" calcext:value-type="string">
            <text:p>vertexPosition.push(...[-0.838996, 57.730972, -2.34966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CONCATENATE(&quot;indexes.push(...[&quot;;[.L19];&quot;, &quot;;[.M19];&quot;, &quot;;[.N19];&quot;]);&quot;; )" office:value-type="string" office:string-value="indexes.push(...[95, 135, 136]);" calcext:value-type="string">
            <text:p>indexes.push(...[95, 135, 136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20996" calcext:value-type="float">
            <text:p>10.020996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17.542046" calcext:value-type="float">
            <text:p>-17.542046</text:p>
          </table:table-cell>
          <table:table-cell/>
          <table:table-cell table:formula="of:=CONCATENATE(&quot;vertexPosition.push(...[&quot;;[.B20];&quot;, &quot;;[.C20];&quot;, &quot;;[.D20];&quot;]);&quot;)" office:value-type="string" office:string-value="vertexPosition.push(...[10.020996, 49.983097, -17.542046]);" calcext:value-type="string">
            <text:p>vertexPosition.push(...[10.020996, 49.983097, -17.54204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CONCATENATE(&quot;indexes.push(...[&quot;;[.L20];&quot;, &quot;;[.M20];&quot;, &quot;;[.N20];&quot;]);&quot;; )" office:value-type="string" office:string-value="indexes.push(...[96, 77, 202]);" calcext:value-type="string">
            <text:p>indexes.push(...[96, 77, 20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081929" calcext:value-type="float">
            <text:p>-6.081929</text:p>
          </table:table-cell>
          <table:table-cell office:value-type="float" office:value="57.730972" calcext:value-type="float">
            <text:p>57.730972</text:p>
          </table:table-cell>
          <table:table-cell office:value-type="float" office:value="-2.349663" calcext:value-type="float">
            <text:p>-2.349663</text:p>
          </table:table-cell>
          <table:table-cell/>
          <table:table-cell table:formula="of:=CONCATENATE(&quot;vertexPosition.push(...[&quot;;[.B21];&quot;, &quot;;[.C21];&quot;, &quot;;[.D21];&quot;]);&quot;)" office:value-type="string" office:string-value="vertexPosition.push(...[-6.081929, 57.730972, -2.349663]);" calcext:value-type="string">
            <text:p>vertexPosition.push(...[-6.081929, 57.730972, -2.349663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CONCATENATE(&quot;indexes.push(...[&quot;;[.L21];&quot;, &quot;;[.M21];&quot;, &quot;;[.N21];&quot;]);&quot;; )" office:value-type="string" office:string-value="indexes.push(...[65, 105, 106]);" calcext:value-type="string">
            <text:p>indexes.push(...[65, 105, 106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40368" calcext:value-type="float">
            <text:p>7.140368</text:p>
          </table:table-cell>
          <table:table-cell office:value-type="float" office:value="49.976704" calcext:value-type="float">
            <text:p>49.976704</text:p>
          </table:table-cell>
          <table:table-cell office:value-type="float" office:value="-0.043055" calcext:value-type="float">
            <text:p>-0.043055</text:p>
          </table:table-cell>
          <table:table-cell/>
          <table:table-cell table:formula="of:=CONCATENATE(&quot;vertexPosition.push(...[&quot;;[.B22];&quot;, &quot;;[.C22];&quot;, &quot;;[.D22];&quot;]);&quot;)" office:value-type="string" office:string-value="vertexPosition.push(...[7.140368, 49.976704, -0.043055]);" calcext:value-type="string">
            <text:p>vertexPosition.push(...[7.140368, 49.976704, -0.04305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/>
          <table:table-cell table:formula="of:=CONCATENATE(&quot;indexes.push(...[&quot;;[.L22];&quot;, &quot;;[.M22];&quot;, &quot;;[.N22];&quot;]);&quot;; )" office:value-type="string" office:string-value="indexes.push(...[59, 98, 97]);" calcext:value-type="string">
            <text:p>indexes.push(...[59, 98, 9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40368" calcext:value-type="float">
            <text:p>7.140368</text:p>
          </table:table-cell>
          <table:table-cell office:value-type="float" office:value="49.976704" calcext:value-type="float">
            <text:p>49.976704</text:p>
          </table:table-cell>
          <table:table-cell office:value-type="float" office:value="0.665265" calcext:value-type="float">
            <text:p>0.665265</text:p>
          </table:table-cell>
          <table:table-cell/>
          <table:table-cell table:formula="of:=CONCATENATE(&quot;vertexPosition.push(...[&quot;;[.B23];&quot;, &quot;;[.C23];&quot;, &quot;;[.D23];&quot;]);&quot;)" office:value-type="string" office:string-value="vertexPosition.push(...[7.140368, 49.976704, 0.665265]);" calcext:value-type="string">
            <text:p>vertexPosition.push(...[7.140368, 49.976704, 0.66526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CONCATENATE(&quot;indexes.push(...[&quot;;[.L23];&quot;, &quot;;[.M23];&quot;, &quot;;[.N23];&quot;]);&quot;; )" office:value-type="string" office:string-value="indexes.push(...[140, 139, 142]);" calcext:value-type="string">
            <text:p>indexes.push(...[140, 139, 14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6701" calcext:value-type="float">
            <text:p>-8.96701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17.542046" calcext:value-type="float">
            <text:p>-17.542046</text:p>
          </table:table-cell>
          <table:table-cell/>
          <table:table-cell table:formula="of:=CONCATENATE(&quot;vertexPosition.push(...[&quot;;[.B24];&quot;, &quot;;[.C24];&quot;, &quot;;[.D24];&quot;]);&quot;)" office:value-type="string" office:string-value="vertexPosition.push(...[-8.96701, 49.983097, -17.542046]);" calcext:value-type="string">
            <text:p>vertexPosition.push(...[-8.96701, 49.983097, -17.54204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NCATENATE(&quot;indexes.push(...[&quot;;[.L24];&quot;, &quot;;[.M24];&quot;, &quot;;[.N24];&quot;]);&quot;; )" office:value-type="string" office:string-value="indexes.push(...[18, 10, 12]);" calcext:value-type="string">
            <text:p>indexes.push(...[18, 10, 1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23545" calcext:value-type="float">
            <text:p>10.023545</text:p>
          </table:table-cell>
          <table:table-cell office:value-type="float" office:value="49.978329" calcext:value-type="float">
            <text:p>49.978329</text:p>
          </table:table-cell>
          <table:table-cell office:value-type="float" office:value="-3.053574" calcext:value-type="float">
            <text:p>-3.053574</text:p>
          </table:table-cell>
          <table:table-cell/>
          <table:table-cell table:formula="of:=CONCATENATE(&quot;vertexPosition.push(...[&quot;;[.B25];&quot;, &quot;;[.C25];&quot;, &quot;;[.D25];&quot;]);&quot;)" office:value-type="string" office:string-value="vertexPosition.push(...[10.023545, 49.978329, -3.053574]);" calcext:value-type="string">
            <text:p>vertexPosition.push(...[10.023545, 49.978329, -3.05357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49" calcext:value-type="float">
            <text:p>149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indexes.push(...[&quot;;[.L25];&quot;, &quot;;[.M25];&quot;, &quot;;[.N25];&quot;]);&quot;; )" office:value-type="string" office:string-value="indexes.push(...[149, 56, 5]);" calcext:value-type="string">
            <text:p>indexes.push(...[149, 56, 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97435" calcext:value-type="float">
            <text:p>1.897435</text:p>
          </table:table-cell>
          <table:table-cell office:value-type="float" office:value="49.976704" calcext:value-type="float">
            <text:p>49.976704</text:p>
          </table:table-cell>
          <table:table-cell office:value-type="float" office:value="-0.043055" calcext:value-type="float">
            <text:p>-0.043055</text:p>
          </table:table-cell>
          <table:table-cell/>
          <table:table-cell table:formula="of:=CONCATENATE(&quot;vertexPosition.push(...[&quot;;[.B26];&quot;, &quot;;[.C26];&quot;, &quot;;[.D26];&quot;]);&quot;)" office:value-type="string" office:string-value="vertexPosition.push(...[1.897435, 49.976704, -0.043055]);" calcext:value-type="string">
            <text:p>vertexPosition.push(...[1.897435, 49.976704, -0.04305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CONCATENATE(&quot;indexes.push(...[&quot;;[.L26];&quot;, &quot;;[.M26];&quot;, &quot;;[.N26];&quot;]);&quot;; )" office:value-type="string" office:string-value="indexes.push(...[208, 200, 101]);" calcext:value-type="string">
            <text:p>indexes.push(...[208, 200, 101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6446" calcext:value-type="float">
            <text:p>-8.96446</text:p>
          </table:table-cell>
          <table:table-cell office:value-type="float" office:value="57.731583" calcext:value-type="float">
            <text:p>57.731583</text:p>
          </table:table-cell>
          <table:table-cell office:value-type="float" office:value="-3.053574" calcext:value-type="float">
            <text:p>-3.053574</text:p>
          </table:table-cell>
          <table:table-cell/>
          <table:table-cell table:formula="of:=CONCATENATE(&quot;vertexPosition.push(...[&quot;;[.B27];&quot;, &quot;;[.C27];&quot;, &quot;;[.D27];&quot;]);&quot;)" office:value-type="string" office:string-value="vertexPosition.push(...[-8.96446, 57.731583, -3.053574]);" calcext:value-type="string">
            <text:p>vertexPosition.push(...[-8.96446, 57.731583, -3.05357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CONCATENATE(&quot;indexes.push(...[&quot;;[.L27];&quot;, &quot;;[.M27];&quot;, &quot;;[.N27];&quot;]);&quot;; )" office:value-type="string" office:string-value="indexes.push(...[111, 73, 103]);" calcext:value-type="string">
            <text:p>indexes.push(...[111, 73, 103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63136" calcext:value-type="float">
            <text:p>-8.963136</text:p>
          </table:table-cell>
          <table:table-cell office:value-type="float" office:value="19.054832" calcext:value-type="float">
            <text:p>19.054832</text:p>
          </table:table-cell>
          <table:table-cell office:value-type="float" office:value="8.933335" calcext:value-type="float">
            <text:p>8.933335</text:p>
          </table:table-cell>
          <table:table-cell/>
          <table:table-cell table:formula="of:=CONCATENATE(&quot;vertexPosition.push(...[&quot;;[.B28];&quot;, &quot;;[.C28];&quot;, &quot;;[.D28];&quot;]);&quot;)" office:value-type="string" office:string-value="vertexPosition.push(...[-8.963136, 19.054832, 8.933335]);" calcext:value-type="string">
            <text:p>vertexPosition.push(...[-8.963136, 19.054832, 8.93333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CONCATENATE(&quot;indexes.push(...[&quot;;[.L28];&quot;, &quot;;[.M28];&quot;, &quot;;[.N28];&quot;]);&quot;; )" office:value-type="string" office:string-value="indexes.push(...[198, 209, 206]);" calcext:value-type="string">
            <text:p>indexes.push(...[198, 209, 206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97435" calcext:value-type="float">
            <text:p>1.897435</text:p>
          </table:table-cell>
          <table:table-cell office:value-type="float" office:value="49.976704" calcext:value-type="float">
            <text:p>49.976704</text:p>
          </table:table-cell>
          <table:table-cell office:value-type="float" office:value="0.665266" calcext:value-type="float">
            <text:p>0.665266</text:p>
          </table:table-cell>
          <table:table-cell/>
          <table:table-cell table:formula="of:=CONCATENATE(&quot;vertexPosition.push(...[&quot;;[.B29];&quot;, &quot;;[.C29];&quot;, &quot;;[.D29];&quot;]);&quot;)" office:value-type="string" office:string-value="vertexPosition.push(...[1.897435, 49.976704, 0.665266]);" calcext:value-type="string">
            <text:p>vertexPosition.push(...[1.897435, 49.976704, 0.66526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CONCATENATE(&quot;indexes.push(...[&quot;;[.L29];&quot;, &quot;;[.M29];&quot;, &quot;;[.N29];&quot;]);&quot;; )" office:value-type="string" office:string-value="indexes.push(...[69, 153, 158]);" calcext:value-type="string">
            <text:p>indexes.push(...[69, 153, 158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23545" calcext:value-type="float">
            <text:p>10.023545</text:p>
          </table:table-cell>
          <table:table-cell office:value-type="float" office:value="57.731583" calcext:value-type="float">
            <text:p>57.731583</text:p>
          </table:table-cell>
          <table:table-cell office:value-type="float" office:value="-3.053574" calcext:value-type="float">
            <text:p>-3.053574</text:p>
          </table:table-cell>
          <table:table-cell/>
          <table:table-cell table:formula="of:=CONCATENATE(&quot;vertexPosition.push(...[&quot;;[.B30];&quot;, &quot;;[.C30];&quot;, &quot;;[.D30];&quot;]);&quot;)" office:value-type="string" office:string-value="vertexPosition.push(...[10.023545, 57.731583, -3.053574]);" calcext:value-type="string">
            <text:p>vertexPosition.push(...[10.023545, 57.731583, -3.05357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CONCATENATE(&quot;indexes.push(...[&quot;;[.L30];&quot;, &quot;;[.M30];&quot;, &quot;;[.N30];&quot;]);&quot;; )" office:value-type="string" office:string-value="indexes.push(...[49, 207, 210]);" calcext:value-type="string">
            <text:p>indexes.push(...[49, 207, 210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39041" calcext:value-type="float">
            <text:p>-0.839041</text:p>
          </table:table-cell>
          <table:table-cell office:value-type="float" office:value="49.983231" calcext:value-type="float">
            <text:p>49.983231</text:p>
          </table:table-cell>
          <table:table-cell office:value-type="float" office:value="-0.053402" calcext:value-type="float">
            <text:p>-0.053402</text:p>
          </table:table-cell>
          <table:table-cell/>
          <table:table-cell table:formula="of:=CONCATENATE(&quot;vertexPosition.push(...[&quot;;[.B31];&quot;, &quot;;[.C31];&quot;, &quot;;[.D31];&quot;]);&quot;)" office:value-type="string" office:string-value="vertexPosition.push(...[-0.839041, 49.983231, -0.053402]);" calcext:value-type="string">
            <text:p>vertexPosition.push(...[-0.839041, 49.983231, -0.053402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09" calcext:value-type="float">
            <text:p>209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CONCATENATE(&quot;indexes.push(...[&quot;;[.L31];&quot;, &quot;;[.M31];&quot;, &quot;;[.N31];&quot;]);&quot;; )" office:value-type="string" office:string-value="indexes.push(...[209, 213, 206]);" calcext:value-type="string">
            <text:p>indexes.push(...[209, 213, 206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23545" calcext:value-type="float">
            <text:p>10.023545</text:p>
          </table:table-cell>
          <table:table-cell office:value-type="float" office:value="49.978329" calcext:value-type="float">
            <text:p>49.978329</text:p>
          </table:table-cell>
          <table:table-cell office:value-type="float" office:value="-14.522326" calcext:value-type="float">
            <text:p>-14.522326</text:p>
          </table:table-cell>
          <table:table-cell/>
          <table:table-cell table:formula="of:=CONCATENATE(&quot;vertexPosition.push(...[&quot;;[.B32];&quot;, &quot;;[.C32];&quot;, &quot;;[.D32];&quot;]);&quot;)" office:value-type="string" office:string-value="vertexPosition.push(...[10.023545, 49.978329, -14.522326]);" calcext:value-type="string">
            <text:p>vertexPosition.push(...[10.023545, 49.978329, -14.52232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CONCATENATE(&quot;indexes.push(...[&quot;;[.L32];&quot;, &quot;;[.M32];&quot;, &quot;;[.N32];&quot;]);&quot;; )" office:value-type="string" office:string-value="indexes.push(...[211, 208, 110]);" calcext:value-type="string">
            <text:p>indexes.push(...[211, 208, 110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39041" calcext:value-type="float">
            <text:p>-0.839041</text:p>
          </table:table-cell>
          <table:table-cell office:value-type="float" office:value="49.983231" calcext:value-type="float">
            <text:p>49.983231</text:p>
          </table:table-cell>
          <table:table-cell office:value-type="float" office:value="0.654919" calcext:value-type="float">
            <text:p>0.654919</text:p>
          </table:table-cell>
          <table:table-cell/>
          <table:table-cell table:formula="of:=CONCATENATE(&quot;vertexPosition.push(...[&quot;;[.B33];&quot;, &quot;;[.C33];&quot;, &quot;;[.D33];&quot;]);&quot;)" office:value-type="string" office:string-value="vertexPosition.push(...[-0.839041, 49.983231, 0.654919]);" calcext:value-type="string">
            <text:p>vertexPosition.push(...[-0.839041, 49.983231, 0.654919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CONCATENATE(&quot;indexes.push(...[&quot;;[.L33];&quot;, &quot;;[.M33];&quot;, &quot;;[.N33];&quot;]);&quot;; )" office:value-type="string" office:string-value="indexes.push(...[124, 27, 36]);" calcext:value-type="string">
            <text:p>indexes.push(...[124, 27, 36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23545" calcext:value-type="float">
            <text:p>10.023545</text:p>
          </table:table-cell>
          <table:table-cell office:value-type="float" office:value="57.731583" calcext:value-type="float">
            <text:p>57.731583</text:p>
          </table:table-cell>
          <table:table-cell office:value-type="float" office:value="-14.522326" calcext:value-type="float">
            <text:p>-14.522326</text:p>
          </table:table-cell>
          <table:table-cell/>
          <table:table-cell table:formula="of:=CONCATENATE(&quot;vertexPosition.push(...[&quot;;[.B34];&quot;, &quot;;[.C34];&quot;, &quot;;[.D34];&quot;]);&quot;)" office:value-type="string" office:string-value="vertexPosition.push(...[10.023545, 57.731583, -14.522326]);" calcext:value-type="string">
            <text:p>vertexPosition.push(...[10.023545, 57.731583, -14.52232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215" calcext:value-type="float">
            <text:p>215</text:p>
          </table:table-cell>
          <table:table-cell office:value-type="float" office:value="54" calcext:value-type="float">
            <text:p>54</text:p>
          </table:table-cell>
          <table:table-cell/>
          <table:table-cell table:formula="of:=CONCATENATE(&quot;indexes.push(...[&quot;;[.L34];&quot;, &quot;;[.M34];&quot;, &quot;;[.N34];&quot;]);&quot;; )" office:value-type="string" office:string-value="indexes.push(...[49, 215, 54]);" calcext:value-type="string">
            <text:p>indexes.push(...[49, 215, 54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081974" calcext:value-type="float">
            <text:p>-6.081974</text:p>
          </table:table-cell>
          <table:table-cell office:value-type="float" office:value="49.983231" calcext:value-type="float">
            <text:p>49.983231</text:p>
          </table:table-cell>
          <table:table-cell office:value-type="float" office:value="-0.0534" calcext:value-type="float">
            <text:p>-0.0534</text:p>
          </table:table-cell>
          <table:table-cell/>
          <table:table-cell table:formula="of:=CONCATENATE(&quot;vertexPosition.push(...[&quot;;[.B35];&quot;, &quot;;[.C35];&quot;, &quot;;[.D35];&quot;]);&quot;)" office:value-type="string" office:string-value="vertexPosition.push(...[-6.081974, 49.983231, -0.0534]);" calcext:value-type="string">
            <text:p>vertexPosition.push(...[-6.081974, 49.983231, -0.053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13" calcext:value-type="float">
            <text:p>213</text:p>
          </table:table-cell>
          <table:table-cell office:value-type="float" office:value="217" calcext:value-type="float">
            <text:p>217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CONCATENATE(&quot;indexes.push(...[&quot;;[.L35];&quot;, &quot;;[.M35];&quot;, &quot;;[.N35];&quot;]);&quot;; )" office:value-type="string" office:string-value="indexes.push(...[213, 217, 214]);" calcext:value-type="string">
            <text:p>indexes.push(...[213, 217, 214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6446" calcext:value-type="float">
            <text:p>-8.96446</text:p>
          </table:table-cell>
          <table:table-cell office:value-type="float" office:value="57.731583" calcext:value-type="float">
            <text:p>57.731583</text:p>
          </table:table-cell>
          <table:table-cell office:value-type="float" office:value="-14.522326" calcext:value-type="float">
            <text:p>-14.522326</text:p>
          </table:table-cell>
          <table:table-cell/>
          <table:table-cell table:formula="of:=CONCATENATE(&quot;vertexPosition.push(...[&quot;;[.B36];&quot;, &quot;;[.C36];&quot;, &quot;;[.D36];&quot;]);&quot;)" office:value-type="string" office:string-value="vertexPosition.push(...[-8.96446, 57.731583, -14.522326]);" calcext:value-type="string">
            <text:p>vertexPosition.push(...[-8.96446, 57.731583, -14.52232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CONCATENATE(&quot;indexes.push(...[&quot;;[.L36];&quot;, &quot;;[.M36];&quot;, &quot;;[.N36];&quot;]);&quot;; )" office:value-type="string" office:string-value="indexes.push(...[63, 216, 211]);" calcext:value-type="string">
            <text:p>indexes.push(...[63, 216, 211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081974" calcext:value-type="float">
            <text:p>-6.081974</text:p>
          </table:table-cell>
          <table:table-cell office:value-type="float" office:value="49.983231" calcext:value-type="float">
            <text:p>49.983231</text:p>
          </table:table-cell>
          <table:table-cell office:value-type="float" office:value="0.654919" calcext:value-type="float">
            <text:p>0.654919</text:p>
          </table:table-cell>
          <table:table-cell/>
          <table:table-cell table:formula="of:=CONCATENATE(&quot;vertexPosition.push(...[&quot;;[.B37];&quot;, &quot;;[.C37];&quot;, &quot;;[.D37];&quot;]);&quot;)" office:value-type="string" office:string-value="vertexPosition.push(...[-6.081974, 49.983231, 0.654919]);" calcext:value-type="string">
            <text:p>vertexPosition.push(...[-6.081974, 49.983231, 0.654919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13" calcext:value-type="float">
            <text:p>113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CONCATENATE(&quot;indexes.push(...[&quot;;[.L37];&quot;, &quot;;[.M37];&quot;, &quot;;[.N37];&quot;]);&quot;; )" office:value-type="string" office:string-value="indexes.push(...[113, 215, 218]);" calcext:value-type="string">
            <text:p>indexes.push(...[113, 215, 218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20996" calcext:value-type="float">
            <text:p>10.020996</text:p>
          </table:table-cell>
          <table:table-cell office:value-type="float" office:value="34.497124" calcext:value-type="float">
            <text:p>34.497124</text:p>
          </table:table-cell>
          <table:table-cell office:value-type="float" office:value="-17.544807" calcext:value-type="float">
            <text:p>-17.544807</text:p>
          </table:table-cell>
          <table:table-cell/>
          <table:table-cell table:formula="of:=CONCATENATE(&quot;vertexPosition.push(...[&quot;;[.B38];&quot;, &quot;;[.C38];&quot;, &quot;;[.D38];&quot;]);&quot;)" office:value-type="string" office:string-value="vertexPosition.push(...[10.020996, 34.497124, -17.544807]);" calcext:value-type="string">
            <text:p>vertexPosition.push(...[10.020996, 34.497124, -17.54480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/>
          <table:table-cell table:formula="of:=CONCATENATE(&quot;indexes.push(...[&quot;;[.L38];&quot;, &quot;;[.M38];&quot;, &quot;;[.N38];&quot;]);&quot;; )" office:value-type="string" office:string-value="indexes.push(...[214, 220, 219]);" calcext:value-type="string">
            <text:p>indexes.push(...[214, 220, 219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40368" calcext:value-type="float">
            <text:p>7.140368</text:p>
          </table:table-cell>
          <table:table-cell office:value-type="float" office:value="42.238194" calcext:value-type="float">
            <text:p>42.238194</text:p>
          </table:table-cell>
          <table:table-cell office:value-type="float" office:value="2.936096" calcext:value-type="float">
            <text:p>2.936096</text:p>
          </table:table-cell>
          <table:table-cell/>
          <table:table-cell table:formula="of:=CONCATENATE(&quot;vertexPosition.push(...[&quot;;[.B39];&quot;, &quot;;[.C39];&quot;, &quot;;[.D39];&quot;]);&quot;)" office:value-type="string" office:string-value="vertexPosition.push(...[7.140368, 42.238194, 2.936096]);" calcext:value-type="string">
            <text:p>vertexPosition.push(...[7.140368, 42.238194, 2.93609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12" calcext:value-type="float">
            <text:p>212</text:p>
          </table:table-cell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indexes.push(...[&quot;;[.L39];&quot;, &quot;;[.M39];&quot;, &quot;;[.N39];&quot;]);&quot;; )" office:value-type="string" office:string-value="indexes.push(...[212, 196, 7]);" calcext:value-type="string">
            <text:p>indexes.push(...[212, 196, 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20996" calcext:value-type="float">
            <text:p>10.020996</text:p>
          </table:table-cell>
          <table:table-cell office:value-type="float" office:value="42.250378" calcext:value-type="float">
            <text:p>42.250378</text:p>
          </table:table-cell>
          <table:table-cell office:value-type="float" office:value="-17.544807" calcext:value-type="float">
            <text:p>-17.544807</text:p>
          </table:table-cell>
          <table:table-cell/>
          <table:table-cell table:formula="of:=CONCATENATE(&quot;vertexPosition.push(...[&quot;;[.B40];&quot;, &quot;;[.C40];&quot;, &quot;;[.D40];&quot;]);&quot;)" office:value-type="string" office:string-value="vertexPosition.push(...[10.020996, 42.250378, -17.544807]);" calcext:value-type="string">
            <text:p>vertexPosition.push(...[10.020996, 42.250378, -17.54480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CONCATENATE(&quot;indexes.push(...[&quot;;[.L40];&quot;, &quot;;[.M40];&quot;, &quot;;[.N40];&quot;]);&quot;; )" office:value-type="string" office:string-value="indexes.push(...[150, 70, 69]);" calcext:value-type="string">
            <text:p>indexes.push(...[150, 70, 69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40368" calcext:value-type="float">
            <text:p>7.140368</text:p>
          </table:table-cell>
          <table:table-cell office:value-type="float" office:value="42.238194" calcext:value-type="float">
            <text:p>42.238194</text:p>
          </table:table-cell>
          <table:table-cell office:value-type="float" office:value="3.644415" calcext:value-type="float">
            <text:p>3.644415</text:p>
          </table:table-cell>
          <table:table-cell/>
          <table:table-cell table:formula="of:=CONCATENATE(&quot;vertexPosition.push(...[&quot;;[.B41];&quot;, &quot;;[.C41];&quot;, &quot;;[.D41];&quot;]);&quot;)" office:value-type="string" office:string-value="vertexPosition.push(...[7.140368, 42.238194, 3.644415]);" calcext:value-type="string">
            <text:p>vertexPosition.push(...[7.140368, 42.238194, 3.64441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CONCATENATE(&quot;indexes.push(...[&quot;;[.L41];&quot;, &quot;;[.M41];&quot;, &quot;;[.N41];&quot;]);&quot;; )" office:value-type="string" office:string-value="indexes.push(...[156, 155, 117]);" calcext:value-type="string">
            <text:p>indexes.push(...[156, 155, 11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41426" calcext:value-type="float">
            <text:p>-8.941426</text:p>
          </table:table-cell>
          <table:table-cell office:value-type="float" office:value="11.203953" calcext:value-type="float">
            <text:p>11.203953</text:p>
          </table:table-cell>
          <table:table-cell office:value-type="float" office:value="11.936784" calcext:value-type="float">
            <text:p>11.936784</text:p>
          </table:table-cell>
          <table:table-cell/>
          <table:table-cell table:formula="of:=CONCATENATE(&quot;vertexPosition.push(...[&quot;;[.B42];&quot;, &quot;;[.C42];&quot;, &quot;;[.D42];&quot;]);&quot;)" office:value-type="string" office:string-value="vertexPosition.push(...[-8.941426, 11.203953, 11.936784]);" calcext:value-type="string">
            <text:p>vertexPosition.push(...[-8.941426, 11.203953, 11.93678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dexes.push(...[&quot;;[.L42];&quot;, &quot;;[.M42];&quot;, &quot;;[.N42];&quot;]);&quot;; )" office:value-type="string" office:string-value="indexes.push(...[7, 1, 3]);" calcext:value-type="string">
            <text:p>indexes.push(...[7, 1, 3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97435" calcext:value-type="float">
            <text:p>1.897435</text:p>
          </table:table-cell>
          <table:table-cell office:value-type="float" office:value="42.238194" calcext:value-type="float">
            <text:p>42.238194</text:p>
          </table:table-cell>
          <table:table-cell office:value-type="float" office:value="2.936096" calcext:value-type="float">
            <text:p>2.936096</text:p>
          </table:table-cell>
          <table:table-cell/>
          <table:table-cell table:formula="of:=CONCATENATE(&quot;vertexPosition.push(...[&quot;;[.B43];&quot;, &quot;;[.C43];&quot;, &quot;;[.D43];&quot;]);&quot;)" office:value-type="string" office:string-value="vertexPosition.push(...[1.897435, 42.238194, 2.936096]);" calcext:value-type="string">
            <text:p>vertexPosition.push(...[1.897435, 42.238194, 2.93609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CONCATENATE(&quot;indexes.push(...[&quot;;[.L43];&quot;, &quot;;[.M43];&quot;, &quot;;[.N43];&quot;]);&quot;; )" office:value-type="string" office:string-value="indexes.push(...[75, 105, 28]);" calcext:value-type="string">
            <text:p>indexes.push(...[75, 105, 28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6701" calcext:value-type="float">
            <text:p>-8.96701</text:p>
          </table:table-cell>
          <table:table-cell office:value-type="float" office:value="42.250378" calcext:value-type="float">
            <text:p>42.250378</text:p>
          </table:table-cell>
          <table:table-cell office:value-type="float" office:value="-17.544807" calcext:value-type="float">
            <text:p>-17.544807</text:p>
          </table:table-cell>
          <table:table-cell/>
          <table:table-cell table:formula="of:=CONCATENATE(&quot;vertexPosition.push(...[&quot;;[.B44];&quot;, &quot;;[.C44];&quot;, &quot;;[.D44];&quot;]);&quot;)" office:value-type="string" office:string-value="vertexPosition.push(...[-8.96701, 42.250378, -17.544807]);" calcext:value-type="string">
            <text:p>vertexPosition.push(...[-8.96701, 42.250378, -17.54480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221" calcext:value-type="float">
            <text:p>221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CONCATENATE(&quot;indexes.push(...[&quot;;[.L44];&quot;, &quot;;[.M44];&quot;, &quot;;[.N44];&quot;]);&quot;; )" office:value-type="string" office:string-value="indexes.push(...[44, 221, 114]);" calcext:value-type="string">
            <text:p>indexes.push(...[44, 221, 114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97435" calcext:value-type="float">
            <text:p>1.897435</text:p>
          </table:table-cell>
          <table:table-cell office:value-type="float" office:value="42.238194" calcext:value-type="float">
            <text:p>42.238194</text:p>
          </table:table-cell>
          <table:table-cell office:value-type="float" office:value="3.644417" calcext:value-type="float">
            <text:p>3.644417</text:p>
          </table:table-cell>
          <table:table-cell/>
          <table:table-cell table:formula="of:=CONCATENATE(&quot;vertexPosition.push(...[&quot;;[.B45];&quot;, &quot;;[.C45];&quot;, &quot;;[.D45];&quot;]);&quot;)" office:value-type="string" office:string-value="vertexPosition.push(...[1.897435, 42.238194, 3.644417]);" calcext:value-type="string">
            <text:p>vertexPosition.push(...[1.897435, 42.238194, 3.64441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23" calcext:value-type="float">
            <text:p>223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CONCATENATE(&quot;indexes.push(...[&quot;;[.L45];&quot;, &quot;;[.M45];&quot;, &quot;;[.N45];&quot;]);&quot;; )" office:value-type="string" office:string-value="indexes.push(...[223, 220, 224]);" calcext:value-type="string">
            <text:p>indexes.push(...[223, 220, 224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39041" calcext:value-type="float">
            <text:p>-0.839041</text:p>
          </table:table-cell>
          <table:table-cell office:value-type="float" office:value="42.244717" calcext:value-type="float">
            <text:p>42.244717</text:p>
          </table:table-cell>
          <table:table-cell office:value-type="float" office:value="2.92575" calcext:value-type="float">
            <text:p>2.92575</text:p>
          </table:table-cell>
          <table:table-cell/>
          <table:table-cell table:formula="of:=CONCATENATE(&quot;vertexPosition.push(...[&quot;;[.B46];&quot;, &quot;;[.C46];&quot;, &quot;;[.D46];&quot;]);&quot;)" office:value-type="string" office:string-value="vertexPosition.push(...[-0.839041, 42.244717, 2.92575]);" calcext:value-type="string">
            <text:p>vertexPosition.push(...[-0.839041, 42.244717, 2.9257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113" calcext:value-type="float">
            <text:p>113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CONCATENATE(&quot;indexes.push(...[&quot;;[.L46];&quot;, &quot;;[.M46];&quot;, &quot;;[.N46];&quot;]);&quot;; )" office:value-type="string" office:string-value="indexes.push(...[40, 113, 222]);" calcext:value-type="string">
            <text:p>indexes.push(...[40, 113, 22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39041" calcext:value-type="float">
            <text:p>-0.839041</text:p>
          </table:table-cell>
          <table:table-cell office:value-type="float" office:value="42.244717" calcext:value-type="float">
            <text:p>42.244717</text:p>
          </table:table-cell>
          <table:table-cell office:value-type="float" office:value="3.634071" calcext:value-type="float">
            <text:p>3.634071</text:p>
          </table:table-cell>
          <table:table-cell/>
          <table:table-cell table:formula="of:=CONCATENATE(&quot;vertexPosition.push(...[&quot;;[.B47];&quot;, &quot;;[.C47];&quot;, &quot;;[.D47];&quot;]);&quot;)" office:value-type="string" office:string-value="vertexPosition.push(...[-0.839041, 42.244717, 3.634071]);" calcext:value-type="string">
            <text:p>vertexPosition.push(...[-0.839041, 42.244717, 3.634071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228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CONCATENATE(&quot;indexes.push(...[&quot;;[.L47];&quot;, &quot;;[.M47];&quot;, &quot;;[.N47];&quot;]);&quot;; )" office:value-type="string" office:string-value="indexes.push(...[44, 228, 225]);" calcext:value-type="string">
            <text:p>indexes.push(...[44, 228, 22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081974" calcext:value-type="float">
            <text:p>-6.081974</text:p>
          </table:table-cell>
          <table:table-cell office:value-type="float" office:value="42.244717" calcext:value-type="float">
            <text:p>42.244717</text:p>
          </table:table-cell>
          <table:table-cell office:value-type="float" office:value="2.925752" calcext:value-type="float">
            <text:p>2.925752</text:p>
          </table:table-cell>
          <table:table-cell/>
          <table:table-cell table:formula="of:=CONCATENATE(&quot;vertexPosition.push(...[&quot;;[.B48];&quot;, &quot;;[.C48];&quot;, &quot;;[.D48];&quot;]);&quot;)" office:value-type="string" office:string-value="vertexPosition.push(...[-6.081974, 42.244717, 2.925752]);" calcext:value-type="string">
            <text:p>vertexPosition.push(...[-6.081974, 42.244717, 2.925752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CONCATENATE(&quot;indexes.push(...[&quot;;[.L48];&quot;, &quot;;[.M48];&quot;, &quot;;[.N48];&quot;]);&quot;; )" office:value-type="string" office:string-value="indexes.push(...[226, 224, 229]);" calcext:value-type="string">
            <text:p>indexes.push(...[226, 224, 229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14845" calcext:value-type="float">
            <text:p>10.014845</text:p>
          </table:table-cell>
          <table:table-cell office:value-type="float" office:value="26.761482" calcext:value-type="float">
            <text:p>26.761482</text:p>
          </table:table-cell>
          <table:table-cell office:value-type="float" office:value="-17.552095" calcext:value-type="float">
            <text:p>-17.552095</text:p>
          </table:table-cell>
          <table:table-cell/>
          <table:table-cell table:formula="of:=CONCATENATE(&quot;vertexPosition.push(...[&quot;;[.B49];&quot;, &quot;;[.C49];&quot;, &quot;;[.D49];&quot;]);&quot;)" office:value-type="string" office:string-value="vertexPosition.push(...[10.014845, 26.761482, -17.552095]);" calcext:value-type="string">
            <text:p>vertexPosition.push(...[10.014845, 26.761482, -17.55209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227" calcext:value-type="float">
            <text:p>227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CONCATENATE(&quot;indexes.push(...[&quot;;[.L49];&quot;, &quot;;[.M49];&quot;, &quot;;[.N49];&quot;]);&quot;; )" office:value-type="string" office:string-value="indexes.push(...[40, 227, 119]);" calcext:value-type="string">
            <text:p>indexes.push(...[40, 227, 119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6701" calcext:value-type="float">
            <text:p>-8.96701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0.054684" calcext:value-type="float">
            <text:p>-0.054684</text:p>
          </table:table-cell>
          <table:table-cell/>
          <table:table-cell table:formula="of:=CONCATENATE(&quot;vertexPosition.push(...[&quot;;[.B50];&quot;, &quot;;[.C50];&quot;, &quot;;[.D50];&quot;]);&quot;)" office:value-type="string" office:string-value="vertexPosition.push(...[-8.96701, 49.983097, -0.054684]);" calcext:value-type="string">
            <text:p>vertexPosition.push(...[-8.96701, 49.983097, -0.05468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office:value-type="float" office:value="115" calcext:value-type="float">
            <text:p>115</text:p>
          </table:table-cell>
          <table:table-cell office:value-type="float" office:value="38" calcext:value-type="float">
            <text:p>38</text:p>
          </table:table-cell>
          <table:table-cell/>
          <table:table-cell table:formula="of:=CONCATENATE(&quot;indexes.push(...[&quot;;[.L50];&quot;, &quot;;[.M50];&quot;, &quot;;[.N50];&quot;]);&quot;; )" office:value-type="string" office:string-value="indexes.push(...[58, 115, 38]);" calcext:value-type="string">
            <text:p>indexes.push(...[58, 115, 38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081974" calcext:value-type="float">
            <text:p>-6.081974</text:p>
          </table:table-cell>
          <table:table-cell office:value-type="float" office:value="42.244717" calcext:value-type="float">
            <text:p>42.244717</text:p>
          </table:table-cell>
          <table:table-cell office:value-type="float" office:value="3.634071" calcext:value-type="float">
            <text:p>3.634071</text:p>
          </table:table-cell>
          <table:table-cell/>
          <table:table-cell table:formula="of:=CONCATENATE(&quot;vertexPosition.push(...[&quot;;[.B51];&quot;, &quot;;[.C51];&quot;, &quot;;[.D51];&quot;]);&quot;)" office:value-type="string" office:string-value="vertexPosition.push(...[-6.081974, 42.244717, 3.634071]);" calcext:value-type="string">
            <text:p>vertexPosition.push(...[-6.081974, 42.244717, 3.634071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CONCATENATE(&quot;indexes.push(...[&quot;;[.L51];&quot;, &quot;;[.M51];&quot;, &quot;;[.N51];&quot;]);&quot;; )" office:value-type="string" office:string-value="indexes.push(...[61, 118, 117]);" calcext:value-type="string">
            <text:p>indexes.push(...[61, 118, 11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20996" calcext:value-type="float">
            <text:p>10.020996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0.054684" calcext:value-type="float">
            <text:p>-0.054684</text:p>
          </table:table-cell>
          <table:table-cell/>
          <table:table-cell table:formula="of:=CONCATENATE(&quot;vertexPosition.push(...[&quot;;[.B52];&quot;, &quot;;[.C52];&quot;, &quot;;[.D52];&quot;]);&quot;)" office:value-type="string" office:string-value="vertexPosition.push(...[10.020996, 49.983097, -0.054684]);" calcext:value-type="string">
            <text:p>vertexPosition.push(...[10.020996, 49.983097, -0.05468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CONCATENATE(&quot;indexes.push(...[&quot;;[.L52];&quot;, &quot;;[.M52];&quot;, &quot;;[.N52];&quot;]);&quot;; )" office:value-type="string" office:string-value="indexes.push(...[56, 144, 145]);" calcext:value-type="string">
            <text:p>indexes.push(...[56, 144, 14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40368" calcext:value-type="float">
            <text:p>7.140368</text:p>
          </table:table-cell>
          <table:table-cell office:value-type="float" office:value="34.498531" calcext:value-type="float">
            <text:p>34.498531</text:p>
          </table:table-cell>
          <table:table-cell office:value-type="float" office:value="5.908434" calcext:value-type="float">
            <text:p>5.908434</text:p>
          </table:table-cell>
          <table:table-cell/>
          <table:table-cell table:formula="of:=CONCATENATE(&quot;vertexPosition.push(...[&quot;;[.B53];&quot;, &quot;;[.C53];&quot;, &quot;;[.D53];&quot;]);&quot;)" office:value-type="string" office:string-value="vertexPosition.push(...[7.140368, 34.498531, 5.908434]);" calcext:value-type="string">
            <text:p>vertexPosition.push(...[7.140368, 34.498531, 5.90843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CONCATENATE(&quot;indexes.push(...[&quot;;[.L53];&quot;, &quot;;[.M53];&quot;, &quot;;[.N53];&quot;]);&quot;; )" office:value-type="string" office:string-value="indexes.push(...[122, 166, 169]);" calcext:value-type="string">
            <text:p>indexes.push(...[122, 166, 169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14845" calcext:value-type="float">
            <text:p>10.014845</text:p>
          </table:table-cell>
          <table:table-cell office:value-type="float" office:value="34.514736" calcext:value-type="float">
            <text:p>34.514736</text:p>
          </table:table-cell>
          <table:table-cell office:value-type="float" office:value="-17.552095" calcext:value-type="float">
            <text:p>-17.552095</text:p>
          </table:table-cell>
          <table:table-cell/>
          <table:table-cell table:formula="of:=CONCATENATE(&quot;vertexPosition.push(...[&quot;;[.B54];&quot;, &quot;;[.C54];&quot;, &quot;;[.D54];&quot;]);&quot;)" office:value-type="string" office:string-value="vertexPosition.push(...[10.014845, 34.514736, -17.552095]);" calcext:value-type="string">
            <text:p>vertexPosition.push(...[10.014845, 34.514736, -17.55209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168" calcext:value-type="float">
            <text:p>168</text:p>
          </table:table-cell>
          <table:table-cell office:value-type="float" office:value="61" calcext:value-type="float">
            <text:p>61</text:p>
          </table:table-cell>
          <table:table-cell/>
          <table:table-cell table:formula="of:=CONCATENATE(&quot;indexes.push(...[&quot;;[.L54];&quot;, &quot;;[.M54];&quot;, &quot;;[.N54];&quot;]);&quot;; )" office:value-type="string" office:string-value="indexes.push(...[64, 168, 61]);" calcext:value-type="string">
            <text:p>indexes.push(...[64, 168, 61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40368" calcext:value-type="float">
            <text:p>7.140368</text:p>
          </table:table-cell>
          <table:table-cell office:value-type="float" office:value="34.498531" calcext:value-type="float">
            <text:p>34.498531</text:p>
          </table:table-cell>
          <table:table-cell office:value-type="float" office:value="6.616754" calcext:value-type="float">
            <text:p>6.616754</text:p>
          </table:table-cell>
          <table:table-cell/>
          <table:table-cell table:formula="of:=CONCATENATE(&quot;vertexPosition.push(...[&quot;;[.B55];&quot;, &quot;;[.C55];&quot;, &quot;;[.D55];&quot;]);&quot;)" office:value-type="string" office:string-value="vertexPosition.push(...[7.140368, 34.498531, 6.616754]);" calcext:value-type="string">
            <text:p>vertexPosition.push(...[7.140368, 34.498531, 6.61675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CONCATENATE(&quot;indexes.push(...[&quot;;[.L55];&quot;, &quot;;[.M55];&quot;, &quot;;[.N55];&quot;]);&quot;; )" office:value-type="string" office:string-value="indexes.push(...[24, 231, 232]);" calcext:value-type="string">
            <text:p>indexes.push(...[24, 231, 23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2487" calcext:value-type="float">
            <text:p>10.02487</text:p>
          </table:table-cell>
          <table:table-cell office:value-type="float" office:value="26.808083" calcext:value-type="float">
            <text:p>26.808083</text:p>
          </table:table-cell>
          <table:table-cell office:value-type="float" office:value="8.933335" calcext:value-type="float">
            <text:p>8.933335</text:p>
          </table:table-cell>
          <table:table-cell/>
          <table:table-cell table:formula="of:=CONCATENATE(&quot;vertexPosition.push(...[&quot;;[.B56];&quot;, &quot;;[.C56];&quot;, &quot;;[.D56];&quot;]);&quot;)" office:value-type="string" office:string-value="vertexPosition.push(...[10.02487, 26.808083, 8.933335]);" calcext:value-type="string">
            <text:p>vertexPosition.push(...[10.02487, 26.808083, 8.93333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87" calcext:value-type="float">
            <text:p>187</text:p>
          </table:table-cell>
          <table:table-cell office:value-type="float" office:value="126" calcext:value-type="float">
            <text:p>12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NCATENATE(&quot;indexes.push(...[&quot;;[.L56];&quot;, &quot;;[.M56];&quot;, &quot;;[.N56];&quot;]);&quot;; )" office:value-type="string" office:string-value="indexes.push(...[187, 126, 50]);" calcext:value-type="string">
            <text:p>indexes.push(...[187, 126, 50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97435" calcext:value-type="float">
            <text:p>1.897435</text:p>
          </table:table-cell>
          <table:table-cell office:value-type="float" office:value="34.498531" calcext:value-type="float">
            <text:p>34.498531</text:p>
          </table:table-cell>
          <table:table-cell office:value-type="float" office:value="5.908434" calcext:value-type="float">
            <text:p>5.908434</text:p>
          </table:table-cell>
          <table:table-cell/>
          <table:table-cell table:formula="of:=CONCATENATE(&quot;vertexPosition.push(...[&quot;;[.B57];&quot;, &quot;;[.C57];&quot;, &quot;;[.D57];&quot;]);&quot;)" office:value-type="string" office:string-value="vertexPosition.push(...[1.897435, 34.498531, 5.908434]);" calcext:value-type="string">
            <text:p>vertexPosition.push(...[1.897435, 34.498531, 5.90843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CONCATENATE(&quot;indexes.push(...[&quot;;[.L57];&quot;, &quot;;[.M57];&quot;, &quot;;[.N57];&quot;]);&quot;; )" office:value-type="string" office:string-value="indexes.push(...[185, 180, 182]);" calcext:value-type="string">
            <text:p>indexes.push(...[185, 180, 18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20996" calcext:value-type="float">
            <text:p>10.020996</text:p>
          </table:table-cell>
          <table:table-cell office:value-type="float" office:value="34.497124" calcext:value-type="float">
            <text:p>34.497124</text:p>
          </table:table-cell>
          <table:table-cell office:value-type="float" office:value="2.92205" calcext:value-type="float">
            <text:p>2.92205</text:p>
          </table:table-cell>
          <table:table-cell/>
          <table:table-cell table:formula="of:=CONCATENATE(&quot;vertexPosition.push(...[&quot;;[.B58];&quot;, &quot;;[.C58];&quot;, &quot;;[.D58];&quot;]);&quot;)" office:value-type="string" office:string-value="vertexPosition.push(...[10.020996, 34.497124, 2.92205]);" calcext:value-type="string">
            <text:p>vertexPosition.push(...[10.020996, 34.497124, 2.9220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CONCATENATE(&quot;indexes.push(...[&quot;;[.L58];&quot;, &quot;;[.M58];&quot;, &quot;;[.N58];&quot;]);&quot;; )" office:value-type="string" office:string-value="indexes.push(...[52, 121, 122]);" calcext:value-type="string">
            <text:p>indexes.push(...[52, 121, 12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01098" calcext:value-type="float">
            <text:p>-8.901098</text:p>
          </table:table-cell>
          <table:table-cell office:value-type="float" office:value="8.313175" calcext:value-type="float">
            <text:p>8.313175</text:p>
          </table:table-cell>
          <table:table-cell office:value-type="float" office:value="-17.53322" calcext:value-type="float">
            <text:p>-17.53322</text:p>
          </table:table-cell>
          <table:table-cell/>
          <table:table-cell table:formula="of:=CONCATENATE(&quot;vertexPosition.push(...[&quot;;[.B59];&quot;, &quot;;[.C59];&quot;, &quot;;[.D59];&quot;]);&quot;)" office:value-type="string" office:string-value="vertexPosition.push(...[-8.901098, 8.313175, -17.53322]);" calcext:value-type="string">
            <text:p>vertexPosition.push(...[-8.901098, 8.313175, -17.53322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CONCATENATE(&quot;indexes.push(...[&quot;;[.L59];&quot;, &quot;;[.M59];&quot;, &quot;;[.N59];&quot;]);&quot;; )" office:value-type="string" office:string-value="indexes.push(...[73, 104, 103]);" calcext:value-type="string">
            <text:p>indexes.push(...[73, 104, 103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97435" calcext:value-type="float">
            <text:p>1.897435</text:p>
          </table:table-cell>
          <table:table-cell office:value-type="float" office:value="34.498531" calcext:value-type="float">
            <text:p>34.498531</text:p>
          </table:table-cell>
          <table:table-cell office:value-type="float" office:value="6.616756" calcext:value-type="float">
            <text:p>6.616756</text:p>
          </table:table-cell>
          <table:table-cell/>
          <table:table-cell table:formula="of:=CONCATENATE(&quot;vertexPosition.push(...[&quot;;[.B60];&quot;, &quot;;[.C60];&quot;, &quot;;[.D60];&quot;]);&quot;)" office:value-type="string" office:string-value="vertexPosition.push(...[1.897435, 34.498531, 6.616756]);" calcext:value-type="string">
            <text:p>vertexPosition.push(...[1.897435, 34.498531, 6.61675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CONCATENATE(&quot;indexes.push(...[&quot;;[.L60];&quot;, &quot;;[.M60];&quot;, &quot;;[.N60];&quot;]);&quot;; )" office:value-type="string" office:string-value="indexes.push(...[32, 128, 125]);" calcext:value-type="string">
            <text:p>indexes.push(...[32, 128, 12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6701" calcext:value-type="float">
            <text:p>-8.96701</text:p>
          </table:table-cell>
          <table:table-cell office:value-type="float" office:value="42.250378" calcext:value-type="float">
            <text:p>42.250378</text:p>
          </table:table-cell>
          <table:table-cell office:value-type="float" office:value="2.92205" calcext:value-type="float">
            <text:p>2.92205</text:p>
          </table:table-cell>
          <table:table-cell/>
          <table:table-cell table:formula="of:=CONCATENATE(&quot;vertexPosition.push(...[&quot;;[.B61];&quot;, &quot;;[.C61];&quot;, &quot;;[.D61];&quot;]);&quot;)" office:value-type="string" office:string-value="vertexPosition.push(...[-8.96701, 42.250378, 2.92205]);" calcext:value-type="string">
            <text:p>vertexPosition.push(...[-8.96701, 42.250378, 2.9220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CONCATENATE(&quot;indexes.push(...[&quot;;[.L61];&quot;, &quot;;[.M61];&quot;, &quot;;[.N61];&quot;]);&quot;; )" office:value-type="string" office:string-value="indexes.push(...[214, 219, 223]);" calcext:value-type="string">
            <text:p>indexes.push(...[214, 219, 223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73161" calcext:value-type="float">
            <text:p>-8.973161</text:p>
          </table:table-cell>
          <table:table-cell office:value-type="float" office:value="34.514736" calcext:value-type="float">
            <text:p>34.514736</text:p>
          </table:table-cell>
          <table:table-cell office:value-type="float" office:value="-17.552095" calcext:value-type="float">
            <text:p>-17.552095</text:p>
          </table:table-cell>
          <table:table-cell/>
          <table:table-cell table:formula="of:=CONCATENATE(&quot;vertexPosition.push(...[&quot;;[.B62];&quot;, &quot;;[.C62];&quot;, &quot;;[.D62];&quot;]);&quot;)" office:value-type="string" office:string-value="vertexPosition.push(...[-8.973161, 34.514736, -17.552095]);" calcext:value-type="string">
            <text:p>vertexPosition.push(...[-8.973161, 34.514736, -17.55209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indexes.push(...[&quot;;[.L62];&quot;, &quot;;[.M62];&quot;, &quot;;[.N62];&quot;]);&quot;; )" office:value-type="string" office:string-value="indexes.push(...[25, 34, 30]);" calcext:value-type="string">
            <text:p>indexes.push(...[25, 34, 30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73161" calcext:value-type="float">
            <text:p>-8.973161</text:p>
          </table:table-cell>
          <table:table-cell office:value-type="float" office:value="26.761482" calcext:value-type="float">
            <text:p>26.761482</text:p>
          </table:table-cell>
          <table:table-cell office:value-type="float" office:value="-17.552095" calcext:value-type="float">
            <text:p>-17.552095</text:p>
          </table:table-cell>
          <table:table-cell/>
          <table:table-cell table:formula="of:=CONCATENATE(&quot;vertexPosition.push(...[&quot;;[.B63];&quot;, &quot;;[.C63];&quot;, &quot;;[.D63];&quot;]);&quot;)" office:value-type="string" office:string-value="vertexPosition.push(...[-8.973161, 26.761482, -17.552095]);" calcext:value-type="string">
            <text:p>vertexPosition.push(...[-8.973161, 26.761482, -17.55209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CONCATENATE(&quot;indexes.push(...[&quot;;[.L63];&quot;, &quot;;[.M63];&quot;, &quot;;[.N63];&quot;]);&quot;; )" office:value-type="string" office:string-value="indexes.push(...[30, 27, 188]);" calcext:value-type="string">
            <text:p>indexes.push(...[30, 27, 188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20996" calcext:value-type="float">
            <text:p>10.020996</text:p>
          </table:table-cell>
          <table:table-cell office:value-type="float" office:value="42.250378" calcext:value-type="float">
            <text:p>42.250378</text:p>
          </table:table-cell>
          <table:table-cell office:value-type="float" office:value="2.92205" calcext:value-type="float">
            <text:p>2.92205</text:p>
          </table:table-cell>
          <table:table-cell/>
          <table:table-cell table:formula="of:=CONCATENATE(&quot;vertexPosition.push(...[&quot;;[.B64];&quot;, &quot;;[.C64];&quot;, &quot;;[.D64];&quot;]);&quot;)" office:value-type="string" office:string-value="vertexPosition.push(...[10.020996, 42.250378, 2.92205]);" calcext:value-type="string">
            <text:p>vertexPosition.push(...[10.020996, 42.250378, 2.9220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CONCATENATE(&quot;indexes.push(...[&quot;;[.L64];&quot;, &quot;;[.M64];&quot;, &quot;;[.N64];&quot;]);&quot;; )" office:value-type="string" office:string-value="indexes.push(...[116, 112, 115]);" calcext:value-type="string">
            <text:p>indexes.push(...[116, 112, 11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41426" calcext:value-type="float">
            <text:p>-8.941426</text:p>
          </table:table-cell>
          <table:table-cell office:value-type="float" office:value="11.203953" calcext:value-type="float">
            <text:p>11.203953</text:p>
          </table:table-cell>
          <table:table-cell office:value-type="float" office:value="-17.570147" calcext:value-type="float">
            <text:p>-17.570147</text:p>
          </table:table-cell>
          <table:table-cell/>
          <table:table-cell table:formula="of:=CONCATENATE(&quot;vertexPosition.push(...[&quot;;[.B65];&quot;, &quot;;[.C65];&quot;, &quot;;[.D65];&quot;]);&quot;)" office:value-type="string" office:string-value="vertexPosition.push(...[-8.941426, 11.203953, -17.570147]);" calcext:value-type="string">
            <text:p>vertexPosition.push(...[-8.941426, 11.203953, -17.57014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CONCATENATE(&quot;indexes.push(...[&quot;;[.L65];&quot;, &quot;;[.M65];&quot;, &quot;;[.N65];&quot;]);&quot;; )" office:value-type="string" office:string-value="indexes.push(...[36, 34, 191]);" calcext:value-type="string">
            <text:p>indexes.push(...[36, 34, 191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39041" calcext:value-type="float">
            <text:p>-0.839041</text:p>
          </table:table-cell>
          <table:table-cell office:value-type="float" office:value="34.505054" calcext:value-type="float">
            <text:p>34.505054</text:p>
          </table:table-cell>
          <table:table-cell office:value-type="float" office:value="6.60641" calcext:value-type="float">
            <text:p>6.60641</text:p>
          </table:table-cell>
          <table:table-cell/>
          <table:table-cell table:formula="of:=CONCATENATE(&quot;vertexPosition.push(...[&quot;;[.B66];&quot;, &quot;;[.C66];&quot;, &quot;;[.D66];&quot;]);&quot;)" office:value-type="string" office:string-value="vertexPosition.push(...[-0.839041, 34.505054, 6.60641]);" calcext:value-type="string">
            <text:p>vertexPosition.push(...[-0.839041, 34.505054, 6.60641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NCATENATE(&quot;indexes.push(...[&quot;;[.L66];&quot;, &quot;;[.M66];&quot;, &quot;;[.N66];&quot;]);&quot;; )" office:value-type="string" office:string-value="indexes.push(...[194, 202, 18]);" calcext:value-type="string">
            <text:p>indexes.push(...[194, 202, 18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73161" calcext:value-type="float">
            <text:p>-8.973161</text:p>
          </table:table-cell>
          <table:table-cell office:value-type="float" office:value="26.761482" calcext:value-type="float">
            <text:p>26.761482</text:p>
          </table:table-cell>
          <table:table-cell office:value-type="float" office:value="5.90036" calcext:value-type="float">
            <text:p>5.90036</text:p>
          </table:table-cell>
          <table:table-cell/>
          <table:table-cell table:formula="of:=CONCATENATE(&quot;vertexPosition.push(...[&quot;;[.B67];&quot;, &quot;;[.C67];&quot;, &quot;;[.D67];&quot;]);&quot;)" office:value-type="string" office:string-value="vertexPosition.push(...[-8.973161, 26.761482, 5.90036]);" calcext:value-type="string">
            <text:p>vertexPosition.push(...[-8.973161, 26.761482, 5.9003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CONCATENATE(&quot;indexes.push(...[&quot;;[.L67];&quot;, &quot;;[.M67];&quot;, &quot;;[.N67];&quot;]);&quot;; )" office:value-type="string" office:string-value="indexes.push(...[5, 108, 109]);" calcext:value-type="string">
            <text:p>indexes.push(...[5, 108, 109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081974" calcext:value-type="float">
            <text:p>-6.081974</text:p>
          </table:table-cell>
          <table:table-cell office:value-type="float" office:value="34.505054" calcext:value-type="float">
            <text:p>34.505054</text:p>
          </table:table-cell>
          <table:table-cell office:value-type="float" office:value="6.60641" calcext:value-type="float">
            <text:p>6.60641</text:p>
          </table:table-cell>
          <table:table-cell/>
          <table:table-cell table:formula="of:=CONCATENATE(&quot;vertexPosition.push(...[&quot;;[.B68];&quot;, &quot;;[.C68];&quot;, &quot;;[.D68];&quot;]);&quot;)" office:value-type="string" office:string-value="vertexPosition.push(...[-6.081974, 34.505054, 6.60641]);" calcext:value-type="string">
            <text:p>vertexPosition.push(...[-6.081974, 34.505054, 6.60641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CONCATENATE(&quot;indexes.push(...[&quot;;[.L68];&quot;, &quot;;[.M68];&quot;, &quot;;[.N68];&quot;]);&quot;; )" office:value-type="string" office:string-value="indexes.push(...[171, 2, 177]);" calcext:value-type="string">
            <text:p>indexes.push(...[171, 2, 17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73161" calcext:value-type="float">
            <text:p>-8.973161</text:p>
          </table:table-cell>
          <table:table-cell office:value-type="float" office:value="34.514736" calcext:value-type="float">
            <text:p>34.514736</text:p>
          </table:table-cell>
          <table:table-cell office:value-type="float" office:value="5.90036" calcext:value-type="float">
            <text:p>5.90036</text:p>
          </table:table-cell>
          <table:table-cell/>
          <table:table-cell table:formula="of:=CONCATENATE(&quot;vertexPosition.push(...[&quot;;[.B69];&quot;, &quot;;[.C69];&quot;, &quot;;[.D69];&quot;]);&quot;)" office:value-type="string" office:string-value="vertexPosition.push(...[-8.973161, 34.514736, 5.90036]);" calcext:value-type="string">
            <text:p>vertexPosition.push(...[-8.973161, 34.514736, 5.9003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CONCATENATE(&quot;indexes.push(...[&quot;;[.L69];&quot;, &quot;;[.M69];&quot;, &quot;;[.N69];&quot;]);&quot;; )" office:value-type="string" office:string-value="indexes.push(...[2, 176, 177]);" calcext:value-type="string">
            <text:p>indexes.push(...[2, 176, 17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14845" calcext:value-type="float">
            <text:p>10.014845</text:p>
          </table:table-cell>
          <table:table-cell office:value-type="float" office:value="34.514736" calcext:value-type="float">
            <text:p>34.514736</text:p>
          </table:table-cell>
          <table:table-cell office:value-type="float" office:value="5.90036" calcext:value-type="float">
            <text:p>5.90036</text:p>
          </table:table-cell>
          <table:table-cell/>
          <table:table-cell table:formula="of:=CONCATENATE(&quot;vertexPosition.push(...[&quot;;[.B70];&quot;, &quot;;[.C70];&quot;, &quot;;[.D70];&quot;]);&quot;)" office:value-type="string" office:string-value="vertexPosition.push(...[10.014845, 34.514736, 5.90036]);" calcext:value-type="string">
            <text:p>vertexPosition.push(...[10.014845, 34.514736, 5.9003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CONCATENATE(&quot;indexes.push(...[&quot;;[.L70];&quot;, &quot;;[.M70];&quot;, &quot;;[.N70];&quot;]);&quot;; )" office:value-type="string" office:string-value="indexes.push(...[4, 172, 176]);" calcext:value-type="string">
            <text:p>indexes.push(...[4, 172, 176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47363" calcext:value-type="float">
            <text:p>10.047363</text:p>
          </table:table-cell>
          <table:table-cell office:value-type="float" office:value="11.203953" calcext:value-type="float">
            <text:p>11.203953</text:p>
          </table:table-cell>
          <table:table-cell office:value-type="float" office:value="11.936784" calcext:value-type="float">
            <text:p>11.936784</text:p>
          </table:table-cell>
          <table:table-cell/>
          <table:table-cell table:formula="of:=CONCATENATE(&quot;vertexPosition.push(...[&quot;;[.B71];&quot;, &quot;;[.C71];&quot;, &quot;;[.D71];&quot;]);&quot;)" office:value-type="string" office:string-value="vertexPosition.push(...[10.047363, 11.203953, 11.936784]);" calcext:value-type="string">
            <text:p>vertexPosition.push(...[10.047363, 11.203953, 11.93678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CONCATENATE(&quot;indexes.push(...[&quot;;[.L71];&quot;, &quot;;[.M71];&quot;, &quot;;[.N71];&quot;]);&quot;; )" office:value-type="string" office:string-value="indexes.push(...[4, 193, 192]);" calcext:value-type="string">
            <text:p>indexes.push(...[4, 193, 19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40368" calcext:value-type="float">
            <text:p>7.140368</text:p>
          </table:table-cell>
          <table:table-cell office:value-type="float" office:value="26.794388" calcext:value-type="float">
            <text:p>26.794388</text:p>
          </table:table-cell>
          <table:table-cell office:value-type="float" office:value="9.641185" calcext:value-type="float">
            <text:p>9.641185</text:p>
          </table:table-cell>
          <table:table-cell/>
          <table:table-cell table:formula="of:=CONCATENATE(&quot;vertexPosition.push(...[&quot;;[.B72];&quot;, &quot;;[.C72];&quot;, &quot;;[.D72];&quot;]);&quot;)" office:value-type="string" office:string-value="vertexPosition.push(...[7.140368, 26.794388, 9.641185]);" calcext:value-type="string">
            <text:p>vertexPosition.push(...[7.140368, 26.794388, 9.64118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CONCATENATE(&quot;indexes.push(...[&quot;;[.L72];&quot;, &quot;;[.M72];&quot;, &quot;;[.N72];&quot;]);&quot;; )" office:value-type="string" office:string-value="indexes.push(...[173, 8, 175]);" calcext:value-type="string">
            <text:p>indexes.push(...[173, 8, 17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2487" calcext:value-type="float">
            <text:p>10.02487</text:p>
          </table:table-cell>
          <table:table-cell office:value-type="float" office:value="26.808083" calcext:value-type="float">
            <text:p>26.808083</text:p>
          </table:table-cell>
          <table:table-cell office:value-type="float" office:value="-17.547886" calcext:value-type="float">
            <text:p>-17.547886</text:p>
          </table:table-cell>
          <table:table-cell/>
          <table:table-cell table:formula="of:=CONCATENATE(&quot;vertexPosition.push(...[&quot;;[.B73];&quot;, &quot;;[.C73];&quot;, &quot;;[.D73];&quot;]);&quot;)" office:value-type="string" office:string-value="vertexPosition.push(...[10.02487, 26.808083, -17.547886]);" calcext:value-type="string">
            <text:p>vertexPosition.push(...[10.02487, 26.808083, -17.54788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CONCATENATE(&quot;indexes.push(...[&quot;;[.L73];&quot;, &quot;;[.M73];&quot;, &quot;;[.N73];&quot;]);&quot;; )" office:value-type="string" office:string-value="indexes.push(...[8, 174, 175]);" calcext:value-type="string">
            <text:p>indexes.push(...[8, 174, 17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8769" calcext:value-type="float">
            <text:p>10.08769</text:p>
          </table:table-cell>
          <table:table-cell office:value-type="float" office:value="8.313175" calcext:value-type="float">
            <text:p>8.313175</text:p>
          </table:table-cell>
          <table:table-cell office:value-type="float" office:value="16.906099" calcext:value-type="float">
            <text:p>16.906099</text:p>
          </table:table-cell>
          <table:table-cell/>
          <table:table-cell table:formula="of:=CONCATENATE(&quot;vertexPosition.push(...[&quot;;[.B74];&quot;, &quot;;[.C74];&quot;, &quot;;[.D74];&quot;]);&quot;)" office:value-type="string" office:string-value="vertexPosition.push(...[10.08769, 8.313175, 16.906099]);" calcext:value-type="string">
            <text:p>vertexPosition.push(...[10.08769, 8.313175, 16.906099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CONCATENATE(&quot;indexes.push(...[&quot;;[.L74];&quot;, &quot;;[.M74];&quot;, &quot;;[.N74];&quot;]);&quot;; )" office:value-type="string" office:string-value="indexes.push(...[9, 170, 174]);" calcext:value-type="string">
            <text:p>indexes.push(...[9, 170, 174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63136" calcext:value-type="float">
            <text:p>-8.963136</text:p>
          </table:table-cell>
          <table:table-cell office:value-type="float" office:value="19.054832" calcext:value-type="float">
            <text:p>19.054832</text:p>
          </table:table-cell>
          <table:table-cell office:value-type="float" office:value="-17.547886" calcext:value-type="float">
            <text:p>-17.547886</text:p>
          </table:table-cell>
          <table:table-cell/>
          <table:table-cell table:formula="of:=CONCATENATE(&quot;vertexPosition.push(...[&quot;;[.B75];&quot;, &quot;;[.C75];&quot;, &quot;;[.D75];&quot;]);&quot;)" office:value-type="string" office:string-value="vertexPosition.push(...[-8.963136, 19.054832, -17.547886]);" calcext:value-type="string">
            <text:p>vertexPosition.push(...[-8.963136, 19.054832, -17.54788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CONCATENATE(&quot;indexes.push(...[&quot;;[.L75];&quot;, &quot;;[.M75];&quot;, &quot;;[.N75];&quot;]);&quot;; )" office:value-type="string" office:string-value="indexes.push(...[9, 191, 190]);" calcext:value-type="string">
            <text:p>indexes.push(...[9, 191, 190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97435" calcext:value-type="float">
            <text:p>1.897435</text:p>
          </table:table-cell>
          <table:table-cell office:value-type="float" office:value="26.794388" calcext:value-type="float">
            <text:p>26.794388</text:p>
          </table:table-cell>
          <table:table-cell office:value-type="float" office:value="9.641187" calcext:value-type="float">
            <text:p>9.641187</text:p>
          </table:table-cell>
          <table:table-cell/>
          <table:table-cell table:formula="of:=CONCATENATE(&quot;vertexPosition.push(...[&quot;;[.B76];&quot;, &quot;;[.C76];&quot;, &quot;;[.D76];&quot;]);&quot;)" office:value-type="string" office:string-value="vertexPosition.push(...[1.897435, 26.794388, 9.641187]);" calcext:value-type="string">
            <text:p>vertexPosition.push(...[1.897435, 26.794388, 9.64118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CONCATENATE(&quot;indexes.push(...[&quot;;[.L76];&quot;, &quot;;[.M76];&quot;, &quot;;[.N76];&quot;]);&quot;; )" office:value-type="string" office:string-value="indexes.push(...[181, 13, 178]);" calcext:value-type="string">
            <text:p>indexes.push(...[181, 13, 178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47363" calcext:value-type="float">
            <text:p>10.047363</text:p>
          </table:table-cell>
          <table:table-cell office:value-type="float" office:value="11.203953" calcext:value-type="float">
            <text:p>11.203953</text:p>
          </table:table-cell>
          <table:table-cell office:value-type="float" office:value="-17.570147" calcext:value-type="float">
            <text:p>-17.570147</text:p>
          </table:table-cell>
          <table:table-cell/>
          <table:table-cell table:formula="of:=CONCATENATE(&quot;vertexPosition.push(...[&quot;;[.B77];&quot;, &quot;;[.C77];&quot;, &quot;;[.D77];&quot;]);&quot;)" office:value-type="string" office:string-value="vertexPosition.push(...[10.047363, 11.203953, -17.570147]);" calcext:value-type="string">
            <text:p>vertexPosition.push(...[10.047363, 11.203953, -17.57014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CONCATENATE(&quot;indexes.push(...[&quot;;[.L77];&quot;, &quot;;[.M77];&quot;, &quot;;[.N77];&quot;]);&quot;; )" office:value-type="string" office:string-value="indexes.push(...[13, 179, 178]);" calcext:value-type="string">
            <text:p>indexes.push(...[13, 179, 178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8769" calcext:value-type="float">
            <text:p>10.08769</text:p>
          </table:table-cell>
          <table:table-cell office:value-type="float" office:value="8.313175" calcext:value-type="float">
            <text:p>8.313175</text:p>
          </table:table-cell>
          <table:table-cell office:value-type="float" office:value="-17.53322" calcext:value-type="float">
            <text:p>-17.53322</text:p>
          </table:table-cell>
          <table:table-cell/>
          <table:table-cell table:formula="of:=CONCATENATE(&quot;vertexPosition.push(...[&quot;;[.B78];&quot;, &quot;;[.C78];&quot;, &quot;;[.D78];&quot;]);&quot;)" office:value-type="string" office:string-value="vertexPosition.push(...[10.08769, 8.313175, -17.53322]);" calcext:value-type="string">
            <text:p>vertexPosition.push(...[10.08769, 8.313175, -17.53322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82" calcext:value-type="float">
            <text:p>18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NCATENATE(&quot;indexes.push(...[&quot;;[.L78];&quot;, &quot;;[.M78];&quot;, &quot;;[.N78];&quot;]);&quot;; )" office:value-type="string" office:string-value="indexes.push(...[182, 17, 16]);" calcext:value-type="string">
            <text:p>indexes.push(...[182, 17, 16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8.694695" calcext:value-type="float">
            <text:p>8.694695</text:p>
          </table:table-cell>
          <table:table-cell office:value-type="float" office:value="8.313175" calcext:value-type="float">
            <text:p>8.313175</text:p>
          </table:table-cell>
          <table:table-cell office:value-type="float" office:value="9.323158" calcext:value-type="float">
            <text:p>9.323158</text:p>
          </table:table-cell>
          <table:table-cell/>
          <table:table-cell table:formula="of:=CONCATENATE(&quot;vertexPosition.push(...[&quot;;[.B79];&quot;, &quot;;[.C79];&quot;, &quot;;[.D79];&quot;]);&quot;)" office:value-type="string" office:string-value="vertexPosition.push(...[8.694695, 8.313175, 9.323158]);" calcext:value-type="string">
            <text:p>vertexPosition.push(...[8.694695, 8.313175, 9.323158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CONCATENATE(&quot;indexes.push(...[&quot;;[.L79];&quot;, &quot;;[.M79];&quot;, &quot;;[.N79];&quot;]);&quot;; )" office:value-type="string" office:string-value="indexes.push(...[16, 181, 182]);" calcext:value-type="string">
            <text:p>indexes.push(...[16, 181, 18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39041" calcext:value-type="float">
            <text:p>-0.839041</text:p>
          </table:table-cell>
          <table:table-cell office:value-type="float" office:value="26.800911" calcext:value-type="float">
            <text:p>26.800911</text:p>
          </table:table-cell>
          <table:table-cell office:value-type="float" office:value="9.630839" calcext:value-type="float">
            <text:p>9.630839</text:p>
          </table:table-cell>
          <table:table-cell/>
          <table:table-cell table:formula="of:=CONCATENATE(&quot;vertexPosition.push(...[&quot;;[.B80];&quot;, &quot;;[.C80];&quot;, &quot;;[.D80];&quot;]);&quot;)" office:value-type="string" office:string-value="vertexPosition.push(...[-0.839041, 26.800911, 9.630839]);" calcext:value-type="string">
            <text:p>vertexPosition.push(...[-0.839041, 26.800911, 9.630839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NCATENATE(&quot;indexes.push(...[&quot;;[.L80];&quot;, &quot;;[.M80];&quot;, &quot;;[.N80];&quot;]);&quot;; )" office:value-type="string" office:string-value="indexes.push(...[13, 16, 17]);" calcext:value-type="string">
            <text:p>indexes.push(...[13, 16, 1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8.694695" calcext:value-type="float">
            <text:p>8.694695</text:p>
          </table:table-cell>
          <table:table-cell office:value-type="float" office:value="8.313175" calcext:value-type="float">
            <text:p>8.313175</text:p>
          </table:table-cell>
          <table:table-cell office:value-type="float" office:value="-16.396309" calcext:value-type="float">
            <text:p>-16.396309</text:p>
          </table:table-cell>
          <table:table-cell/>
          <table:table-cell table:formula="of:=CONCATENATE(&quot;vertexPosition.push(...[&quot;;[.B81];&quot;, &quot;;[.C81];&quot;, &quot;;[.D81];&quot;]);&quot;)" office:value-type="string" office:string-value="vertexPosition.push(...[8.694695, 8.313175, -16.396309]);" calcext:value-type="string">
            <text:p>vertexPosition.push(...[8.694695, 8.313175, -16.396309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CONCATENATE(&quot;indexes.push(...[&quot;;[.L81];&quot;, &quot;;[.M81];&quot;, &quot;;[.N81];&quot;]);&quot;; )" office:value-type="string" office:string-value="indexes.push(...[19, 186, 185]);" calcext:value-type="string">
            <text:p>indexes.push(...[19, 186, 18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7.535837" calcext:value-type="float">
            <text:p>-7.535837</text:p>
          </table:table-cell>
          <table:table-cell office:value-type="float" office:value="8.313175" calcext:value-type="float">
            <text:p>8.313175</text:p>
          </table:table-cell>
          <table:table-cell office:value-type="float" office:value="-16.396309" calcext:value-type="float">
            <text:p>-16.396309</text:p>
          </table:table-cell>
          <table:table-cell/>
          <table:table-cell table:formula="of:=CONCATENATE(&quot;vertexPosition.push(...[&quot;;[.B82];&quot;, &quot;;[.C82];&quot;, &quot;;[.D82];&quot;]);&quot;)" office:value-type="string" office:string-value="vertexPosition.push(...[-7.535837, 8.313175, -16.396309]);" calcext:value-type="string">
            <text:p>vertexPosition.push(...[-7.535837, 8.313175, -16.396309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CONCATENATE(&quot;indexes.push(...[&quot;;[.L82];&quot;, &quot;;[.M82];&quot;, &quot;;[.N82];&quot;]);&quot;; )" office:value-type="string" office:string-value="indexes.push(...[19, 187, 186]);" calcext:value-type="string">
            <text:p>indexes.push(...[19, 187, 186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7.535837" calcext:value-type="float">
            <text:p>-7.535837</text:p>
          </table:table-cell>
          <table:table-cell office:value-type="float" office:value="8.313175" calcext:value-type="float">
            <text:p>8.313175</text:p>
          </table:table-cell>
          <table:table-cell office:value-type="float" office:value="9.323158" calcext:value-type="float">
            <text:p>9.323158</text:p>
          </table:table-cell>
          <table:table-cell/>
          <table:table-cell table:formula="of:=CONCATENATE(&quot;vertexPosition.push(...[&quot;;[.B83];&quot;, &quot;;[.C83];&quot;, &quot;;[.D83];&quot;]);&quot;)" office:value-type="string" office:string-value="vertexPosition.push(...[-7.535837, 8.313175, 9.323158]);" calcext:value-type="string">
            <text:p>vertexPosition.push(...[-7.535837, 8.313175, 9.323158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CONCATENATE(&quot;indexes.push(...[&quot;;[.L83];&quot;, &quot;;[.M83];&quot;, &quot;;[.N83];&quot;]);&quot;; )" office:value-type="string" office:string-value="indexes.push(...[21, 184, 187]);" calcext:value-type="string">
            <text:p>indexes.push(...[21, 184, 18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081974" calcext:value-type="float">
            <text:p>-6.081974</text:p>
          </table:table-cell>
          <table:table-cell office:value-type="float" office:value="26.800911" calcext:value-type="float">
            <text:p>26.800911</text:p>
          </table:table-cell>
          <table:table-cell office:value-type="float" office:value="9.630839" calcext:value-type="float">
            <text:p>9.630839</text:p>
          </table:table-cell>
          <table:table-cell/>
          <table:table-cell table:formula="of:=CONCATENATE(&quot;vertexPosition.push(...[&quot;;[.B84];&quot;, &quot;;[.C84];&quot;, &quot;;[.D84];&quot;]);&quot;)" office:value-type="string" office:string-value="vertexPosition.push(...[-6.081974, 26.800911, 9.630839]);" calcext:value-type="string">
            <text:p>vertexPosition.push(...[-6.081974, 26.800911, 9.630839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CONCATENATE(&quot;indexes.push(...[&quot;;[.L84];&quot;, &quot;;[.M84];&quot;, &quot;;[.N84];&quot;]);&quot;; )" office:value-type="string" office:string-value="indexes.push(...[21, 188, 189]);" calcext:value-type="string">
            <text:p>indexes.push(...[21, 188, 189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7.535837" calcext:value-type="float">
            <text:p>-7.535837</text:p>
          </table:table-cell>
          <table:table-cell office:value-type="float" office:value="11.203953" calcext:value-type="float">
            <text:p>11.203953</text:p>
          </table:table-cell>
          <table:table-cell office:value-type="float" office:value="9.323158" calcext:value-type="float">
            <text:p>9.323158</text:p>
          </table:table-cell>
          <table:table-cell/>
          <table:table-cell table:formula="of:=CONCATENATE(&quot;vertexPosition.push(...[&quot;;[.B85];&quot;, &quot;;[.C85];&quot;, &quot;;[.D85];&quot;]);&quot;)" office:value-type="string" office:string-value="vertexPosition.push(...[-7.535837, 11.203953, 9.323158]);" calcext:value-type="string">
            <text:p>vertexPosition.push(...[-7.535837, 11.203953, 9.323158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63" calcext:value-type="float">
            <text:p>163</text:p>
          </table:table-cell>
          <table:table-cell office:value-type="float" office:value="23" calcext:value-type="float">
            <text:p>23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CONCATENATE(&quot;indexes.push(...[&quot;;[.L85];&quot;, &quot;;[.M85];&quot;, &quot;;[.N85];&quot;]);&quot;; )" office:value-type="string" office:string-value="indexes.push(...[163, 23, 164]);" calcext:value-type="string">
            <text:p>indexes.push(...[163, 23, 164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7.535837" calcext:value-type="float">
            <text:p>-7.535837</text:p>
          </table:table-cell>
          <table:table-cell office:value-type="float" office:value="11.203953" calcext:value-type="float">
            <text:p>11.203953</text:p>
          </table:table-cell>
          <table:table-cell office:value-type="float" office:value="-16.396309" calcext:value-type="float">
            <text:p>-16.396309</text:p>
          </table:table-cell>
          <table:table-cell/>
          <table:table-cell table:formula="of:=CONCATENATE(&quot;vertexPosition.push(...[&quot;;[.B86];&quot;, &quot;;[.C86];&quot;, &quot;;[.D86];&quot;]);&quot;)" office:value-type="string" office:string-value="vertexPosition.push(...[-7.535837, 11.203953, -16.396309]);" calcext:value-type="string">
            <text:p>vertexPosition.push(...[-7.535837, 11.203953, -16.396309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float" office:value="168" calcext:value-type="float">
            <text:p>168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CONCATENATE(&quot;indexes.push(...[&quot;;[.L86];&quot;, &quot;;[.M86];&quot;, &quot;;[.N86];&quot;]);&quot;; )" office:value-type="string" office:string-value="indexes.push(...[23, 168, 164]);" calcext:value-type="string">
            <text:p>indexes.push(...[23, 168, 164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8.694695" calcext:value-type="float">
            <text:p>8.694695</text:p>
          </table:table-cell>
          <table:table-cell office:value-type="float" office:value="11.203953" calcext:value-type="float">
            <text:p>11.203953</text:p>
          </table:table-cell>
          <table:table-cell office:value-type="float" office:value="-16.396309" calcext:value-type="float">
            <text:p>-16.396309</text:p>
          </table:table-cell>
          <table:table-cell/>
          <table:table-cell table:formula="of:=CONCATENATE(&quot;vertexPosition.push(...[&quot;;[.B87];&quot;, &quot;;[.C87];&quot;, &quot;;[.D87];&quot;]);&quot;)" office:value-type="string" office:string-value="vertexPosition.push(...[8.694695, 11.203953, -16.396309]);" calcext:value-type="string">
            <text:p>vertexPosition.push(...[8.694695, 11.203953, -16.396309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9" calcext:value-type="float">
            <text:p>29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CONCATENATE(&quot;indexes.push(...[&quot;;[.L87];&quot;, &quot;;[.M87];&quot;, &quot;;[.N87];&quot;]);&quot;; )" office:value-type="string" office:string-value="indexes.push(...[29, 169, 168]);" calcext:value-type="string">
            <text:p>indexes.push(...[29, 169, 168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8.694695" calcext:value-type="float">
            <text:p>8.694695</text:p>
          </table:table-cell>
          <table:table-cell office:value-type="float" office:value="11.203953" calcext:value-type="float">
            <text:p>11.203953</text:p>
          </table:table-cell>
          <table:table-cell office:value-type="float" office:value="9.323158" calcext:value-type="float">
            <text:p>9.323158</text:p>
          </table:table-cell>
          <table:table-cell/>
          <table:table-cell table:formula="of:=CONCATENATE(&quot;vertexPosition.push(...[&quot;;[.B88];&quot;, &quot;;[.C88];&quot;, &quot;;[.D88];&quot;]);&quot;)" office:value-type="string" office:string-value="vertexPosition.push(...[8.694695, 11.203953, 9.323158]);" calcext:value-type="string">
            <text:p>vertexPosition.push(...[8.694695, 11.203953, 9.323158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CONCATENATE(&quot;indexes.push(...[&quot;;[.L88];&quot;, &quot;;[.M88];&quot;, &quot;;[.N88];&quot;]);&quot;; )" office:value-type="string" office:string-value="indexes.push(...[26, 163, 169]);" calcext:value-type="string">
            <text:p>indexes.push(...[26, 163, 169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8.694695" calcext:value-type="float">
            <text:p>8.694695</text:p>
          </table:table-cell>
          <table:table-cell office:value-type="float" office:value="8.313175" calcext:value-type="float">
            <text:p>8.313175</text:p>
          </table:table-cell>
          <table:table-cell office:value-type="float" office:value="11.311978" calcext:value-type="float">
            <text:p>11.311978</text:p>
          </table:table-cell>
          <table:table-cell/>
          <table:table-cell table:formula="of:=CONCATENATE(&quot;vertexPosition.push(...[&quot;;[.B89];&quot;, &quot;;[.C89];&quot;, &quot;;[.D89];&quot;]);&quot;)" office:value-type="string" office:string-value="vertexPosition.push(...[8.694695, 8.313175, 11.311978]);" calcext:value-type="string">
            <text:p>vertexPosition.push(...[8.694695, 8.313175, 11.311978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CONCATENATE(&quot;indexes.push(...[&quot;;[.L89];&quot;, &quot;;[.M89];&quot;, &quot;;[.N89];&quot;]);&quot;; )" office:value-type="string" office:string-value="indexes.push(...[23, 26, 29]);" calcext:value-type="string">
            <text:p>indexes.push(...[23, 26, 29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7.535837" calcext:value-type="float">
            <text:p>-7.535837</text:p>
          </table:table-cell>
          <table:table-cell office:value-type="float" office:value="8.313175" calcext:value-type="float">
            <text:p>8.313175</text:p>
          </table:table-cell>
          <table:table-cell office:value-type="float" office:value="11.311978" calcext:value-type="float">
            <text:p>11.311978</text:p>
          </table:table-cell>
          <table:table-cell/>
          <table:table-cell table:formula="of:=CONCATENATE(&quot;vertexPosition.push(...[&quot;;[.B90];&quot;, &quot;;[.C90];&quot;, &quot;;[.D90];&quot;]);&quot;)" office:value-type="string" office:string-value="vertexPosition.push(...[-7.535837, 8.313175, 11.311978]);" calcext:value-type="string">
            <text:p>vertexPosition.push(...[-7.535837, 8.313175, 11.311978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CONCATENATE(&quot;indexes.push(...[&quot;;[.L90];&quot;, &quot;;[.M90];&quot;, &quot;;[.N90];&quot;]);&quot;; )" office:value-type="string" office:string-value="indexes.push(...[33, 161, 167]);" calcext:value-type="string">
            <text:p>indexes.push(...[33, 161, 16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7.535837" calcext:value-type="float">
            <text:p>-7.535837</text:p>
          </table:table-cell>
          <table:table-cell office:value-type="float" office:value="11.203953" calcext:value-type="float">
            <text:p>11.203953</text:p>
          </table:table-cell>
          <table:table-cell office:value-type="float" office:value="11.311978" calcext:value-type="float">
            <text:p>11.311978</text:p>
          </table:table-cell>
          <table:table-cell/>
          <table:table-cell table:formula="of:=CONCATENATE(&quot;vertexPosition.push(...[&quot;;[.B91];&quot;, &quot;;[.C91];&quot;, &quot;;[.D91];&quot;]);&quot;)" office:value-type="string" office:string-value="vertexPosition.push(...[-7.535837, 11.203953, 11.311978]);" calcext:value-type="string">
            <text:p>vertexPosition.push(...[-7.535837, 11.203953, 11.311978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CONCATENATE(&quot;indexes.push(...[&quot;;[.L91];&quot;, &quot;;[.M91];&quot;, &quot;;[.N91];&quot;]);&quot;; )" office:value-type="string" office:string-value="indexes.push(...[33, 162, 161]);" calcext:value-type="string">
            <text:p>indexes.push(...[33, 162, 161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8.694695" calcext:value-type="float">
            <text:p>8.694695</text:p>
          </table:table-cell>
          <table:table-cell office:value-type="float" office:value="11.203953" calcext:value-type="float">
            <text:p>11.203953</text:p>
          </table:table-cell>
          <table:table-cell office:value-type="float" office:value="11.311978" calcext:value-type="float">
            <text:p>11.311978</text:p>
          </table:table-cell>
          <table:table-cell/>
          <table:table-cell table:formula="of:=CONCATENATE(&quot;vertexPosition.push(...[&quot;;[.B92];&quot;, &quot;;[.C92];&quot;, &quot;;[.D92];&quot;]);&quot;)" office:value-type="string" office:string-value="vertexPosition.push(...[8.694695, 11.203953, 11.311978]);" calcext:value-type="string">
            <text:p>vertexPosition.push(...[8.694695, 11.203953, 11.311978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CONCATENATE(&quot;indexes.push(...[&quot;;[.L92];&quot;, &quot;;[.M92];&quot;, &quot;;[.N92];&quot;]);&quot;; )" office:value-type="string" office:string-value="indexes.push(...[37, 165, 162]);" calcext:value-type="string">
            <text:p>indexes.push(...[37, 165, 16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41426" calcext:value-type="float">
            <text:p>-8.941426</text:p>
          </table:table-cell>
          <table:table-cell office:value-type="float" office:value="19.066784" calcext:value-type="float">
            <text:p>19.066784</text:p>
          </table:table-cell>
          <table:table-cell office:value-type="float" office:value="11.936784" calcext:value-type="float">
            <text:p>11.936784</text:p>
          </table:table-cell>
          <table:table-cell/>
          <table:table-cell table:formula="of:=CONCATENATE(&quot;vertexPosition.push(...[&quot;;[.B93];&quot;, &quot;;[.C93];&quot;, &quot;;[.D93];&quot;]);&quot;)" office:value-type="string" office:string-value="vertexPosition.push(...[-8.941426, 19.066784, 11.936784]);" calcext:value-type="string">
            <text:p>vertexPosition.push(...[-8.941426, 19.066784, 11.93678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CONCATENATE(&quot;indexes.push(...[&quot;;[.L93];&quot;, &quot;;[.M93];&quot;, &quot;;[.N93];&quot;]);&quot;; )" office:value-type="string" office:string-value="indexes.push(...[35, 166, 165]);" calcext:value-type="string">
            <text:p>indexes.push(...[35, 166, 16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41426" calcext:value-type="float">
            <text:p>-8.941426</text:p>
          </table:table-cell>
          <table:table-cell office:value-type="float" office:value="19.066784" calcext:value-type="float">
            <text:p>19.066784</text:p>
          </table:table-cell>
          <table:table-cell office:value-type="float" office:value="-17.570147" calcext:value-type="float">
            <text:p>-17.570147</text:p>
          </table:table-cell>
          <table:table-cell/>
          <table:table-cell table:formula="of:=CONCATENATE(&quot;vertexPosition.push(...[&quot;;[.B94];&quot;, &quot;;[.C94];&quot;, &quot;;[.D94];&quot;]);&quot;)" office:value-type="string" office:string-value="vertexPosition.push(...[-8.941426, 19.066784, -17.570147]);" calcext:value-type="string">
            <text:p>vertexPosition.push(...[-8.941426, 19.066784, -17.57014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CONCATENATE(&quot;indexes.push(...[&quot;;[.L94];&quot;, &quot;;[.M94];&quot;, &quot;;[.N94];&quot;]);&quot;; )" office:value-type="string" office:string-value="indexes.push(...[33, 35, 37]);" calcext:value-type="string">
            <text:p>indexes.push(...[33, 35, 3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47363" calcext:value-type="float">
            <text:p>10.047363</text:p>
          </table:table-cell>
          <table:table-cell office:value-type="float" office:value="19.066784" calcext:value-type="float">
            <text:p>19.066784</text:p>
          </table:table-cell>
          <table:table-cell office:value-type="float" office:value="11.936784" calcext:value-type="float">
            <text:p>11.936784</text:p>
          </table:table-cell>
          <table:table-cell/>
          <table:table-cell table:formula="of:=CONCATENATE(&quot;vertexPosition.push(...[&quot;;[.B95];&quot;, &quot;;[.C95];&quot;, &quot;;[.D95];&quot;]);&quot;)" office:value-type="string" office:string-value="vertexPosition.push(...[10.047363, 19.066784, 11.936784]);" calcext:value-type="string">
            <text:p>vertexPosition.push(...[10.047363, 19.066784, 11.93678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54" calcext:value-type="float">
            <text:p>154</text:p>
          </table:table-cell>
          <table:table-cell office:value-type="float" office:value="41" calcext:value-type="float">
            <text:p>41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CONCATENATE(&quot;indexes.push(...[&quot;;[.L95];&quot;, &quot;;[.M95];&quot;, &quot;;[.N95];&quot;]);&quot;; )" office:value-type="string" office:string-value="indexes.push(...[154, 41, 152]);" calcext:value-type="string">
            <text:p>indexes.push(...[154, 41, 15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47363" calcext:value-type="float">
            <text:p>10.047363</text:p>
          </table:table-cell>
          <table:table-cell office:value-type="float" office:value="19.066784" calcext:value-type="float">
            <text:p>19.066784</text:p>
          </table:table-cell>
          <table:table-cell office:value-type="float" office:value="-17.570147" calcext:value-type="float">
            <text:p>-17.570147</text:p>
          </table:table-cell>
          <table:table-cell/>
          <table:table-cell table:formula="of:=CONCATENATE(&quot;vertexPosition.push(...[&quot;;[.B96];&quot;, &quot;;[.C96];&quot;, &quot;;[.D96];&quot;]);&quot;)" office:value-type="string" office:string-value="vertexPosition.push(...[10.047363, 19.066784, -17.570147]);" calcext:value-type="string">
            <text:p>vertexPosition.push(...[10.047363, 19.066784, -17.57014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CONCATENATE(&quot;indexes.push(...[&quot;;[.L96];&quot;, &quot;;[.M96];&quot;, &quot;;[.N96];&quot;]);&quot;; )" office:value-type="string" office:string-value="indexes.push(...[41, 153, 152]);" calcext:value-type="string">
            <text:p>indexes.push(...[41, 153, 15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01098" calcext:value-type="float">
            <text:p>-8.901098</text:p>
          </table:table-cell>
          <table:table-cell office:value-type="float" office:value="-1.087799" calcext:value-type="float">
            <text:p>-1.087799</text:p>
          </table:table-cell>
          <table:table-cell office:value-type="float" office:value="-17.53322" calcext:value-type="float">
            <text:p>-17.53322</text:p>
          </table:table-cell>
          <table:table-cell/>
          <table:table-cell table:formula="of:=CONCATENATE(&quot;vertexPosition.push(...[&quot;;[.B97];&quot;, &quot;;[.C97];&quot;, &quot;;[.D97];&quot;]);&quot;)" office:value-type="string" office:string-value="vertexPosition.push(...[-8.901098, -1.087799, -17.53322]);" calcext:value-type="string">
            <text:p>vertexPosition.push(...[-8.901098, -1.087799, -17.53322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CONCATENATE(&quot;indexes.push(...[&quot;;[.L97];&quot;, &quot;;[.M97];&quot;, &quot;;[.N97];&quot;]);&quot;; )" office:value-type="string" office:string-value="indexes.push(...[45, 155, 153]);" calcext:value-type="string">
            <text:p>indexes.push(...[45, 155, 153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8769" calcext:value-type="float">
            <text:p>10.08769</text:p>
          </table:table-cell>
          <table:table-cell office:value-type="float" office:value="-1.087799" calcext:value-type="float">
            <text:p>-1.087799</text:p>
          </table:table-cell>
          <table:table-cell office:value-type="float" office:value="-17.53322" calcext:value-type="float">
            <text:p>-17.53322</text:p>
          </table:table-cell>
          <table:table-cell/>
          <table:table-cell table:formula="of:=CONCATENATE(&quot;vertexPosition.push(...[&quot;;[.B98];&quot;, &quot;;[.C98];&quot;, &quot;;[.D98];&quot;]);&quot;)" office:value-type="string" office:string-value="vertexPosition.push(...[10.08769, -1.087799, -17.53322]);" calcext:value-type="string">
            <text:p>vertexPosition.push(...[10.08769, -1.087799, -17.53322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CONCATENATE(&quot;indexes.push(...[&quot;;[.L98];&quot;, &quot;;[.M98];&quot;, &quot;;[.N98];&quot;]);&quot;; )" office:value-type="string" office:string-value="indexes.push(...[43, 154, 155]);" calcext:value-type="string">
            <text:p>indexes.push(...[43, 154, 15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8769" calcext:value-type="float">
            <text:p>10.08769</text:p>
          </table:table-cell>
          <table:table-cell office:value-type="float" office:value="-1.087799" calcext:value-type="float">
            <text:p>-1.087799</text:p>
          </table:table-cell>
          <table:table-cell office:value-type="float" office:value="16.906099" calcext:value-type="float">
            <text:p>16.906099</text:p>
          </table:table-cell>
          <table:table-cell/>
          <table:table-cell table:formula="of:=CONCATENATE(&quot;vertexPosition.push(...[&quot;;[.B99];&quot;, &quot;;[.C99];&quot;, &quot;;[.D99];&quot;]);&quot;)" office:value-type="string" office:string-value="vertexPosition.push(...[10.08769, -1.087799, 16.906099]);" calcext:value-type="string">
            <text:p>vertexPosition.push(...[10.08769, -1.087799, 16.906099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NCATENATE(&quot;indexes.push(...[&quot;;[.L99];&quot;, &quot;;[.M99];&quot;, &quot;;[.N99];&quot;]);&quot;; )" office:value-type="string" office:string-value="indexes.push(...[41, 43, 45]);" calcext:value-type="string">
            <text:p>indexes.push(...[41, 43, 4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01098" calcext:value-type="float">
            <text:p>-8.901098</text:p>
          </table:table-cell>
          <table:table-cell office:value-type="float" office:value="-1.087799" calcext:value-type="float">
            <text:p>-1.087799</text:p>
          </table:table-cell>
          <table:table-cell office:value-type="float" office:value="16.906099" calcext:value-type="float">
            <text:p>16.906099</text:p>
          </table:table-cell>
          <table:table-cell/>
          <table:table-cell table:formula="of:=CONCATENATE(&quot;vertexPosition.push(...[&quot;;[.B100];&quot;, &quot;;[.C100];&quot;, &quot;;[.D100];&quot;]);&quot;)" office:value-type="string" office:string-value="vertexPosition.push(...[-8.901098, -1.087799, 16.906099]);" calcext:value-type="string">
            <text:p>vertexPosition.push(...[-8.901098, -1.087799, 16.906099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CONCATENATE(&quot;indexes.push(...[&quot;;[.L100];&quot;, &quot;;[.M100];&quot;, &quot;;[.N100];&quot;]);&quot;; )" office:value-type="string" office:string-value="indexes.push(...[47, 158, 157]);" calcext:value-type="string">
            <text:p>indexes.push(...[47, 158, 15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41426" calcext:value-type="float">
            <text:p>-8.941426</text:p>
          </table:table-cell>
          <table:table-cell office:value-type="float" office:value="19.066784" calcext:value-type="float">
            <text:p>19.066784</text:p>
          </table:table-cell>
          <table:table-cell office:value-type="float" office:value="-17.547886" calcext:value-type="float">
            <text:p>-17.547886</text:p>
          </table:table-cell>
          <table:table-cell/>
          <table:table-cell table:formula="of:=CONCATENATE(&quot;vertexPosition.push(...[&quot;;[.B101];&quot;, &quot;;[.C101];&quot;, &quot;;[.D101];&quot;]);&quot;)" office:value-type="string" office:string-value="vertexPosition.push(...[-8.941426, 19.066784, -17.547886]);" calcext:value-type="string">
            <text:p>vertexPosition.push(...[-8.941426, 19.066784, -17.54788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CONCATENATE(&quot;indexes.push(...[&quot;;[.L101];&quot;, &quot;;[.M101];&quot;, &quot;;[.N101];&quot;]);&quot;; )" office:value-type="string" office:string-value="indexes.push(...[47, 160, 158]);" calcext:value-type="string">
            <text:p>indexes.push(...[47, 160, 158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41426" calcext:value-type="float">
            <text:p>-8.941426</text:p>
          </table:table-cell>
          <table:table-cell office:value-type="float" office:value="19.066784" calcext:value-type="float">
            <text:p>19.066784</text:p>
          </table:table-cell>
          <table:table-cell office:value-type="float" office:value="8.933335" calcext:value-type="float">
            <text:p>8.933335</text:p>
          </table:table-cell>
          <table:table-cell/>
          <table:table-cell table:formula="of:=CONCATENATE(&quot;vertexPosition.push(...[&quot;;[.B102];&quot;, &quot;;[.C102];&quot;, &quot;;[.D102];&quot;]);&quot;)" office:value-type="string" office:string-value="vertexPosition.push(...[-8.941426, 19.066784, 8.933335]);" calcext:value-type="string">
            <text:p>vertexPosition.push(...[-8.941426, 19.066784, 8.93333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CONCATENATE(&quot;indexes.push(...[&quot;;[.L102];&quot;, &quot;;[.M102];&quot;, &quot;;[.N102];&quot;]);&quot;; )" office:value-type="string" office:string-value="indexes.push(...[51, 159, 160]);" calcext:value-type="string">
            <text:p>indexes.push(...[51, 159, 160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2487" calcext:value-type="float">
            <text:p>10.02487</text:p>
          </table:table-cell>
          <table:table-cell office:value-type="float" office:value="19.066784" calcext:value-type="float">
            <text:p>19.066784</text:p>
          </table:table-cell>
          <table:table-cell office:value-type="float" office:value="-17.547886" calcext:value-type="float">
            <text:p>-17.547886</text:p>
          </table:table-cell>
          <table:table-cell/>
          <table:table-cell table:formula="of:=CONCATENATE(&quot;vertexPosition.push(...[&quot;;[.B103];&quot;, &quot;;[.C103];&quot;, &quot;;[.D103];&quot;]);&quot;)" office:value-type="string" office:string-value="vertexPosition.push(...[10.02487, 19.066784, -17.547886]);" calcext:value-type="string">
            <text:p>vertexPosition.push(...[10.02487, 19.066784, -17.54788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CONCATENATE(&quot;indexes.push(...[&quot;;[.L103];&quot;, &quot;;[.M103];&quot;, &quot;;[.N103];&quot;]);&quot;; )" office:value-type="string" office:string-value="indexes.push(...[48, 156, 159]);" calcext:value-type="string">
            <text:p>indexes.push(...[48, 156, 159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2487" calcext:value-type="float">
            <text:p>10.02487</text:p>
          </table:table-cell>
          <table:table-cell office:value-type="float" office:value="19.066784" calcext:value-type="float">
            <text:p>19.066784</text:p>
          </table:table-cell>
          <table:table-cell office:value-type="float" office:value="8.933335" calcext:value-type="float">
            <text:p>8.933335</text:p>
          </table:table-cell>
          <table:table-cell/>
          <table:table-cell table:formula="of:=CONCATENATE(&quot;vertexPosition.push(...[&quot;;[.B104];&quot;, &quot;;[.C104];&quot;, &quot;;[.D104];&quot;]);&quot;)" office:value-type="string" office:string-value="vertexPosition.push(...[10.02487, 19.066784, 8.933335]);" calcext:value-type="string">
            <text:p>vertexPosition.push(...[10.02487, 19.066784, 8.93333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/>
          <table:table-cell table:formula="of:=CONCATENATE(&quot;indexes.push(...[&quot;;[.L104];&quot;, &quot;;[.M104];&quot;, &quot;;[.N104];&quot;]);&quot;; )" office:value-type="string" office:string-value="indexes.push(...[47, 48, 51]);" calcext:value-type="string">
            <text:p>indexes.push(...[47, 48, 51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41426" calcext:value-type="float">
            <text:p>-8.941426</text:p>
          </table:table-cell>
          <table:table-cell office:value-type="float" office:value="19.054832" calcext:value-type="float">
            <text:p>19.054832</text:p>
          </table:table-cell>
          <table:table-cell office:value-type="float" office:value="8.933335" calcext:value-type="float">
            <text:p>8.933335</text:p>
          </table:table-cell>
          <table:table-cell/>
          <table:table-cell table:formula="of:=CONCATENATE(&quot;vertexPosition.push(...[&quot;;[.B105];&quot;, &quot;;[.C105];&quot;, &quot;;[.D105];&quot;]);&quot;)" office:value-type="string" office:string-value="vertexPosition.push(...[-8.941426, 19.054832, 8.933335]);" calcext:value-type="string">
            <text:p>vertexPosition.push(...[-8.941426, 19.054832, 8.93333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CONCATENATE(&quot;indexes.push(...[&quot;;[.L105];&quot;, &quot;;[.M105];&quot;, &quot;;[.N105];&quot;]);&quot;; )" office:value-type="string" office:string-value="indexes.push(...[137, 55, 144]);" calcext:value-type="string">
            <text:p>indexes.push(...[137, 55, 144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41426" calcext:value-type="float">
            <text:p>-8.941426</text:p>
          </table:table-cell>
          <table:table-cell office:value-type="float" office:value="19.054832" calcext:value-type="float">
            <text:p>19.054832</text:p>
          </table:table-cell>
          <table:table-cell office:value-type="float" office:value="-17.547886" calcext:value-type="float">
            <text:p>-17.547886</text:p>
          </table:table-cell>
          <table:table-cell/>
          <table:table-cell table:formula="of:=CONCATENATE(&quot;vertexPosition.push(...[&quot;;[.B106];&quot;, &quot;;[.C106];&quot;, &quot;;[.D106];&quot;]);&quot;)" office:value-type="string" office:string-value="vertexPosition.push(...[-8.941426, 19.054832, -17.547886]);" calcext:value-type="string">
            <text:p>vertexPosition.push(...[-8.941426, 19.054832, -17.54788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CONCATENATE(&quot;indexes.push(...[&quot;;[.L106];&quot;, &quot;;[.M106];&quot;, &quot;;[.N106];&quot;]);&quot;; )" office:value-type="string" office:string-value="indexes.push(...[55, 145, 144]);" calcext:value-type="string">
            <text:p>indexes.push(...[55, 145, 144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14845" calcext:value-type="float">
            <text:p>10.014845</text:p>
          </table:table-cell>
          <table:table-cell office:value-type="float" office:value="26.808083" calcext:value-type="float">
            <text:p>26.808083</text:p>
          </table:table-cell>
          <table:table-cell office:value-type="float" office:value="5.90036" calcext:value-type="float">
            <text:p>5.90036</text:p>
          </table:table-cell>
          <table:table-cell/>
          <table:table-cell table:formula="of:=CONCATENATE(&quot;vertexPosition.push(...[&quot;;[.B107];&quot;, &quot;;[.C107];&quot;, &quot;;[.D107];&quot;]);&quot;)" office:value-type="string" office:string-value="vertexPosition.push(...[10.014845, 26.808083, 5.90036]);" calcext:value-type="string">
            <text:p>vertexPosition.push(...[10.014845, 26.808083, 5.9003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38" calcext:value-type="float">
            <text:p>138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CONCATENATE(&quot;indexes.push(...[&quot;;[.L107];&quot;, &quot;;[.M107];&quot;, &quot;;[.N107];&quot;]);&quot;; )" office:value-type="string" office:string-value="indexes.push(...[138, 60, 57]);" calcext:value-type="string">
            <text:p>indexes.push(...[138, 60, 5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63136" calcext:value-type="float">
            <text:p>-8.963136</text:p>
          </table:table-cell>
          <table:table-cell office:value-type="float" office:value="26.808083" calcext:value-type="float">
            <text:p>26.808083</text:p>
          </table:table-cell>
          <table:table-cell office:value-type="float" office:value="5.90036" calcext:value-type="float">
            <text:p>5.90036</text:p>
          </table:table-cell>
          <table:table-cell/>
          <table:table-cell table:formula="of:=CONCATENATE(&quot;vertexPosition.push(...[&quot;;[.B108];&quot;, &quot;;[.C108];&quot;, &quot;;[.D108];&quot;]);&quot;)" office:value-type="string" office:string-value="vertexPosition.push(...[-8.963136, 26.808083, 5.90036]);" calcext:value-type="string">
            <text:p>vertexPosition.push(...[-8.963136, 26.808083, 5.9003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CONCATENATE(&quot;indexes.push(...[&quot;;[.L108];&quot;, &quot;;[.M108];&quot;, &quot;;[.N108];&quot;]);&quot;; )" office:value-type="string" office:string-value="indexes.push(...[57, 137, 138]);" calcext:value-type="string">
            <text:p>indexes.push(...[57, 137, 138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63136" calcext:value-type="float">
            <text:p>-8.963136</text:p>
          </table:table-cell>
          <table:table-cell office:value-type="float" office:value="26.761482" calcext:value-type="float">
            <text:p>26.761482</text:p>
          </table:table-cell>
          <table:table-cell office:value-type="float" office:value="5.90036" calcext:value-type="float">
            <text:p>5.90036</text:p>
          </table:table-cell>
          <table:table-cell/>
          <table:table-cell table:formula="of:=CONCATENATE(&quot;vertexPosition.push(...[&quot;;[.B109];&quot;, &quot;;[.C109];&quot;, &quot;;[.D109];&quot;]);&quot;)" office:value-type="string" office:string-value="vertexPosition.push(...[-8.963136, 26.761482, 5.90036]);" calcext:value-type="string">
            <text:p>vertexPosition.push(...[-8.963136, 26.761482, 5.9003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NCATENATE(&quot;indexes.push(...[&quot;;[.L109];&quot;, &quot;;[.M109];&quot;, &quot;;[.N109];&quot;]);&quot;; )" office:value-type="string" office:string-value="indexes.push(...[55, 57, 60]);" calcext:value-type="string">
            <text:p>indexes.push(...[55, 57, 60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63136" calcext:value-type="float">
            <text:p>-8.963136</text:p>
          </table:table-cell>
          <table:table-cell office:value-type="float" office:value="26.761482" calcext:value-type="float">
            <text:p>26.761482</text:p>
          </table:table-cell>
          <table:table-cell office:value-type="float" office:value="-17.547886" calcext:value-type="float">
            <text:p>-17.547886</text:p>
          </table:table-cell>
          <table:table-cell/>
          <table:table-cell table:formula="of:=CONCATENATE(&quot;vertexPosition.push(...[&quot;;[.B110];&quot;, &quot;;[.C110];&quot;, &quot;;[.D110];&quot;]);&quot;)" office:value-type="string" office:string-value="vertexPosition.push(...[-8.963136, 26.761482, -17.547886]);" calcext:value-type="string">
            <text:p>vertexPosition.push(...[-8.963136, 26.761482, -17.54788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office:value-type="float" office:value="139" calcext:value-type="float">
            <text:p>139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CONCATENATE(&quot;indexes.push(...[&quot;;[.L110];&quot;, &quot;;[.M110];&quot;, &quot;;[.N110];&quot;]);&quot;; )" office:value-type="string" office:string-value="indexes.push(...[66, 139, 150]);" calcext:value-type="string">
            <text:p>indexes.push(...[66, 139, 150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14845" calcext:value-type="float">
            <text:p>10.014845</text:p>
          </table:table-cell>
          <table:table-cell office:value-type="float" office:value="26.761482" calcext:value-type="float">
            <text:p>26.761482</text:p>
          </table:table-cell>
          <table:table-cell office:value-type="float" office:value="-17.547886" calcext:value-type="float">
            <text:p>-17.547886</text:p>
          </table:table-cell>
          <table:table-cell/>
          <table:table-cell table:formula="of:=CONCATENATE(&quot;vertexPosition.push(...[&quot;;[.B111];&quot;, &quot;;[.C111];&quot;, &quot;;[.D111];&quot;]);&quot;)" office:value-type="string" office:string-value="vertexPosition.push(...[10.014845, 26.761482, -17.547886]);" calcext:value-type="string">
            <text:p>vertexPosition.push(...[10.014845, 26.761482, -17.54788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CONCATENATE(&quot;indexes.push(...[&quot;;[.L111];&quot;, &quot;;[.M111];&quot;, &quot;;[.N111];&quot;]);&quot;; )" office:value-type="string" office:string-value="indexes.push(...[66, 143, 142]);" calcext:value-type="string">
            <text:p>indexes.push(...[66, 143, 14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14845" calcext:value-type="float">
            <text:p>10.014845</text:p>
          </table:table-cell>
          <table:table-cell office:value-type="float" office:value="26.808083" calcext:value-type="float">
            <text:p>26.808083</text:p>
          </table:table-cell>
          <table:table-cell office:value-type="float" office:value="-17.547886" calcext:value-type="float">
            <text:p>-17.547886</text:p>
          </table:table-cell>
          <table:table-cell/>
          <table:table-cell table:formula="of:=CONCATENATE(&quot;vertexPosition.push(...[&quot;;[.B112];&quot;, &quot;;[.C112];&quot;, &quot;;[.D112];&quot;]);&quot;)" office:value-type="string" office:string-value="vertexPosition.push(...[10.014845, 26.808083, -17.547886]);" calcext:value-type="string">
            <text:p>vertexPosition.push(...[10.014845, 26.808083, -17.54788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CONCATENATE(&quot;indexes.push(...[&quot;;[.L112];&quot;, &quot;;[.M112];&quot;, &quot;;[.N112];&quot;]);&quot;; )" office:value-type="string" office:string-value="indexes.push(...[68, 141, 143]);" calcext:value-type="string">
            <text:p>indexes.push(...[68, 141, 143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14845" calcext:value-type="float">
            <text:p>10.014845</text:p>
          </table:table-cell>
          <table:table-cell office:value-type="float" office:value="34.514736" calcext:value-type="float">
            <text:p>34.514736</text:p>
          </table:table-cell>
          <table:table-cell office:value-type="float" office:value="-17.544807" calcext:value-type="float">
            <text:p>-17.544807</text:p>
          </table:table-cell>
          <table:table-cell/>
          <table:table-cell table:formula="of:=CONCATENATE(&quot;vertexPosition.push(...[&quot;;[.B113];&quot;, &quot;;[.C113];&quot;, &quot;;[.D113];&quot;]);&quot;)" office:value-type="string" office:string-value="vertexPosition.push(...[10.014845, 34.514736, -17.544807]);" calcext:value-type="string">
            <text:p>vertexPosition.push(...[10.014845, 34.514736, -17.54480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CONCATENATE(&quot;indexes.push(...[&quot;;[.L113];&quot;, &quot;;[.M113];&quot;, &quot;;[.N113];&quot;]);&quot;; )" office:value-type="string" office:string-value="indexes.push(...[68, 150, 151]);" calcext:value-type="string">
            <text:p>indexes.push(...[68, 150, 151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6701" calcext:value-type="float">
            <text:p>-8.96701</text:p>
          </table:table-cell>
          <table:table-cell office:value-type="float" office:value="34.514736" calcext:value-type="float">
            <text:p>34.514736</text:p>
          </table:table-cell>
          <table:table-cell office:value-type="float" office:value="-17.544807" calcext:value-type="float">
            <text:p>-17.544807</text:p>
          </table:table-cell>
          <table:table-cell/>
          <table:table-cell table:formula="of:=CONCATENATE(&quot;vertexPosition.push(...[&quot;;[.B114];&quot;, &quot;;[.C114];&quot;, &quot;;[.D114];&quot;]);&quot;)" office:value-type="string" office:string-value="vertexPosition.push(...[-8.96701, 34.514736, -17.544807]);" calcext:value-type="string">
            <text:p>vertexPosition.push(...[-8.96701, 34.514736, -17.54480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float" office:value="129" calcext:value-type="float">
            <text:p>129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CONCATENATE(&quot;indexes.push(...[&quot;;[.L114];&quot;, &quot;;[.M114];&quot;, &quot;;[.N114];&quot;]);&quot;; )" office:value-type="string" office:string-value="indexes.push(...[72, 129, 146]);" calcext:value-type="string">
            <text:p>indexes.push(...[72, 129, 146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14845" calcext:value-type="float">
            <text:p>10.014845</text:p>
          </table:table-cell>
          <table:table-cell office:value-type="float" office:value="34.497124" calcext:value-type="float">
            <text:p>34.497124</text:p>
          </table:table-cell>
          <table:table-cell office:value-type="float" office:value="-17.544807" calcext:value-type="float">
            <text:p>-17.544807</text:p>
          </table:table-cell>
          <table:table-cell/>
          <table:table-cell table:formula="of:=CONCATENATE(&quot;vertexPosition.push(...[&quot;;[.B115];&quot;, &quot;;[.C115];&quot;, &quot;;[.D115];&quot;]);&quot;)" office:value-type="string" office:string-value="vertexPosition.push(...[10.014845, 34.497124, -17.544807]);" calcext:value-type="string">
            <text:p>vertexPosition.push(...[10.014845, 34.497124, -17.54480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CONCATENATE(&quot;indexes.push(...[&quot;;[.L115];&quot;, &quot;;[.M115];&quot;, &quot;;[.N115];&quot;]);&quot;; )" office:value-type="string" office:string-value="indexes.push(...[72, 136, 135]);" calcext:value-type="string">
            <text:p>indexes.push(...[72, 136, 13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14845" calcext:value-type="float">
            <text:p>10.014845</text:p>
          </table:table-cell>
          <table:table-cell office:value-type="float" office:value="34.497124" calcext:value-type="float">
            <text:p>34.497124</text:p>
          </table:table-cell>
          <table:table-cell office:value-type="float" office:value="2.92205" calcext:value-type="float">
            <text:p>2.92205</text:p>
          </table:table-cell>
          <table:table-cell/>
          <table:table-cell table:formula="of:=CONCATENATE(&quot;vertexPosition.push(...[&quot;;[.B116];&quot;, &quot;;[.C116];&quot;, &quot;;[.D116];&quot;]);&quot;)" office:value-type="string" office:string-value="vertexPosition.push(...[10.014845, 34.497124, 2.92205]);" calcext:value-type="string">
            <text:p>vertexPosition.push(...[10.014845, 34.497124, 2.9220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CONCATENATE(&quot;indexes.push(...[&quot;;[.L116];&quot;, &quot;;[.M116];&quot;, &quot;;[.N116];&quot;]);&quot;; )" office:value-type="string" office:string-value="indexes.push(...[130, 76, 147]);" calcext:value-type="string">
            <text:p>indexes.push(...[130, 76, 14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14845" calcext:value-type="float">
            <text:p>10.014845</text:p>
          </table:table-cell>
          <table:table-cell office:value-type="float" office:value="34.514736" calcext:value-type="float">
            <text:p>34.514736</text:p>
          </table:table-cell>
          <table:table-cell office:value-type="float" office:value="2.92205" calcext:value-type="float">
            <text:p>2.92205</text:p>
          </table:table-cell>
          <table:table-cell/>
          <table:table-cell table:formula="of:=CONCATENATE(&quot;vertexPosition.push(...[&quot;;[.B117];&quot;, &quot;;[.C117];&quot;, &quot;;[.D117];&quot;]);&quot;)" office:value-type="string" office:string-value="vertexPosition.push(...[10.014845, 34.514736, 2.92205]);" calcext:value-type="string">
            <text:p>vertexPosition.push(...[10.014845, 34.514736, 2.9220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CONCATENATE(&quot;indexes.push(...[&quot;;[.L117];&quot;, &quot;;[.M117];&quot;, &quot;;[.N117];&quot;]);&quot;; )" office:value-type="string" office:string-value="indexes.push(...[76, 146, 147]);" calcext:value-type="string">
            <text:p>indexes.push(...[76, 146, 14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6701" calcext:value-type="float">
            <text:p>-8.96701</text:p>
          </table:table-cell>
          <table:table-cell office:value-type="float" office:value="34.514736" calcext:value-type="float">
            <text:p>34.514736</text:p>
          </table:table-cell>
          <table:table-cell office:value-type="float" office:value="2.92205" calcext:value-type="float">
            <text:p>2.92205</text:p>
          </table:table-cell>
          <table:table-cell/>
          <table:table-cell table:formula="of:=CONCATENATE(&quot;vertexPosition.push(...[&quot;;[.B118];&quot;, &quot;;[.C118];&quot;, &quot;;[.D118];&quot;]);&quot;)" office:value-type="string" office:string-value="vertexPosition.push(...[-8.96701, 34.514736, 2.92205]);" calcext:value-type="string">
            <text:p>vertexPosition.push(...[-8.96701, 34.514736, 2.9220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CONCATENATE(&quot;indexes.push(...[&quot;;[.L118];&quot;, &quot;;[.M118];&quot;, &quot;;[.N118];&quot;]);&quot;; )" office:value-type="string" office:string-value="indexes.push(...[80, 134, 149]);" calcext:value-type="string">
            <text:p>indexes.push(...[80, 134, 149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20996" calcext:value-type="float">
            <text:p>10.020996</text:p>
          </table:table-cell>
          <table:table-cell office:value-type="float" office:value="42.250378" calcext:value-type="float">
            <text:p>42.250378</text:p>
          </table:table-cell>
          <table:table-cell office:value-type="float" office:value="-17.542046" calcext:value-type="float">
            <text:p>-17.542046</text:p>
          </table:table-cell>
          <table:table-cell/>
          <table:table-cell table:formula="of:=CONCATENATE(&quot;vertexPosition.push(...[&quot;;[.B119];&quot;, &quot;;[.C119];&quot;, &quot;;[.D119];&quot;]);&quot;)" office:value-type="string" office:string-value="vertexPosition.push(...[10.020996, 42.250378, -17.542046]);" calcext:value-type="string">
            <text:p>vertexPosition.push(...[10.020996, 42.250378, -17.54204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CONCATENATE(&quot;indexes.push(...[&quot;;[.L119];&quot;, &quot;;[.M119];&quot;, &quot;;[.N119];&quot;]);&quot;; )" office:value-type="string" office:string-value="indexes.push(...[80, 133, 132]);" calcext:value-type="string">
            <text:p>indexes.push(...[80, 133, 13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6701" calcext:value-type="float">
            <text:p>-8.96701</text:p>
          </table:table-cell>
          <table:table-cell office:value-type="float" office:value="42.250378" calcext:value-type="float">
            <text:p>42.250378</text:p>
          </table:table-cell>
          <table:table-cell office:value-type="float" office:value="-17.542046" calcext:value-type="float">
            <text:p>-17.542046</text:p>
          </table:table-cell>
          <table:table-cell/>
          <table:table-cell table:formula="of:=CONCATENATE(&quot;vertexPosition.push(...[&quot;;[.B120];&quot;, &quot;;[.C120];&quot;, &quot;;[.D120];&quot;]);&quot;)" office:value-type="string" office:string-value="vertexPosition.push(...[-8.96701, 42.250378, -17.542046]);" calcext:value-type="string">
            <text:p>vertexPosition.push(...[-8.96701, 42.250378, -17.54204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CONCATENATE(&quot;indexes.push(...[&quot;;[.L120];&quot;, &quot;;[.M120];&quot;, &quot;;[.N120];&quot;]);&quot;; )" office:value-type="string" office:string-value="indexes.push(...[84, 131, 133]);" calcext:value-type="string">
            <text:p>indexes.push(...[84, 131, 133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6701" calcext:value-type="float">
            <text:p>-8.96701</text:p>
          </table:table-cell>
          <table:table-cell office:value-type="float" office:value="42.250378" calcext:value-type="float">
            <text:p>42.250378</text:p>
          </table:table-cell>
          <table:table-cell office:value-type="float" office:value="-0.054684" calcext:value-type="float">
            <text:p>-0.054684</text:p>
          </table:table-cell>
          <table:table-cell/>
          <table:table-cell table:formula="of:=CONCATENATE(&quot;vertexPosition.push(...[&quot;;[.B121];&quot;, &quot;;[.C121];&quot;, &quot;;[.D121];&quot;]);&quot;)" office:value-type="string" office:string-value="vertexPosition.push(...[-8.96701, 42.250378, -0.054684]);" calcext:value-type="string">
            <text:p>vertexPosition.push(...[-8.96701, 42.250378, -0.05468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CONCATENATE(&quot;indexes.push(...[&quot;;[.L121];&quot;, &quot;;[.M121];&quot;, &quot;;[.N121];&quot;]);&quot;; )" office:value-type="string" office:string-value="indexes.push(...[84, 149, 148]);" calcext:value-type="string">
            <text:p>indexes.push(...[84, 149, 148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20996" calcext:value-type="float">
            <text:p>10.020996</text:p>
          </table:table-cell>
          <table:table-cell office:value-type="float" office:value="42.250378" calcext:value-type="float">
            <text:p>42.250378</text:p>
          </table:table-cell>
          <table:table-cell office:value-type="float" office:value="-0.054684" calcext:value-type="float">
            <text:p>-0.054684</text:p>
          </table:table-cell>
          <table:table-cell/>
          <table:table-cell table:formula="of:=CONCATENATE(&quot;vertexPosition.push(...[&quot;;[.B122];&quot;, &quot;;[.C122];&quot;, &quot;;[.D122];&quot;]);&quot;)" office:value-type="string" office:string-value="vertexPosition.push(...[10.020996, 42.250378, -0.054684]);" calcext:value-type="string">
            <text:p>vertexPosition.push(...[10.020996, 42.250378, -0.05468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CONCATENATE(&quot;indexes.push(...[&quot;;[.L122];&quot;, &quot;;[.M122];&quot;, &quot;;[.N122];&quot;]);&quot;; )" office:value-type="string" office:string-value="indexes.push(...[3, 233, 232]);" calcext:value-type="string">
            <text:p>indexes.push(...[3, 233, 23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20996" calcext:value-type="float">
            <text:p>10.020996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14.522326" calcext:value-type="float">
            <text:p>-14.522326</text:p>
          </table:table-cell>
          <table:table-cell/>
          <table:table-cell table:formula="of:=CONCATENATE(&quot;vertexPosition.push(...[&quot;;[.B123];&quot;, &quot;;[.C123];&quot;, &quot;;[.D123];&quot;]);&quot;)" office:value-type="string" office:string-value="vertexPosition.push(...[10.020996, 49.983097, -14.522326]);" calcext:value-type="string">
            <text:p>vertexPosition.push(...[10.020996, 49.983097, -14.52232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indexes.push(...[&quot;;[.L123];&quot;, &quot;;[.M123];&quot;, &quot;;[.N123];&quot;]);&quot;; )" office:value-type="string" office:string-value="indexes.push(...[7, 204, 6]);" calcext:value-type="string">
            <text:p>indexes.push(...[7, 204, 6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6446" calcext:value-type="float">
            <text:p>-8.96446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14.522326" calcext:value-type="float">
            <text:p>-14.522326</text:p>
          </table:table-cell>
          <table:table-cell/>
          <table:table-cell table:formula="of:=CONCATENATE(&quot;vertexPosition.push(...[&quot;;[.B124];&quot;, &quot;;[.C124];&quot;, &quot;;[.D124];&quot;]);&quot;)" office:value-type="string" office:string-value="vertexPosition.push(...[-8.96446, 49.983097, -14.522326]);" calcext:value-type="string">
            <text:p>vertexPosition.push(...[-8.96446, 49.983097, -14.52232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CONCATENATE(&quot;indexes.push(...[&quot;;[.L124];&quot;, &quot;;[.M124];&quot;, &quot;;[.N124];&quot;]);&quot;; )" office:value-type="string" office:string-value="indexes.push(...[27, 34, 36]);" calcext:value-type="string">
            <text:p>indexes.push(...[27, 34, 36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20996" calcext:value-type="float">
            <text:p>10.020996</text:p>
          </table:table-cell>
          <table:table-cell office:value-type="float" office:value="49.978329" calcext:value-type="float">
            <text:p>49.978329</text:p>
          </table:table-cell>
          <table:table-cell office:value-type="float" office:value="-14.522326" calcext:value-type="float">
            <text:p>-14.522326</text:p>
          </table:table-cell>
          <table:table-cell/>
          <table:table-cell table:formula="of:=CONCATENATE(&quot;vertexPosition.push(...[&quot;;[.B125];&quot;, &quot;;[.C125];&quot;, &quot;;[.D125];&quot;]);&quot;)" office:value-type="string" office:string-value="vertexPosition.push(...[10.020996, 49.978329, -14.522326]);" calcext:value-type="string">
            <text:p>vertexPosition.push(...[10.020996, 49.978329, -14.52232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CONCATENATE(&quot;indexes.push(...[&quot;;[.L125];&quot;, &quot;;[.M125];&quot;, &quot;;[.N125];&quot;]);&quot;; )" office:value-type="string" office:string-value="indexes.push(...[125, 128, 122]);" calcext:value-type="string">
            <text:p>indexes.push(...[125, 128, 12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8.96446" calcext:value-type="float">
            <text:p>-8.96446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3.053574" calcext:value-type="float">
            <text:p>-3.053574</text:p>
          </table:table-cell>
          <table:table-cell/>
          <table:table-cell table:formula="of:=CONCATENATE(&quot;vertexPosition.push(...[&quot;;[.B126];&quot;, &quot;;[.C126];&quot;, &quot;;[.D126];&quot;]);&quot;)" office:value-type="string" office:string-value="vertexPosition.push(...[-8.96446, 49.983097, -3.053574]);" calcext:value-type="string">
            <text:p>vertexPosition.push(...[-8.96446, 49.983097, -3.05357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CONCATENATE(&quot;indexes.push(...[&quot;;[.L126];&quot;, &quot;;[.M126];&quot;, &quot;;[.N126];&quot;]);&quot;; )" office:value-type="string" office:string-value="indexes.push(...[114, 118, 121]);" calcext:value-type="string">
            <text:p>indexes.push(...[114, 118, 121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20996" calcext:value-type="float">
            <text:p>10.020996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3.053574" calcext:value-type="float">
            <text:p>-3.053574</text:p>
          </table:table-cell>
          <table:table-cell/>
          <table:table-cell table:formula="of:=CONCATENATE(&quot;vertexPosition.push(...[&quot;;[.B127];&quot;, &quot;;[.C127];&quot;, &quot;;[.D127];&quot;]);&quot;)" office:value-type="string" office:string-value="vertexPosition.push(...[10.020996, 49.983097, -3.053574]);" calcext:value-type="string">
            <text:p>vertexPosition.push(...[10.020996, 49.983097, -3.05357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CONCATENATE(&quot;indexes.push(...[&quot;;[.L127];&quot;, &quot;;[.M127];&quot;, &quot;;[.N127];&quot;]);&quot;; )" office:value-type="string" office:string-value="indexes.push(...[12, 231, 230]);" calcext:value-type="string">
            <text:p>indexes.push(...[12, 231, 230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020996" calcext:value-type="float">
            <text:p>10.020996</text:p>
          </table:table-cell>
          <table:table-cell office:value-type="float" office:value="49.978329" calcext:value-type="float">
            <text:p>49.978329</text:p>
          </table:table-cell>
          <table:table-cell office:value-type="float" office:value="-3.053574" calcext:value-type="float">
            <text:p>-3.053574</text:p>
          </table:table-cell>
          <table:table-cell/>
          <table:table-cell table:formula="of:=CONCATENATE(&quot;vertexPosition.push(...[&quot;;[.B128];&quot;, &quot;;[.C128];&quot;, &quot;;[.D128];&quot;]);&quot;)" office:value-type="string" office:string-value="vertexPosition.push(...[10.020996, 49.978329, -3.053574]);" calcext:value-type="string">
            <text:p>vertexPosition.push(...[10.020996, 49.978329, -3.05357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203" calcext:value-type="float">
            <text:p>20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indexes.push(...[&quot;;[.L128];&quot;, &quot;;[.M128];&quot;, &quot;;[.N128];&quot;]);&quot;; )" office:value-type="string" office:string-value="indexes.push(...[18, 203, 15]);" calcext:value-type="string">
            <text:p>indexes.push(...[18, 203, 1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40368" calcext:value-type="float">
            <text:p>7.140368</text:p>
          </table:table-cell>
          <table:table-cell office:value-type="float" office:value="19.066784" calcext:value-type="float">
            <text:p>19.066784</text:p>
          </table:table-cell>
          <table:table-cell office:value-type="float" office:value="8.933335" calcext:value-type="float">
            <text:p>8.933335</text:p>
          </table:table-cell>
          <table:table-cell/>
          <table:table-cell table:formula="of:=CONCATENATE(&quot;vertexPosition.push(...[&quot;;[.B129];&quot;, &quot;;[.C129];&quot;, &quot;;[.D129];&quot;]);&quot;)" office:value-type="string" office:string-value="vertexPosition.push(...[7.140368, 19.066784, 8.933335]);" calcext:value-type="string">
            <text:p>vertexPosition.push(...[7.140368, 19.066784, 8.93333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16" calcext:value-type="float">
            <text:p>216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CONCATENATE(&quot;indexes.push(...[&quot;;[.L129];&quot;, &quot;;[.M129];&quot;, &quot;;[.N129];&quot;]);&quot;; )" office:value-type="string" office:string-value="indexes.push(...[216, 221, 225]);" calcext:value-type="string">
            <text:p>indexes.push(...[216, 221, 22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97435" calcext:value-type="float">
            <text:p>1.897435</text:p>
          </table:table-cell>
          <table:table-cell office:value-type="float" office:value="19.066784" calcext:value-type="float">
            <text:p>19.066784</text:p>
          </table:table-cell>
          <table:table-cell office:value-type="float" office:value="8.933335" calcext:value-type="float">
            <text:p>8.933335</text:p>
          </table:table-cell>
          <table:table-cell/>
          <table:table-cell table:formula="of:=CONCATENATE(&quot;vertexPosition.push(...[&quot;;[.B130];&quot;, &quot;;[.C130];&quot;, &quot;;[.D130];&quot;]);&quot;)" office:value-type="string" office:string-value="vertexPosition.push(...[1.897435, 19.066784, 8.933335]);" calcext:value-type="string">
            <text:p>vertexPosition.push(...[1.897435, 19.066784, 8.93333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/>
          <table:table-cell table:formula="of:=CONCATENATE(&quot;indexes.push(...[&quot;;[.L130];&quot;, &quot;;[.M130];&quot;, &quot;;[.N130];&quot;]);&quot;; )" office:value-type="string" office:string-value="indexes.push(...[62, 67, 69]);" calcext:value-type="string">
            <text:p>indexes.push(...[62, 67, 69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081974" calcext:value-type="float">
            <text:p>-6.081974</text:p>
          </table:table-cell>
          <table:table-cell office:value-type="float" office:value="19.066784" calcext:value-type="float">
            <text:p>19.066784</text:p>
          </table:table-cell>
          <table:table-cell office:value-type="float" office:value="8.933335" calcext:value-type="float">
            <text:p>8.933335</text:p>
          </table:table-cell>
          <table:table-cell/>
          <table:table-cell table:formula="of:=CONCATENATE(&quot;vertexPosition.push(...[&quot;;[.B131];&quot;, &quot;;[.C131];&quot;, &quot;;[.D131];&quot;]);&quot;)" office:value-type="string" office:string-value="vertexPosition.push(...[-6.081974, 19.066784, 8.933335]);" calcext:value-type="string">
            <text:p>vertexPosition.push(...[-6.081974, 19.066784, 8.93333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/>
          <table:table-cell table:formula="of:=CONCATENATE(&quot;indexes.push(...[&quot;;[.L131];&quot;, &quot;;[.M131];&quot;, &quot;;[.N131];&quot;]);&quot;; )" office:value-type="string" office:string-value="indexes.push(...[83, 82, 59]);" calcext:value-type="string">
            <text:p>indexes.push(...[83, 82, 59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39041" calcext:value-type="float">
            <text:p>-0.839041</text:p>
          </table:table-cell>
          <table:table-cell office:value-type="float" office:value="19.066784" calcext:value-type="float">
            <text:p>19.066784</text:p>
          </table:table-cell>
          <table:table-cell office:value-type="float" office:value="10.553466" calcext:value-type="float">
            <text:p>10.553466</text:p>
          </table:table-cell>
          <table:table-cell/>
          <table:table-cell table:formula="of:=CONCATENATE(&quot;vertexPosition.push(...[&quot;;[.B132];&quot;, &quot;;[.C132];&quot;, &quot;;[.D132];&quot;]);&quot;)" office:value-type="string" office:string-value="vertexPosition.push(...[-0.839041, 19.066784, 10.553466]);" calcext:value-type="string">
            <text:p>vertexPosition.push(...[-0.839041, 19.066784, 10.55346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/>
          <table:table-cell table:formula="of:=CONCATENATE(&quot;indexes.push(...[&quot;;[.L132];&quot;, &quot;;[.M132];&quot;, &quot;;[.N132];&quot;]);&quot;; )" office:value-type="string" office:string-value="indexes.push(...[74, 78, 79]);" calcext:value-type="string">
            <text:p>indexes.push(...[74, 78, 79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081974" calcext:value-type="float">
            <text:p>-6.081974</text:p>
          </table:table-cell>
          <table:table-cell office:value-type="float" office:value="19.066784" calcext:value-type="float">
            <text:p>19.066784</text:p>
          </table:table-cell>
          <table:table-cell office:value-type="float" office:value="10.553469" calcext:value-type="float">
            <text:p>10.553469</text:p>
          </table:table-cell>
          <table:table-cell/>
          <table:table-cell table:formula="of:=CONCATENATE(&quot;vertexPosition.push(...[&quot;;[.B133];&quot;, &quot;;[.C133];&quot;, &quot;;[.D133];&quot;]);&quot;)" office:value-type="string" office:string-value="vertexPosition.push(...[-6.081974, 19.066784, 10.553469]);" calcext:value-type="string">
            <text:p>vertexPosition.push(...[-6.081974, 19.066784, 10.553469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/>
          <table:table-cell table:formula="of:=CONCATENATE(&quot;indexes.push(...[&quot;;[.L133];&quot;, &quot;;[.M133];&quot;, &quot;;[.N133];&quot;]);&quot;; )" office:value-type="string" office:string-value="indexes.push(...[78, 81, 79]);" calcext:value-type="string">
            <text:p>indexes.push(...[78, 81, 79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39041" calcext:value-type="float">
            <text:p>-0.839041</text:p>
          </table:table-cell>
          <table:table-cell office:value-type="float" office:value="19.066784" calcext:value-type="float">
            <text:p>19.066784</text:p>
          </table:table-cell>
          <table:table-cell office:value-type="float" office:value="8.933335" calcext:value-type="float">
            <text:p>8.933335</text:p>
          </table:table-cell>
          <table:table-cell/>
          <table:table-cell table:formula="of:=CONCATENATE(&quot;vertexPosition.push(...[&quot;;[.B134];&quot;, &quot;;[.C134];&quot;, &quot;;[.D134];&quot;]);&quot;)" office:value-type="string" office:string-value="vertexPosition.push(...[-0.839041, 19.066784, 8.933335]);" calcext:value-type="string">
            <text:p>vertexPosition.push(...[-0.839041, 19.066784, 8.93333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NCATENATE(&quot;indexes.push(...[&quot;;[.L134];&quot;, &quot;;[.M134];&quot;, &quot;;[.N134];&quot;]);&quot;; )" office:value-type="string" office:string-value="indexes.push(...[83, 59, 14]);" calcext:value-type="string">
            <text:p>indexes.push(...[83, 59, 14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40368" calcext:value-type="float">
            <text:p>7.140368</text:p>
          </table:table-cell>
          <table:table-cell office:value-type="float" office:value="19.066784" calcext:value-type="float">
            <text:p>19.066784</text:p>
          </table:table-cell>
          <table:table-cell office:value-type="float" office:value="10.563033" calcext:value-type="float">
            <text:p>10.563033</text:p>
          </table:table-cell>
          <table:table-cell/>
          <table:table-cell table:formula="of:=CONCATENATE(&quot;vertexPosition.push(...[&quot;;[.B135];&quot;, &quot;;[.C135];&quot;, &quot;;[.D135];&quot;]);&quot;)" office:value-type="string" office:string-value="vertexPosition.push(...[7.140368, 19.066784, 10.563033]);" calcext:value-type="string">
            <text:p>vertexPosition.push(...[7.140368, 19.066784, 10.563033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NCATENATE(&quot;indexes.push(...[&quot;;[.L135];&quot;, &quot;;[.M135];&quot;, &quot;;[.N135];&quot;]);&quot;; )" office:value-type="string" office:string-value="indexes.push(...[74, 79, 14]);" calcext:value-type="string">
            <text:p>indexes.push(...[74, 79, 14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97435" calcext:value-type="float">
            <text:p>1.897435</text:p>
          </table:table-cell>
          <table:table-cell office:value-type="float" office:value="19.066784" calcext:value-type="float">
            <text:p>19.066784</text:p>
          </table:table-cell>
          <table:table-cell office:value-type="float" office:value="10.563033" calcext:value-type="float">
            <text:p>10.563033</text:p>
          </table:table-cell>
          <table:table-cell/>
          <table:table-cell table:formula="of:=CONCATENATE(&quot;vertexPosition.push(...[&quot;;[.B136];&quot;, &quot;;[.C136];&quot;, &quot;;[.D136];&quot;]);&quot;)" office:value-type="string" office:string-value="vertexPosition.push(...[1.897435, 19.066784, 10.563033]);" calcext:value-type="string">
            <text:p>vertexPosition.push(...[1.897435, 19.066784, 10.563033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/>
          <table:table-cell table:formula="of:=CONCATENATE(&quot;indexes.push(...[&quot;;[.L136];&quot;, &quot;;[.M136];&quot;, &quot;;[.N136];&quot;]);&quot;; )" office:value-type="string" office:string-value="indexes.push(...[81, 78, 59]);" calcext:value-type="string">
            <text:p>indexes.push(...[81, 78, 59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40368" calcext:value-type="float">
            <text:p>7.140368</text:p>
          </table:table-cell>
          <table:table-cell office:value-type="float" office:value="26.808083" calcext:value-type="float">
            <text:p>26.808083</text:p>
          </table:table-cell>
          <table:table-cell office:value-type="float" office:value="5.908434" calcext:value-type="float">
            <text:p>5.908434</text:p>
          </table:table-cell>
          <table:table-cell/>
          <table:table-cell table:formula="of:=CONCATENATE(&quot;vertexPosition.push(...[&quot;;[.B137];&quot;, &quot;;[.C137];&quot;, &quot;;[.D137];&quot;]);&quot;)" office:value-type="string" office:string-value="vertexPosition.push(...[7.140368, 26.808083, 5.908434]);" calcext:value-type="string">
            <text:p>vertexPosition.push(...[7.140368, 26.808083, 5.90843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/>
          <table:table-cell table:formula="of:=CONCATENATE(&quot;indexes.push(...[&quot;;[.L137];&quot;, &quot;;[.M137];&quot;, &quot;;[.N137];&quot;]);&quot;; )" office:value-type="string" office:string-value="indexes.push(...[92, 89, 79]);" calcext:value-type="string">
            <text:p>indexes.push(...[92, 89, 79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97435" calcext:value-type="float">
            <text:p>1.897435</text:p>
          </table:table-cell>
          <table:table-cell office:value-type="float" office:value="26.808083" calcext:value-type="float">
            <text:p>26.808083</text:p>
          </table:table-cell>
          <table:table-cell office:value-type="float" office:value="5.908434" calcext:value-type="float">
            <text:p>5.908434</text:p>
          </table:table-cell>
          <table:table-cell/>
          <table:table-cell table:formula="of:=CONCATENATE(&quot;vertexPosition.push(...[&quot;;[.B138];&quot;, &quot;;[.C138];&quot;, &quot;;[.D138];&quot;]);&quot;)" office:value-type="string" office:string-value="vertexPosition.push(...[1.897435, 26.808083, 5.908434]);" calcext:value-type="string">
            <text:p>vertexPosition.push(...[1.897435, 26.808083, 5.90843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/>
          <table:table-cell table:formula="of:=CONCATENATE(&quot;indexes.push(...[&quot;;[.L138];&quot;, &quot;;[.M138];&quot;, &quot;;[.N138];&quot;]);&quot;; )" office:value-type="string" office:string-value="indexes.push(...[79, 81, 87]);" calcext:value-type="string">
            <text:p>indexes.push(...[79, 81, 8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39041" calcext:value-type="float">
            <text:p>-0.839041</text:p>
          </table:table-cell>
          <table:table-cell office:value-type="float" office:value="26.808083" calcext:value-type="float">
            <text:p>26.808083</text:p>
          </table:table-cell>
          <table:table-cell office:value-type="float" office:value="5.90036" calcext:value-type="float">
            <text:p>5.90036</text:p>
          </table:table-cell>
          <table:table-cell/>
          <table:table-cell table:formula="of:=CONCATENATE(&quot;vertexPosition.push(...[&quot;;[.B139];&quot;, &quot;;[.C139];&quot;, &quot;;[.D139];&quot;]);&quot;)" office:value-type="string" office:string-value="vertexPosition.push(...[-0.839041, 26.808083, 5.90036]);" calcext:value-type="string">
            <text:p>vertexPosition.push(...[-0.839041, 26.808083, 5.9003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/>
          <table:table-cell table:formula="of:=CONCATENATE(&quot;indexes.push(...[&quot;;[.L139];&quot;, &quot;;[.M139];&quot;, &quot;;[.N139];&quot;]);&quot;; )" office:value-type="string" office:string-value="indexes.push(...[88, 92, 79]);" calcext:value-type="string">
            <text:p>indexes.push(...[88, 92, 79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97435" calcext:value-type="float">
            <text:p>1.897435</text:p>
          </table:table-cell>
          <table:table-cell office:value-type="float" office:value="26.808083" calcext:value-type="float">
            <text:p>26.808083</text:p>
          </table:table-cell>
          <table:table-cell office:value-type="float" office:value="7.197648" calcext:value-type="float">
            <text:p>7.197648</text:p>
          </table:table-cell>
          <table:table-cell/>
          <table:table-cell table:formula="of:=CONCATENATE(&quot;vertexPosition.push(...[&quot;;[.B140];&quot;, &quot;;[.C140];&quot;, &quot;;[.D140];&quot;]);&quot;)" office:value-type="string" office:string-value="vertexPosition.push(...[1.897435, 26.808083, 7.197648]);" calcext:value-type="string">
            <text:p>vertexPosition.push(...[1.897435, 26.808083, 7.197648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/>
          <table:table-cell table:formula="of:=CONCATENATE(&quot;indexes.push(...[&quot;;[.L140];&quot;, &quot;;[.M140];&quot;, &quot;;[.N140];&quot;]);&quot;; )" office:value-type="string" office:string-value="indexes.push(...[81, 82, 86]);" calcext:value-type="string">
            <text:p>indexes.push(...[81, 82, 86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081974" calcext:value-type="float">
            <text:p>-6.081974</text:p>
          </table:table-cell>
          <table:table-cell office:value-type="float" office:value="26.808083" calcext:value-type="float">
            <text:p>26.808083</text:p>
          </table:table-cell>
          <table:table-cell office:value-type="float" office:value="5.90036" calcext:value-type="float">
            <text:p>5.90036</text:p>
          </table:table-cell>
          <table:table-cell/>
          <table:table-cell table:formula="of:=CONCATENATE(&quot;vertexPosition.push(...[&quot;;[.B141];&quot;, &quot;;[.C141];&quot;, &quot;;[.D141];&quot;]);&quot;)" office:value-type="string" office:string-value="vertexPosition.push(...[-6.081974, 26.808083, 5.90036]);" calcext:value-type="string">
            <text:p>vertexPosition.push(...[-6.081974, 26.808083, 5.9003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/>
          <table:table-cell table:formula="of:=CONCATENATE(&quot;indexes.push(...[&quot;;[.L141];&quot;, &quot;;[.M141];&quot;, &quot;;[.N141];&quot;]);&quot;; )" office:value-type="string" office:string-value="indexes.push(...[77, 96, 95]);" calcext:value-type="string">
            <text:p>indexes.push(...[77, 96, 9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39041" calcext:value-type="float">
            <text:p>-0.839041</text:p>
          </table:table-cell>
          <table:table-cell office:value-type="float" office:value="26.808083" calcext:value-type="float">
            <text:p>26.808083</text:p>
          </table:table-cell>
          <table:table-cell office:value-type="float" office:value="7.524602" calcext:value-type="float">
            <text:p>7.524602</text:p>
          </table:table-cell>
          <table:table-cell/>
          <table:table-cell table:formula="of:=CONCATENATE(&quot;vertexPosition.push(...[&quot;;[.B142];&quot;, &quot;;[.C142];&quot;, &quot;;[.D142];&quot;]);&quot;)" office:value-type="string" office:string-value="vertexPosition.push(...[-0.839041, 26.808083, 7.524602]);" calcext:value-type="string">
            <text:p>vertexPosition.push(...[-0.839041, 26.808083, 7.524602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NCATENATE(&quot;indexes.push(...[&quot;;[.L142];&quot;, &quot;;[.M142];&quot;, &quot;;[.N142];&quot;]);&quot;; )" office:value-type="string" office:string-value="indexes.push(...[79, 89, 90]);" calcext:value-type="string">
            <text:p>indexes.push(...[79, 89, 90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081974" calcext:value-type="float">
            <text:p>-6.081974</text:p>
          </table:table-cell>
          <table:table-cell office:value-type="float" office:value="26.808083" calcext:value-type="float">
            <text:p>26.808083</text:p>
          </table:table-cell>
          <table:table-cell office:value-type="float" office:value="7.524604" calcext:value-type="float">
            <text:p>7.524604</text:p>
          </table:table-cell>
          <table:table-cell/>
          <table:table-cell table:formula="of:=CONCATENATE(&quot;vertexPosition.push(...[&quot;;[.B143];&quot;, &quot;;[.C143];&quot;, &quot;;[.D143];&quot;]);&quot;)" office:value-type="string" office:string-value="vertexPosition.push(...[-6.081974, 26.808083, 7.524604]);" calcext:value-type="string">
            <text:p>vertexPosition.push(...[-6.081974, 26.808083, 7.52460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/>
          <table:table-cell table:formula="of:=CONCATENATE(&quot;indexes.push(...[&quot;;[.L143];&quot;, &quot;;[.M143];&quot;, &quot;;[.N143];&quot;]);&quot;; )" office:value-type="string" office:string-value="indexes.push(...[91, 85, 83]);" calcext:value-type="string">
            <text:p>indexes.push(...[91, 85, 83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40368" calcext:value-type="float">
            <text:p>7.140368</text:p>
          </table:table-cell>
          <table:table-cell office:value-type="float" office:value="26.808083" calcext:value-type="float">
            <text:p>26.808083</text:p>
          </table:table-cell>
          <table:table-cell office:value-type="float" office:value="7.534172" calcext:value-type="float">
            <text:p>7.534172</text:p>
          </table:table-cell>
          <table:table-cell/>
          <table:table-cell table:formula="of:=CONCATENATE(&quot;vertexPosition.push(...[&quot;;[.B144];&quot;, &quot;;[.C144];&quot;, &quot;;[.D144];&quot;]);&quot;)" office:value-type="string" office:string-value="vertexPosition.push(...[7.140368, 26.808083, 7.534172]);" calcext:value-type="string">
            <text:p>vertexPosition.push(...[7.140368, 26.808083, 7.534172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/>
          <table:table-cell table:formula="of:=CONCATENATE(&quot;indexes.push(...[&quot;;[.L144];&quot;, &quot;;[.M144];&quot;, &quot;;[.N144];&quot;]);&quot;; )" office:value-type="string" office:string-value="indexes.push(...[85, 86, 83]);" calcext:value-type="string">
            <text:p>indexes.push(...[85, 86, 83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97435" calcext:value-type="float">
            <text:p>1.897435</text:p>
          </table:table-cell>
          <table:table-cell office:value-type="float" office:value="26.808083" calcext:value-type="float">
            <text:p>26.808083</text:p>
          </table:table-cell>
          <table:table-cell office:value-type="float" office:value="7.534172" calcext:value-type="float">
            <text:p>7.534172</text:p>
          </table:table-cell>
          <table:table-cell/>
          <table:table-cell table:formula="of:=CONCATENATE(&quot;vertexPosition.push(...[&quot;;[.B145];&quot;, &quot;;[.C145];&quot;, &quot;;[.D145];&quot;]);&quot;)" office:value-type="string" office:string-value="vertexPosition.push(...[1.897435, 26.808083, 7.534172]);" calcext:value-type="string">
            <text:p>vertexPosition.push(...[1.897435, 26.808083, 7.534172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/>
          <table:table-cell table:formula="of:=CONCATENATE(&quot;indexes.push(...[&quot;;[.L145];&quot;, &quot;;[.M145];&quot;, &quot;;[.N145];&quot;]);&quot;; )" office:value-type="string" office:string-value="indexes.push(...[86, 82, 83]);" calcext:value-type="string">
            <text:p>indexes.push(...[86, 82, 83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40368" calcext:value-type="float">
            <text:p>7.140368</text:p>
          </table:table-cell>
          <table:table-cell office:value-type="float" office:value="26.794388" calcext:value-type="float">
            <text:p>26.794388</text:p>
          </table:table-cell>
          <table:table-cell office:value-type="float" office:value="8.933335" calcext:value-type="float">
            <text:p>8.933335</text:p>
          </table:table-cell>
          <table:table-cell/>
          <table:table-cell table:formula="of:=CONCATENATE(&quot;vertexPosition.push(...[&quot;;[.B146];&quot;, &quot;;[.C146];&quot;, &quot;;[.D146];&quot;]);&quot;)" office:value-type="string" office:string-value="vertexPosition.push(...[7.140368, 26.794388, 8.933335]);" calcext:value-type="string">
            <text:p>vertexPosition.push(...[7.140368, 26.794388, 8.93333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/>
          <table:table-cell table:formula="of:=CONCATENATE(&quot;indexes.push(...[&quot;;[.L146];&quot;, &quot;;[.M146];&quot;, &quot;;[.N146];&quot;]);&quot;; )" office:value-type="string" office:string-value="indexes.push(...[71, 95, 93]);" calcext:value-type="string">
            <text:p>indexes.push(...[71, 95, 93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97435" calcext:value-type="float">
            <text:p>1.897435</text:p>
          </table:table-cell>
          <table:table-cell office:value-type="float" office:value="26.794388" calcext:value-type="float">
            <text:p>26.794388</text:p>
          </table:table-cell>
          <table:table-cell office:value-type="float" office:value="8.933335" calcext:value-type="float">
            <text:p>8.933335</text:p>
          </table:table-cell>
          <table:table-cell/>
          <table:table-cell table:formula="of:=CONCATENATE(&quot;vertexPosition.push(...[&quot;;[.B147];&quot;, &quot;;[.C147];&quot;, &quot;;[.D147];&quot;]);&quot;)" office:value-type="string" office:string-value="vertexPosition.push(...[1.897435, 26.794388, 8.933335]);" calcext:value-type="string">
            <text:p>vertexPosition.push(...[1.897435, 26.794388, 8.93333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/>
          <table:table-cell table:formula="of:=CONCATENATE(&quot;indexes.push(...[&quot;;[.L147];&quot;, &quot;;[.M147];&quot;, &quot;;[.N147];&quot;]);&quot;; )" office:value-type="string" office:string-value="indexes.push(...[88, 87, 77]);" calcext:value-type="string">
            <text:p>indexes.push(...[88, 87, 7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081974" calcext:value-type="float">
            <text:p>-6.081974</text:p>
          </table:table-cell>
          <table:table-cell office:value-type="float" office:value="26.800911" calcext:value-type="float">
            <text:p>26.800911</text:p>
          </table:table-cell>
          <table:table-cell office:value-type="float" office:value="8.933335" calcext:value-type="float">
            <text:p>8.933335</text:p>
          </table:table-cell>
          <table:table-cell/>
          <table:table-cell table:formula="of:=CONCATENATE(&quot;vertexPosition.push(...[&quot;;[.B148];&quot;, &quot;;[.C148];&quot;, &quot;;[.D148];&quot;]);&quot;)" office:value-type="string" office:string-value="vertexPosition.push(...[-6.081974, 26.800911, 8.933335]);" calcext:value-type="string">
            <text:p>vertexPosition.push(...[-6.081974, 26.800911, 8.93333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CONCATENATE(&quot;indexes.push(...[&quot;;[.L148];&quot;, &quot;;[.M148];&quot;, &quot;;[.N148];&quot;]);&quot;; )" office:value-type="string" office:string-value="indexes.push(...[42, 65, 85]);" calcext:value-type="string">
            <text:p>indexes.push(...[42, 65, 8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39041" calcext:value-type="float">
            <text:p>-0.839041</text:p>
          </table:table-cell>
          <table:table-cell office:value-type="float" office:value="26.800911" calcext:value-type="float">
            <text:p>26.800911</text:p>
          </table:table-cell>
          <table:table-cell office:value-type="float" office:value="8.933335" calcext:value-type="float">
            <text:p>8.933335</text:p>
          </table:table-cell>
          <table:table-cell/>
          <table:table-cell table:formula="of:=CONCATENATE(&quot;vertexPosition.push(...[&quot;;[.B149];&quot;, &quot;;[.C149];&quot;, &quot;;[.D149];&quot;]);&quot;)" office:value-type="string" office:string-value="vertexPosition.push(...[-0.839041, 26.800911, 8.933335]);" calcext:value-type="string">
            <text:p>vertexPosition.push(...[-0.839041, 26.800911, 8.93333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/>
          <table:table-cell table:formula="of:=CONCATENATE(&quot;indexes.push(...[&quot;;[.L149];&quot;, &quot;;[.M149];&quot;, &quot;;[.N149];&quot;]);&quot;; )" office:value-type="string" office:string-value="indexes.push(...[65, 86, 85]);" calcext:value-type="string">
            <text:p>indexes.push(...[65, 86, 8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39041" calcext:value-type="float">
            <text:p>-0.839041</text:p>
          </table:table-cell>
          <table:table-cell office:value-type="float" office:value="34.505054" calcext:value-type="float">
            <text:p>34.505054</text:p>
          </table:table-cell>
          <table:table-cell office:value-type="float" office:value="5.90036" calcext:value-type="float">
            <text:p>5.90036</text:p>
          </table:table-cell>
          <table:table-cell/>
          <table:table-cell table:formula="of:=CONCATENATE(&quot;vertexPosition.push(...[&quot;;[.B150];&quot;, &quot;;[.C150];&quot;, &quot;;[.D150];&quot;]);&quot;)" office:value-type="string" office:string-value="vertexPosition.push(...[-0.839041, 34.505054, 5.90036]);" calcext:value-type="string">
            <text:p>vertexPosition.push(...[-0.839041, 34.505054, 5.9003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/>
          <table:table-cell table:formula="of:=CONCATENATE(&quot;indexes.push(...[&quot;;[.L150];&quot;, &quot;;[.M150];&quot;, &quot;;[.N150];&quot;]);&quot;; )" office:value-type="string" office:string-value="indexes.push(...[88, 77, 71]);" calcext:value-type="string">
            <text:p>indexes.push(...[88, 77, 71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081974" calcext:value-type="float">
            <text:p>-6.081974</text:p>
          </table:table-cell>
          <table:table-cell office:value-type="float" office:value="34.505054" calcext:value-type="float">
            <text:p>34.505054</text:p>
          </table:table-cell>
          <table:table-cell office:value-type="float" office:value="5.90036" calcext:value-type="float">
            <text:p>5.90036</text:p>
          </table:table-cell>
          <table:table-cell/>
          <table:table-cell table:formula="of:=CONCATENATE(&quot;vertexPosition.push(...[&quot;;[.B151];&quot;, &quot;;[.C151];&quot;, &quot;;[.D151];&quot;]);&quot;)" office:value-type="string" office:string-value="vertexPosition.push(...[-6.081974, 34.505054, 5.90036]);" calcext:value-type="string">
            <text:p>vertexPosition.push(...[-6.081974, 34.505054, 5.9003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/>
          <table:table-cell table:formula="of:=CONCATENATE(&quot;indexes.push(...[&quot;;[.L151];&quot;, &quot;;[.M151];&quot;, &quot;;[.N151];&quot;]);&quot;; )" office:value-type="string" office:string-value="indexes.push(...[42, 85, 71]);" calcext:value-type="string">
            <text:p>indexes.push(...[42, 85, 71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40368" calcext:value-type="float">
            <text:p>7.140368</text:p>
          </table:table-cell>
          <table:table-cell office:value-type="float" office:value="34.514736" calcext:value-type="float">
            <text:p>34.514736</text:p>
          </table:table-cell>
          <table:table-cell office:value-type="float" office:value="4.565771" calcext:value-type="float">
            <text:p>4.565771</text:p>
          </table:table-cell>
          <table:table-cell/>
          <table:table-cell table:formula="of:=CONCATENATE(&quot;vertexPosition.push(...[&quot;;[.B152];&quot;, &quot;;[.C152];&quot;, &quot;;[.D152];&quot;]);&quot;)" office:value-type="string" office:string-value="vertexPosition.push(...[7.140368, 34.514736, 4.565771]);" calcext:value-type="string">
            <text:p>vertexPosition.push(...[7.140368, 34.514736, 4.565771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/>
          <table:table-cell table:formula="of:=CONCATENATE(&quot;indexes.push(...[&quot;;[.L152];&quot;, &quot;;[.M152];&quot;, &quot;;[.N152];&quot;]);&quot;; )" office:value-type="string" office:string-value="indexes.push(...[86, 65, 77]);" calcext:value-type="string">
            <text:p>indexes.push(...[86, 65, 7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97435" calcext:value-type="float">
            <text:p>1.897435</text:p>
          </table:table-cell>
          <table:table-cell office:value-type="float" office:value="34.514736" calcext:value-type="float">
            <text:p>34.514736</text:p>
          </table:table-cell>
          <table:table-cell office:value-type="float" office:value="4.565771" calcext:value-type="float">
            <text:p>4.565771</text:p>
          </table:table-cell>
          <table:table-cell/>
          <table:table-cell table:formula="of:=CONCATENATE(&quot;vertexPosition.push(...[&quot;;[.B153];&quot;, &quot;;[.C153];&quot;, &quot;;[.D153];&quot;]);&quot;)" office:value-type="string" office:string-value="vertexPosition.push(...[1.897435, 34.514736, 4.565771]);" calcext:value-type="string">
            <text:p>vertexPosition.push(...[1.897435, 34.514736, 4.565771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/>
          <table:table-cell table:formula="of:=CONCATENATE(&quot;indexes.push(...[&quot;;[.L153];&quot;, &quot;;[.M153];&quot;, &quot;;[.N153];&quot;]);&quot;; )" office:value-type="string" office:string-value="indexes.push(...[14, 59, 97]);" calcext:value-type="string">
            <text:p>indexes.push(...[14, 59, 9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40368" calcext:value-type="float">
            <text:p>7.140368</text:p>
          </table:table-cell>
          <table:table-cell office:value-type="float" office:value="34.514736" calcext:value-type="float">
            <text:p>34.514736</text:p>
          </table:table-cell>
          <table:table-cell office:value-type="float" office:value="2.936096" calcext:value-type="float">
            <text:p>2.936096</text:p>
          </table:table-cell>
          <table:table-cell/>
          <table:table-cell table:formula="of:=CONCATENATE(&quot;vertexPosition.push(...[&quot;;[.B154];&quot;, &quot;;[.C154];&quot;, &quot;;[.D154];&quot;]);&quot;)" office:value-type="string" office:string-value="vertexPosition.push(...[7.140368, 34.514736, 2.936096]);" calcext:value-type="string">
            <text:p>vertexPosition.push(...[7.140368, 34.514736, 2.93609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/>
          <table:table-cell table:formula="of:=CONCATENATE(&quot;indexes.push(...[&quot;;[.L154];&quot;, &quot;;[.M154];&quot;, &quot;;[.N154];&quot;]);&quot;; )" office:value-type="string" office:string-value="indexes.push(...[89, 92, 91]);" calcext:value-type="string">
            <text:p>indexes.push(...[89, 92, 91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97435" calcext:value-type="float">
            <text:p>1.897435</text:p>
          </table:table-cell>
          <table:table-cell office:value-type="float" office:value="34.514736" calcext:value-type="float">
            <text:p>34.514736</text:p>
          </table:table-cell>
          <table:table-cell office:value-type="float" office:value="2.936096" calcext:value-type="float">
            <text:p>2.936096</text:p>
          </table:table-cell>
          <table:table-cell/>
          <table:table-cell table:formula="of:=CONCATENATE(&quot;vertexPosition.push(...[&quot;;[.B155];&quot;, &quot;;[.C155];&quot;, &quot;;[.D155];&quot;]);&quot;)" office:value-type="string" office:string-value="vertexPosition.push(...[1.897435, 34.514736, 2.936096]);" calcext:value-type="string">
            <text:p>vertexPosition.push(...[1.897435, 34.514736, 2.93609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/>
          <table:table-cell table:formula="of:=CONCATENATE(&quot;indexes.push(...[&quot;;[.L155];&quot;, &quot;;[.M155];&quot;, &quot;;[.N155];&quot;]);&quot;; )" office:value-type="string" office:string-value="indexes.push(...[85, 91, 92]);" calcext:value-type="string">
            <text:p>indexes.push(...[85, 91, 9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39041" calcext:value-type="float">
            <text:p>-0.839041</text:p>
          </table:table-cell>
          <table:table-cell office:value-type="float" office:value="34.514736" calcext:value-type="float">
            <text:p>34.514736</text:p>
          </table:table-cell>
          <table:table-cell office:value-type="float" office:value="2.92575" calcext:value-type="float">
            <text:p>2.92575</text:p>
          </table:table-cell>
          <table:table-cell/>
          <table:table-cell table:formula="of:=CONCATENATE(&quot;vertexPosition.push(...[&quot;;[.B156];&quot;, &quot;;[.C156];&quot;, &quot;;[.D156];&quot;]);&quot;)" office:value-type="string" office:string-value="vertexPosition.push(...[-0.839041, 34.514736, 2.92575]);" calcext:value-type="string">
            <text:p>vertexPosition.push(...[-0.839041, 34.514736, 2.9257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table:formula="of:=CONCATENATE(&quot;indexes.push(...[&quot;;[.L156];&quot;, &quot;;[.M156];&quot;, &quot;;[.N156];&quot;]);&quot;; )" office:value-type="string" office:string-value="indexes.push(...[100, 97, 98]);" calcext:value-type="string">
            <text:p>indexes.push(...[100, 97, 98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39041" calcext:value-type="float">
            <text:p>-0.839041</text:p>
          </table:table-cell>
          <table:table-cell office:value-type="float" office:value="34.514736" calcext:value-type="float">
            <text:p>34.514736</text:p>
          </table:table-cell>
          <table:table-cell office:value-type="float" office:value="2.941424" calcext:value-type="float">
            <text:p>2.941424</text:p>
          </table:table-cell>
          <table:table-cell/>
          <table:table-cell table:formula="of:=CONCATENATE(&quot;vertexPosition.push(...[&quot;;[.B157];&quot;, &quot;;[.C157];&quot;, &quot;;[.D157];&quot;]);&quot;)" office:value-type="string" office:string-value="vertexPosition.push(...[-0.839041, 34.514736, 2.941424]);" calcext:value-type="string">
            <text:p>vertexPosition.push(...[-0.839041, 34.514736, 2.94142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/>
          <table:table-cell table:formula="of:=CONCATENATE(&quot;indexes.push(...[&quot;;[.L157];&quot;, &quot;;[.M157];&quot;, &quot;;[.N157];&quot;]);&quot;; )" office:value-type="string" office:string-value="indexes.push(...[99, 98, 78]);" calcext:value-type="string">
            <text:p>indexes.push(...[99, 98, 78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39041" calcext:value-type="float">
            <text:p>-0.839041</text:p>
          </table:table-cell>
          <table:table-cell office:value-type="float" office:value="34.514736" calcext:value-type="float">
            <text:p>34.514736</text:p>
          </table:table-cell>
          <table:table-cell office:value-type="float" office:value="4.556203" calcext:value-type="float">
            <text:p>4.556203</text:p>
          </table:table-cell>
          <table:table-cell/>
          <table:table-cell table:formula="of:=CONCATENATE(&quot;vertexPosition.push(...[&quot;;[.B158];&quot;, &quot;;[.C158];&quot;, &quot;;[.D158];&quot;]);&quot;)" office:value-type="string" office:string-value="vertexPosition.push(...[-0.839041, 34.514736, 4.556203]);" calcext:value-type="string">
            <text:p>vertexPosition.push(...[-0.839041, 34.514736, 4.556203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/>
          <table:table-cell table:formula="of:=CONCATENATE(&quot;indexes.push(...[&quot;;[.L158];&quot;, &quot;;[.M158];&quot;, &quot;;[.N158];&quot;]);&quot;; )" office:value-type="string" office:string-value="indexes.push(...[100, 99, 74]);" calcext:value-type="string">
            <text:p>indexes.push(...[100, 99, 74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081974" calcext:value-type="float">
            <text:p>-6.081974</text:p>
          </table:table-cell>
          <table:table-cell office:value-type="float" office:value="34.514736" calcext:value-type="float">
            <text:p>34.514736</text:p>
          </table:table-cell>
          <table:table-cell office:value-type="float" office:value="2.925752" calcext:value-type="float">
            <text:p>2.925752</text:p>
          </table:table-cell>
          <table:table-cell/>
          <table:table-cell table:formula="of:=CONCATENATE(&quot;vertexPosition.push(...[&quot;;[.B159];&quot;, &quot;;[.C159];&quot;, &quot;;[.D159];&quot;]);&quot;)" office:value-type="string" office:string-value="vertexPosition.push(...[-6.081974, 34.514736, 2.925752]);" calcext:value-type="string">
            <text:p>vertexPosition.push(...[-6.081974, 34.514736, 2.925752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CONCATENATE(&quot;indexes.push(...[&quot;;[.L159];&quot;, &quot;;[.M159];&quot;, &quot;;[.N159];&quot;]);&quot;; )" office:value-type="string" office:string-value="indexes.push(...[94, 101, 200]);" calcext:value-type="string">
            <text:p>indexes.push(...[94, 101, 200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081974" calcext:value-type="float">
            <text:p>-6.081974</text:p>
          </table:table-cell>
          <table:table-cell office:value-type="float" office:value="34.514736" calcext:value-type="float">
            <text:p>34.514736</text:p>
          </table:table-cell>
          <table:table-cell office:value-type="float" office:value="4.556203" calcext:value-type="float">
            <text:p>4.556203</text:p>
          </table:table-cell>
          <table:table-cell/>
          <table:table-cell table:formula="of:=CONCATENATE(&quot;vertexPosition.push(...[&quot;;[.B160];&quot;, &quot;;[.C160];&quot;, &quot;;[.D160];&quot;]);&quot;)" office:value-type="string" office:string-value="vertexPosition.push(...[-6.081974, 34.514736, 4.556203]);" calcext:value-type="string">
            <text:p>vertexPosition.push(...[-6.081974, 34.514736, 4.556203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CONCATENATE(&quot;indexes.push(...[&quot;;[.L160];&quot;, &quot;;[.M160];&quot;, &quot;;[.N160];&quot;]);&quot;; )" office:value-type="string" office:string-value="indexes.push(...[201, 198, 197]);" calcext:value-type="string">
            <text:p>indexes.push(...[201, 198, 19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39041" calcext:value-type="float">
            <text:p>-0.839041</text:p>
          </table:table-cell>
          <table:table-cell office:value-type="float" office:value="42.250378" calcext:value-type="float">
            <text:p>42.250378</text:p>
          </table:table-cell>
          <table:table-cell office:value-type="float" office:value="1.577394" calcext:value-type="float">
            <text:p>1.577394</text:p>
          </table:table-cell>
          <table:table-cell/>
          <table:table-cell table:formula="of:=CONCATENATE(&quot;vertexPosition.push(...[&quot;;[.B161];&quot;, &quot;;[.C161];&quot;, &quot;;[.D161];&quot;]);&quot;)" office:value-type="string" office:string-value="vertexPosition.push(...[-0.839041, 42.250378, 1.577394]);" calcext:value-type="string">
            <text:p>vertexPosition.push(...[-0.839041, 42.250378, 1.57739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CONCATENATE(&quot;indexes.push(...[&quot;;[.L161];&quot;, &quot;;[.M161];&quot;, &quot;;[.N161];&quot;]);&quot;; )" office:value-type="string" office:string-value="indexes.push(...[133, 131, 102]);" calcext:value-type="string">
            <text:p>indexes.push(...[133, 131, 10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081974" calcext:value-type="float">
            <text:p>-6.081974</text:p>
          </table:table-cell>
          <table:table-cell office:value-type="float" office:value="42.250378" calcext:value-type="float">
            <text:p>42.250378</text:p>
          </table:table-cell>
          <table:table-cell office:value-type="float" office:value="1.577395" calcext:value-type="float">
            <text:p>1.577395</text:p>
          </table:table-cell>
          <table:table-cell/>
          <table:table-cell table:formula="of:=CONCATENATE(&quot;vertexPosition.push(...[&quot;;[.B162];&quot;, &quot;;[.C162];&quot;, &quot;;[.D162];&quot;]);&quot;)" office:value-type="string" office:string-value="vertexPosition.push(...[-6.081974, 42.250378, 1.577395]);" calcext:value-type="string">
            <text:p>vertexPosition.push(...[-6.081974, 42.250378, 1.57739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96" calcext:value-type="float">
            <text:p>96</text:p>
          </table:table-cell>
          <table:table-cell office:value-type="float" office:value="194" calcext:value-type="float">
            <text:p>194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CONCATENATE(&quot;indexes.push(...[&quot;;[.L162];&quot;, &quot;;[.M162];&quot;, &quot;;[.N162];&quot;]);&quot;; )" office:value-type="string" office:string-value="indexes.push(...[96, 194, 103]);" calcext:value-type="string">
            <text:p>indexes.push(...[96, 194, 103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40368" calcext:value-type="float">
            <text:p>7.140368</text:p>
          </table:table-cell>
          <table:table-cell office:value-type="float" office:value="42.250378" calcext:value-type="float">
            <text:p>42.250378</text:p>
          </table:table-cell>
          <table:table-cell office:value-type="float" office:value="-0.043055" calcext:value-type="float">
            <text:p>-0.043055</text:p>
          </table:table-cell>
          <table:table-cell/>
          <table:table-cell table:formula="of:=CONCATENATE(&quot;vertexPosition.push(...[&quot;;[.B163];&quot;, &quot;;[.C163];&quot;, &quot;;[.D163];&quot;]);&quot;)" office:value-type="string" office:string-value="vertexPosition.push(...[7.140368, 42.250378, -0.043055]);" calcext:value-type="string">
            <text:p>vertexPosition.push(...[7.140368, 42.250378, -0.04305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CONCATENATE(&quot;indexes.push(...[&quot;;[.L163];&quot;, &quot;;[.M163];&quot;, &quot;;[.N163];&quot;]);&quot;; )" office:value-type="string" office:string-value="indexes.push(...[194, 199, 103]);" calcext:value-type="string">
            <text:p>indexes.push(...[194, 199, 103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40368" calcext:value-type="float">
            <text:p>7.140368</text:p>
          </table:table-cell>
          <table:table-cell office:value-type="float" office:value="42.250378" calcext:value-type="float">
            <text:p>42.250378</text:p>
          </table:table-cell>
          <table:table-cell office:value-type="float" office:value="1.586962" calcext:value-type="float">
            <text:p>1.586962</text:p>
          </table:table-cell>
          <table:table-cell/>
          <table:table-cell table:formula="of:=CONCATENATE(&quot;vertexPosition.push(...[&quot;;[.B164];&quot;, &quot;;[.C164];&quot;, &quot;;[.D164];&quot;]);&quot;)" office:value-type="string" office:string-value="vertexPosition.push(...[7.140368, 42.250378, 1.586962]);" calcext:value-type="string">
            <text:p>vertexPosition.push(...[7.140368, 42.250378, 1.586962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/>
          <table:table-cell table:formula="of:=CONCATENATE(&quot;indexes.push(...[&quot;;[.L164];&quot;, &quot;;[.M164];&quot;, &quot;;[.N164];&quot;]);&quot;; )" office:value-type="string" office:string-value="indexes.push(...[133, 102, 93]);" calcext:value-type="string">
            <text:p>indexes.push(...[133, 102, 93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081974" calcext:value-type="float">
            <text:p>-6.081974</text:p>
          </table:table-cell>
          <table:table-cell office:value-type="float" office:value="42.250378" calcext:value-type="float">
            <text:p>42.250378</text:p>
          </table:table-cell>
          <table:table-cell office:value-type="float" office:value="-0.0534" calcext:value-type="float">
            <text:p>-0.0534</text:p>
          </table:table-cell>
          <table:table-cell/>
          <table:table-cell table:formula="of:=CONCATENATE(&quot;vertexPosition.push(...[&quot;;[.B165];&quot;, &quot;;[.C165];&quot;, &quot;;[.D165];&quot;]);&quot;)" office:value-type="string" office:string-value="vertexPosition.push(...[-6.081974, 42.250378, -0.0534]);" calcext:value-type="string">
            <text:p>vertexPosition.push(...[-6.081974, 42.250378, -0.053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CONCATENATE(&quot;indexes.push(...[&quot;;[.L165];&quot;, &quot;;[.M165];&quot;, &quot;;[.N165];&quot;]);&quot;; )" office:value-type="string" office:string-value="indexes.push(...[130, 134, 132]);" calcext:value-type="string">
            <text:p>indexes.push(...[130, 134, 13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39041" calcext:value-type="float">
            <text:p>-0.839041</text:p>
          </table:table-cell>
          <table:table-cell office:value-type="float" office:value="42.250378" calcext:value-type="float">
            <text:p>42.250378</text:p>
          </table:table-cell>
          <table:table-cell office:value-type="float" office:value="-0.053402" calcext:value-type="float">
            <text:p>-0.053402</text:p>
          </table:table-cell>
          <table:table-cell/>
          <table:table-cell table:formula="of:=CONCATENATE(&quot;vertexPosition.push(...[&quot;;[.B166];&quot;, &quot;;[.C166];&quot;, &quot;;[.D166];&quot;]);&quot;)" office:value-type="string" office:string-value="vertexPosition.push(...[-0.839041, 42.250378, -0.053402]);" calcext:value-type="string">
            <text:p>vertexPosition.push(...[-0.839041, 42.250378, -0.053402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93" calcext:value-type="float">
            <text:p>93</text:p>
          </table:table-cell>
          <table:table-cell/>
          <table:table-cell table:formula="of:=CONCATENATE(&quot;indexes.push(...[&quot;;[.L166];&quot;, &quot;;[.M166];&quot;, &quot;;[.N166];&quot;]);&quot;; )" office:value-type="string" office:string-value="indexes.push(...[132, 133, 93]);" calcext:value-type="string">
            <text:p>indexes.push(...[132, 133, 93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39041" calcext:value-type="float">
            <text:p>-0.839041</text:p>
          </table:table-cell>
          <table:table-cell office:value-type="float" office:value="42.250378" calcext:value-type="float">
            <text:p>42.250378</text:p>
          </table:table-cell>
          <table:table-cell office:value-type="float" office:value="-0.037985" calcext:value-type="float">
            <text:p>-0.037985</text:p>
          </table:table-cell>
          <table:table-cell/>
          <table:table-cell table:formula="of:=CONCATENATE(&quot;vertexPosition.push(...[&quot;;[.B167];&quot;, &quot;;[.C167];&quot;, &quot;;[.D167];&quot;]);&quot;)" office:value-type="string" office:string-value="vertexPosition.push(...[-0.839041, 42.250378, -0.037985]);" calcext:value-type="string">
            <text:p>vertexPosition.push(...[-0.839041, 42.250378, -0.03798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CONCATENATE(&quot;indexes.push(...[&quot;;[.L167];&quot;, &quot;;[.M167];&quot;, &quot;;[.N167];&quot;]);&quot;; )" office:value-type="string" office:string-value="indexes.push(...[95, 96, 104]);" calcext:value-type="string">
            <text:p>indexes.push(...[95, 96, 104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97435" calcext:value-type="float">
            <text:p>1.897435</text:p>
          </table:table-cell>
          <table:table-cell office:value-type="float" office:value="42.250378" calcext:value-type="float">
            <text:p>42.250378</text:p>
          </table:table-cell>
          <table:table-cell office:value-type="float" office:value="1.586962" calcext:value-type="float">
            <text:p>1.586962</text:p>
          </table:table-cell>
          <table:table-cell/>
          <table:table-cell table:formula="of:=CONCATENATE(&quot;vertexPosition.push(...[&quot;;[.B168];&quot;, &quot;;[.C168];&quot;, &quot;;[.D168];&quot;]);&quot;)" office:value-type="string" office:string-value="vertexPosition.push(...[1.897435, 42.250378, 1.586962]);" calcext:value-type="string">
            <text:p>vertexPosition.push(...[1.897435, 42.250378, 1.586962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CONCATENATE(&quot;indexes.push(...[&quot;;[.L168];&quot;, &quot;;[.M168];&quot;, &quot;;[.N168];&quot;]);&quot;; )" office:value-type="string" office:string-value="indexes.push(...[96, 103, 104]);" calcext:value-type="string">
            <text:p>indexes.push(...[96, 103, 104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97435" calcext:value-type="float">
            <text:p>1.897435</text:p>
          </table:table-cell>
          <table:table-cell office:value-type="float" office:value="42.250378" calcext:value-type="float">
            <text:p>42.250378</text:p>
          </table:table-cell>
          <table:table-cell office:value-type="float" office:value="-0.043055" calcext:value-type="float">
            <text:p>-0.043055</text:p>
          </table:table-cell>
          <table:table-cell/>
          <table:table-cell table:formula="of:=CONCATENATE(&quot;vertexPosition.push(...[&quot;;[.B169];&quot;, &quot;;[.C169];&quot;, &quot;;[.D169];&quot;]);&quot;)" office:value-type="string" office:string-value="vertexPosition.push(...[1.897435, 42.250378, -0.043055]);" calcext:value-type="string">
            <text:p>vertexPosition.push(...[1.897435, 42.250378, -0.04305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CONCATENATE(&quot;indexes.push(...[&quot;;[.L169];&quot;, &quot;;[.M169];&quot;, &quot;;[.N169];&quot;]);&quot;; )" office:value-type="string" office:string-value="indexes.push(...[104, 129, 135]);" calcext:value-type="string">
            <text:p>indexes.push(...[104, 129, 13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18646" calcext:value-type="float">
            <text:p>7.118646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14.522326" calcext:value-type="float">
            <text:p>-14.522326</text:p>
          </table:table-cell>
          <table:table-cell/>
          <table:table-cell table:formula="of:=CONCATENATE(&quot;vertexPosition.push(...[&quot;;[.B170];&quot;, &quot;;[.C170];&quot;, &quot;;[.D170];&quot;]);&quot;)" office:value-type="string" office:string-value="vertexPosition.push(...[7.118646, 49.983097, -14.522326]);" calcext:value-type="string">
            <text:p>vertexPosition.push(...[7.118646, 49.983097, -14.52232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32" calcext:value-type="float">
            <text:p>132</text:p>
          </table:table-cell>
          <table:table-cell office:value-type="float" office:value="93" calcext:value-type="float">
            <text:p>93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CONCATENATE(&quot;indexes.push(...[&quot;;[.L170];&quot;, &quot;;[.M170];&quot;, &quot;;[.N170];&quot;]);&quot;; )" office:value-type="string" office:string-value="indexes.push(...[132, 93, 136]);" calcext:value-type="string">
            <text:p>indexes.push(...[132, 93, 136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103694" calcext:value-type="float">
            <text:p>-6.103694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14.522326" calcext:value-type="float">
            <text:p>-14.522326</text:p>
          </table:table-cell>
          <table:table-cell/>
          <table:table-cell table:formula="of:=CONCATENATE(&quot;vertexPosition.push(...[&quot;;[.B171];&quot;, &quot;;[.C171];&quot;, &quot;;[.D171];&quot;]);&quot;)" office:value-type="string" office:string-value="vertexPosition.push(...[-6.103694, 49.983097, -14.522326]);" calcext:value-type="string">
            <text:p>vertexPosition.push(...[-6.103694, 49.983097, -14.52232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CONCATENATE(&quot;indexes.push(...[&quot;;[.L171];&quot;, &quot;;[.M171];&quot;, &quot;;[.N171];&quot;]);&quot;; )" office:value-type="string" office:string-value="indexes.push(...[93, 95, 136]);" calcext:value-type="string">
            <text:p>indexes.push(...[93, 95, 136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60761" calcext:value-type="float">
            <text:p>-0.860761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14.522326" calcext:value-type="float">
            <text:p>-14.522326</text:p>
          </table:table-cell>
          <table:table-cell/>
          <table:table-cell table:formula="of:=CONCATENATE(&quot;vertexPosition.push(...[&quot;;[.B172];&quot;, &quot;;[.C172];&quot;, &quot;;[.D172];&quot;]);&quot;)" office:value-type="string" office:string-value="vertexPosition.push(...[-0.860761, 49.983097, -14.522326]);" calcext:value-type="string">
            <text:p>vertexPosition.push(...[-0.860761, 49.983097, -14.52232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CONCATENATE(&quot;indexes.push(...[&quot;;[.L172];&quot;, &quot;;[.M172];&quot;, &quot;;[.N172];&quot;]);&quot;; )" office:value-type="string" office:string-value="indexes.push(...[136, 130, 132]);" calcext:value-type="string">
            <text:p>indexes.push(...[136, 130, 13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75714" calcext:value-type="float">
            <text:p>1.875714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14.522326" calcext:value-type="float">
            <text:p>-14.522326</text:p>
          </table:table-cell>
          <table:table-cell/>
          <table:table-cell table:formula="of:=CONCATENATE(&quot;vertexPosition.push(...[&quot;;[.B173];&quot;, &quot;;[.C173];&quot;, &quot;;[.D173];&quot;]);&quot;)" office:value-type="string" office:string-value="vertexPosition.push(...[1.875714, 49.983097, -14.522326]);" calcext:value-type="string">
            <text:p>vertexPosition.push(...[1.875714, 49.983097, -14.52232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CONCATENATE(&quot;indexes.push(...[&quot;;[.L173];&quot;, &quot;;[.M173];&quot;, &quot;;[.N173];&quot;]);&quot;; )" office:value-type="string" office:string-value="indexes.push(...[95, 104, 135]);" calcext:value-type="string">
            <text:p>indexes.push(...[95, 104, 13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18646" calcext:value-type="float">
            <text:p>7.118646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16.143064" calcext:value-type="float">
            <text:p>-16.143064</text:p>
          </table:table-cell>
          <table:table-cell/>
          <table:table-cell table:formula="of:=CONCATENATE(&quot;vertexPosition.push(...[&quot;;[.B174];&quot;, &quot;;[.C174];&quot;, &quot;;[.D174];&quot;]);&quot;)" office:value-type="string" office:string-value="vertexPosition.push(...[7.118646, 49.983097, -16.143064]);" calcext:value-type="string">
            <text:p>vertexPosition.push(...[7.118646, 49.983097, -16.14306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05" calcext:value-type="float">
            <text:p>20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CONCATENATE(&quot;indexes.push(...[&quot;;[.L174];&quot;, &quot;;[.M174];&quot;, &quot;;[.N174];&quot;]);&quot;; )" office:value-type="string" office:string-value="indexes.push(...[205, 196, 197]);" calcext:value-type="string">
            <text:p>indexes.push(...[205, 196, 19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75714" calcext:value-type="float">
            <text:p>1.875714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16.143064" calcext:value-type="float">
            <text:p>-16.143064</text:p>
          </table:table-cell>
          <table:table-cell/>
          <table:table-cell table:formula="of:=CONCATENATE(&quot;vertexPosition.push(...[&quot;;[.B175];&quot;, &quot;;[.C175];&quot;, &quot;;[.D175];&quot;]);&quot;)" office:value-type="string" office:string-value="vertexPosition.push(...[1.875714, 49.983097, -16.143064]);" calcext:value-type="string">
            <text:p>vertexPosition.push(...[1.875714, 49.983097, -16.14306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CONCATENATE(&quot;indexes.push(...[&quot;;[.L175];&quot;, &quot;;[.M175];&quot;, &quot;;[.N175];&quot;]);&quot;; )" office:value-type="string" office:string-value="indexes.push(...[205, 197, 203]);" calcext:value-type="string">
            <text:p>indexes.push(...[205, 197, 203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60761" calcext:value-type="float">
            <text:p>-0.860761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16.152632" calcext:value-type="float">
            <text:p>-16.152632</text:p>
          </table:table-cell>
          <table:table-cell/>
          <table:table-cell table:formula="of:=CONCATENATE(&quot;vertexPosition.push(...[&quot;;[.B176];&quot;, &quot;;[.C176];&quot;, &quot;;[.D176];&quot;]);&quot;)" office:value-type="string" office:string-value="vertexPosition.push(...[-0.860761, 49.983097, -16.152632]);" calcext:value-type="string">
            <text:p>vertexPosition.push(...[-0.860761, 49.983097, -16.152632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94" calcext:value-type="float">
            <text:p>94</text:p>
          </table:table-cell>
          <table:table-cell office:value-type="float" office:value="195" calcext:value-type="float">
            <text:p>195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CONCATENATE(&quot;indexes.push(...[&quot;;[.L176];&quot;, &quot;;[.M176];&quot;, &quot;;[.N176];&quot;]);&quot;; )" office:value-type="string" office:string-value="indexes.push(...[94, 195, 204]);" calcext:value-type="string">
            <text:p>indexes.push(...[94, 195, 204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103694" calcext:value-type="float">
            <text:p>-6.103694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16.152632" calcext:value-type="float">
            <text:p>-16.152632</text:p>
          </table:table-cell>
          <table:table-cell/>
          <table:table-cell table:formula="of:=CONCATENATE(&quot;vertexPosition.push(...[&quot;;[.B177];&quot;, &quot;;[.C177];&quot;, &quot;;[.D177];&quot;]);&quot;)" office:value-type="string" office:string-value="vertexPosition.push(...[-6.103694, 49.983097, -16.152632]);" calcext:value-type="string">
            <text:p>vertexPosition.push(...[-6.103694, 49.983097, -16.152632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office:value-type="float" office:value="65" calcext:value-type="float">
            <text:p>65</text:p>
          </table:table-cell>
          <table:table-cell/>
          <table:table-cell table:formula="of:=CONCATENATE(&quot;indexes.push(...[&quot;;[.L177];&quot;, &quot;;[.M177];&quot;, &quot;;[.N177];&quot;]);&quot;; )" office:value-type="string" office:string-value="indexes.push(...[205, 203, 65]);" calcext:value-type="string">
            <text:p>indexes.push(...[205, 203, 6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40412" calcext:value-type="float">
            <text:p>7.140412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1.415828" calcext:value-type="float">
            <text:p>-1.415828</text:p>
          </table:table-cell>
          <table:table-cell/>
          <table:table-cell table:formula="of:=CONCATENATE(&quot;vertexPosition.push(...[&quot;;[.B178];&quot;, &quot;;[.C178];&quot;, &quot;;[.D178];&quot;]);&quot;)" office:value-type="string" office:string-value="vertexPosition.push(...[7.140412, 49.983097, -1.415828]);" calcext:value-type="string">
            <text:p>vertexPosition.push(...[7.140412, 49.983097, -1.415828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77" calcext:value-type="float">
            <text:p>77</text:p>
          </table:table-cell>
          <table:table-cell/>
          <table:table-cell table:formula="of:=CONCATENATE(&quot;indexes.push(...[&quot;;[.L178];&quot;, &quot;;[.M178];&quot;, &quot;;[.N178];&quot;]);&quot;; )" office:value-type="string" office:string-value="indexes.push(...[203, 202, 77]);" calcext:value-type="string">
            <text:p>indexes.push(...[203, 202, 7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9748" calcext:value-type="float">
            <text:p>1.89748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1.415828" calcext:value-type="float">
            <text:p>-1.415828</text:p>
          </table:table-cell>
          <table:table-cell/>
          <table:table-cell table:formula="of:=CONCATENATE(&quot;vertexPosition.push(...[&quot;;[.B179];&quot;, &quot;;[.C179];&quot;, &quot;;[.D179];&quot;]);&quot;)" office:value-type="string" office:string-value="vertexPosition.push(...[1.89748, 49.983097, -1.415828]);" calcext:value-type="string">
            <text:p>vertexPosition.push(...[1.89748, 49.983097, -1.415828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CONCATENATE(&quot;indexes.push(...[&quot;;[.L179];&quot;, &quot;;[.M179];&quot;, &quot;;[.N179];&quot;]);&quot;; )" office:value-type="string" office:string-value="indexes.push(...[65, 94, 204]);" calcext:value-type="string">
            <text:p>indexes.push(...[65, 94, 204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9748" calcext:value-type="float">
            <text:p>1.89748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1.770578" calcext:value-type="float">
            <text:p>-1.770578</text:p>
          </table:table-cell>
          <table:table-cell/>
          <table:table-cell table:formula="of:=CONCATENATE(&quot;vertexPosition.push(...[&quot;;[.B180];&quot;, &quot;;[.C180];&quot;, &quot;;[.D180];&quot;]);&quot;)" office:value-type="string" office:string-value="vertexPosition.push(...[1.89748, 49.983097, -1.770578]);" calcext:value-type="string">
            <text:p>vertexPosition.push(...[1.89748, 49.983097, -1.770578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CONCATENATE(&quot;indexes.push(...[&quot;;[.L180];&quot;, &quot;;[.M180];&quot;, &quot;;[.N180];&quot;]);&quot;; )" office:value-type="string" office:string-value="indexes.push(...[204, 205, 65]);" calcext:value-type="string">
            <text:p>indexes.push(...[204, 205, 6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40412" calcext:value-type="float">
            <text:p>7.140412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3.047638" calcext:value-type="float">
            <text:p>-3.047638</text:p>
          </table:table-cell>
          <table:table-cell/>
          <table:table-cell table:formula="of:=CONCATENATE(&quot;vertexPosition.push(...[&quot;;[.B181];&quot;, &quot;;[.C181];&quot;, &quot;;[.D181];&quot;]);&quot;)" office:value-type="string" office:string-value="vertexPosition.push(...[7.140412, 49.983097, -3.047638]);" calcext:value-type="string">
            <text:p>vertexPosition.push(...[7.140412, 49.983097, -3.047638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03" calcext:value-type="float">
            <text:p>203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/>
          <table:table-cell table:formula="of:=CONCATENATE(&quot;indexes.push(...[&quot;;[.L181];&quot;, &quot;;[.M181];&quot;, &quot;;[.N181];&quot;]);&quot;; )" office:value-type="string" office:string-value="indexes.push(...[203, 77, 65]);" calcext:value-type="string">
            <text:p>indexes.push(...[203, 77, 6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9748" calcext:value-type="float">
            <text:p>1.89748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3.047638" calcext:value-type="float">
            <text:p>-3.047638</text:p>
          </table:table-cell>
          <table:table-cell/>
          <table:table-cell table:formula="of:=CONCATENATE(&quot;vertexPosition.push(...[&quot;;[.B182];&quot;, &quot;;[.C182];&quot;, &quot;;[.D182];&quot;]);&quot;)" office:value-type="string" office:string-value="vertexPosition.push(...[1.89748, 49.983097, -3.047638]);" calcext:value-type="string">
            <text:p>vertexPosition.push(...[1.89748, 49.983097, -3.047638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94" calcext:value-type="float">
            <text:p>194</text:p>
          </table:table-cell>
          <table:table-cell office:value-type="float" office:value="96" calcext:value-type="float">
            <text:p>96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CONCATENATE(&quot;indexes.push(...[&quot;;[.L182];&quot;, &quot;;[.M182];&quot;, &quot;;[.N182];&quot;]);&quot;; )" office:value-type="string" office:string-value="indexes.push(...[194, 96, 202]);" calcext:value-type="string">
            <text:p>indexes.push(...[194, 96, 20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38996" calcext:value-type="float">
            <text:p>-0.838996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3.053574" calcext:value-type="float">
            <text:p>-3.053574</text:p>
          </table:table-cell>
          <table:table-cell/>
          <table:table-cell table:formula="of:=CONCATENATE(&quot;vertexPosition.push(...[&quot;;[.B183];&quot;, &quot;;[.C183];&quot;, &quot;;[.D183];&quot;]);&quot;)" office:value-type="string" office:string-value="vertexPosition.push(...[-0.838996, 49.983097, -3.053574]);" calcext:value-type="string">
            <text:p>vertexPosition.push(...[-0.838996, 49.983097, -3.05357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CONCATENATE(&quot;indexes.push(...[&quot;;[.L183];&quot;, &quot;;[.M183];&quot;, &quot;;[.N183];&quot;]);&quot;; )" office:value-type="string" office:string-value="indexes.push(...[101, 94, 106]);" calcext:value-type="string">
            <text:p>indexes.push(...[101, 94, 106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081929" calcext:value-type="float">
            <text:p>-6.081929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3.053574" calcext:value-type="float">
            <text:p>-3.053574</text:p>
          </table:table-cell>
          <table:table-cell/>
          <table:table-cell table:formula="of:=CONCATENATE(&quot;vertexPosition.push(...[&quot;;[.B184];&quot;, &quot;;[.C184];&quot;, &quot;;[.D184];&quot;]);&quot;)" office:value-type="string" office:string-value="vertexPosition.push(...[-6.081929, 49.983097, -3.053574]);" calcext:value-type="string">
            <text:p>vertexPosition.push(...[-6.081929, 49.983097, -3.05357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CONCATENATE(&quot;indexes.push(...[&quot;;[.L184];&quot;, &quot;;[.M184];&quot;, &quot;;[.N184];&quot;]);&quot;; )" office:value-type="string" office:string-value="indexes.push(...[94, 65, 106]);" calcext:value-type="string">
            <text:p>indexes.push(...[94, 65, 106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38996" calcext:value-type="float">
            <text:p>-0.838996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3.043914" calcext:value-type="float">
            <text:p>-3.043914</text:p>
          </table:table-cell>
          <table:table-cell/>
          <table:table-cell table:formula="of:=CONCATENATE(&quot;vertexPosition.push(...[&quot;;[.B185];&quot;, &quot;;[.C185];&quot;, &quot;;[.D185];&quot;]);&quot;)" office:value-type="string" office:string-value="vertexPosition.push(...[-0.838996, 49.983097, -3.043914]);" calcext:value-type="string">
            <text:p>vertexPosition.push(...[-0.838996, 49.983097, -3.04391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CONCATENATE(&quot;indexes.push(...[&quot;;[.L185];&quot;, &quot;;[.M185];&quot;, &quot;;[.N185];&quot;]);&quot;; )" office:value-type="string" office:string-value="indexes.push(...[65, 42, 105]);" calcext:value-type="string">
            <text:p>indexes.push(...[65, 42, 10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38996" calcext:value-type="float">
            <text:p>-0.838996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1.425397" calcext:value-type="float">
            <text:p>-1.425397</text:p>
          </table:table-cell>
          <table:table-cell/>
          <table:table-cell table:formula="of:=CONCATENATE(&quot;vertexPosition.push(...[&quot;;[.B186];&quot;, &quot;;[.C186];&quot;, &quot;;[.D186];&quot;]);&quot;)" office:value-type="string" office:string-value="vertexPosition.push(...[-0.838996, 49.983097, -1.425397]);" calcext:value-type="string">
            <text:p>vertexPosition.push(...[-0.838996, 49.983097, -1.42539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CONCATENATE(&quot;indexes.push(...[&quot;;[.L186];&quot;, &quot;;[.M186];&quot;, &quot;;[.N186];&quot;]);&quot;; )" office:value-type="string" office:string-value="indexes.push(...[42, 93, 105]);" calcext:value-type="string">
            <text:p>indexes.push(...[42, 93, 10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081929" calcext:value-type="float">
            <text:p>-6.081929</text:p>
          </table:table-cell>
          <table:table-cell office:value-type="float" office:value="49.983097" calcext:value-type="float">
            <text:p>49.983097</text:p>
          </table:table-cell>
          <table:table-cell office:value-type="float" office:value="-1.425395" calcext:value-type="float">
            <text:p>-1.425395</text:p>
          </table:table-cell>
          <table:table-cell/>
          <table:table-cell table:formula="of:=CONCATENATE(&quot;vertexPosition.push(...[&quot;;[.B187];&quot;, &quot;;[.C187];&quot;, &quot;;[.D187];&quot;]);&quot;)" office:value-type="string" office:string-value="vertexPosition.push(...[-6.081929, 49.983097, -1.425395]);" calcext:value-type="string">
            <text:p>vertexPosition.push(...[-6.081929, 49.983097, -1.42539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CONCATENATE(&quot;indexes.push(...[&quot;;[.L187];&quot;, &quot;;[.M187];&quot;, &quot;;[.N187];&quot;]);&quot;; )" office:value-type="string" office:string-value="indexes.push(...[93, 102, 105]);" calcext:value-type="string">
            <text:p>indexes.push(...[93, 102, 10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38996" calcext:value-type="float">
            <text:p>-0.838996</text:p>
          </table:table-cell>
          <table:table-cell office:value-type="float" office:value="57.730972" calcext:value-type="float">
            <text:p>57.730972</text:p>
          </table:table-cell>
          <table:table-cell office:value-type="float" office:value="-3.053574" calcext:value-type="float">
            <text:p>-3.053574</text:p>
          </table:table-cell>
          <table:table-cell/>
          <table:table-cell table:formula="of:=CONCATENATE(&quot;vertexPosition.push(...[&quot;;[.B188];&quot;, &quot;;[.C188];&quot;, &quot;;[.D188];&quot;]);&quot;)" office:value-type="string" office:string-value="vertexPosition.push(...[-0.838996, 57.730972, -3.053574]);" calcext:value-type="string">
            <text:p>vertexPosition.push(...[-0.838996, 57.730972, -3.05357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/>
          <table:table-cell table:formula="of:=CONCATENATE(&quot;indexes.push(...[&quot;;[.L188];&quot;, &quot;;[.M188];&quot;, &quot;;[.N188];&quot;]);&quot;; )" office:value-type="string" office:string-value="indexes.push(...[59, 78, 98]);" calcext:value-type="string">
            <text:p>indexes.push(...[59, 78, 98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081929" calcext:value-type="float">
            <text:p>-6.081929</text:p>
          </table:table-cell>
          <table:table-cell office:value-type="float" office:value="57.730972" calcext:value-type="float">
            <text:p>57.730972</text:p>
          </table:table-cell>
          <table:table-cell office:value-type="float" office:value="-3.053574" calcext:value-type="float">
            <text:p>-3.053574</text:p>
          </table:table-cell>
          <table:table-cell/>
          <table:table-cell table:formula="of:=CONCATENATE(&quot;vertexPosition.push(...[&quot;;[.B189];&quot;, &quot;;[.C189];&quot;, &quot;;[.D189];&quot;]);&quot;)" office:value-type="string" office:string-value="vertexPosition.push(...[-6.081929, 57.730972, -3.053574]);" calcext:value-type="string">
            <text:p>vertexPosition.push(...[-6.081929, 57.730972, -3.053574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CONCATENATE(&quot;indexes.push(...[&quot;;[.L189];&quot;, &quot;;[.M189];&quot;, &quot;;[.N189];&quot;]);&quot;; )" office:value-type="string" office:string-value="indexes.push(...[140, 138, 139]);" calcext:value-type="string">
            <text:p>indexes.push(...[140, 138, 139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18646" calcext:value-type="float">
            <text:p>7.118646</text:p>
          </table:table-cell>
          <table:table-cell office:value-type="float" office:value="57.731033" calcext:value-type="float">
            <text:p>57.731033</text:p>
          </table:table-cell>
          <table:table-cell office:value-type="float" office:value="-14.522326" calcext:value-type="float">
            <text:p>-14.522326</text:p>
          </table:table-cell>
          <table:table-cell/>
          <table:table-cell table:formula="of:=CONCATENATE(&quot;vertexPosition.push(...[&quot;;[.B190];&quot;, &quot;;[.C190];&quot;, &quot;;[.D190];&quot;]);&quot;)" office:value-type="string" office:string-value="vertexPosition.push(...[7.118646, 57.731033, -14.522326]);" calcext:value-type="string">
            <text:p>vertexPosition.push(...[7.118646, 57.731033, -14.52232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indexes.push(...[&quot;;[.L190];&quot;, &quot;;[.M190];&quot;, &quot;;[.N190];&quot;]);&quot;; )" office:value-type="string" office:string-value="indexes.push(...[18, 15, 10]);" calcext:value-type="string">
            <text:p>indexes.push(...[18, 15, 10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75714" calcext:value-type="float">
            <text:p>1.875714</text:p>
          </table:table-cell>
          <table:table-cell office:value-type="float" office:value="57.731033" calcext:value-type="float">
            <text:p>57.731033</text:p>
          </table:table-cell>
          <table:table-cell office:value-type="float" office:value="-14.522326" calcext:value-type="float">
            <text:p>-14.522326</text:p>
          </table:table-cell>
          <table:table-cell/>
          <table:table-cell table:formula="of:=CONCATENATE(&quot;vertexPosition.push(...[&quot;;[.B191];&quot;, &quot;;[.C191];&quot;, &quot;;[.D191];&quot;]);&quot;)" office:value-type="string" office:string-value="vertexPosition.push(...[1.875714, 57.731033, -14.522326]);" calcext:value-type="string">
            <text:p>vertexPosition.push(...[1.875714, 57.731033, -14.52232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49" calcext:value-type="float">
            <text:p>149</text:p>
          </table:table-cell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CONCATENATE(&quot;indexes.push(...[&quot;;[.L191];&quot;, &quot;;[.M191];&quot;, &quot;;[.N191];&quot;]);&quot;; )" office:value-type="string" office:string-value="indexes.push(...[149, 134, 147]);" calcext:value-type="string">
            <text:p>indexes.push(...[149, 134, 14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60761" calcext:value-type="float">
            <text:p>-0.860761</text:p>
          </table:table-cell>
          <table:table-cell office:value-type="float" office:value="57.72451" calcext:value-type="float">
            <text:p>57.72451</text:p>
          </table:table-cell>
          <table:table-cell office:value-type="float" office:value="-14.522326" calcext:value-type="float">
            <text:p>-14.522326</text:p>
          </table:table-cell>
          <table:table-cell/>
          <table:table-cell table:formula="of:=CONCATENATE(&quot;vertexPosition.push(...[&quot;;[.B192];&quot;, &quot;;[.C192];&quot;, &quot;;[.D192];&quot;]);&quot;)" office:value-type="string" office:string-value="vertexPosition.push(...[-0.860761, 57.72451, -14.522326]);" calcext:value-type="string">
            <text:p>vertexPosition.push(...[-0.860761, 57.72451, -14.52232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CONCATENATE(&quot;indexes.push(...[&quot;;[.L192];&quot;, &quot;;[.M192];&quot;, &quot;;[.N192];&quot;]);&quot;; )" office:value-type="string" office:string-value="indexes.push(...[134, 130, 147]);" calcext:value-type="string">
            <text:p>indexes.push(...[134, 130, 14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103694" calcext:value-type="float">
            <text:p>-6.103694</text:p>
          </table:table-cell>
          <table:table-cell office:value-type="float" office:value="57.72451" calcext:value-type="float">
            <text:p>57.72451</text:p>
          </table:table-cell>
          <table:table-cell office:value-type="float" office:value="-14.522326" calcext:value-type="float">
            <text:p>-14.522326</text:p>
          </table:table-cell>
          <table:table-cell/>
          <table:table-cell table:formula="of:=CONCATENATE(&quot;vertexPosition.push(...[&quot;;[.B193];&quot;, &quot;;[.C193];&quot;, &quot;;[.D193];&quot;]);&quot;)" office:value-type="string" office:string-value="vertexPosition.push(...[-6.103694, 57.72451, -14.522326]);" calcext:value-type="string">
            <text:p>vertexPosition.push(...[-6.103694, 57.72451, -14.52232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02" calcext:value-type="float">
            <text:p>102</text:p>
          </table:table-cell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CONCATENATE(&quot;indexes.push(...[&quot;;[.L193];&quot;, &quot;;[.M193];&quot;, &quot;;[.N193];&quot;]);&quot;; )" office:value-type="string" office:string-value="indexes.push(...[102, 131, 148]);" calcext:value-type="string">
            <text:p>indexes.push(...[102, 131, 148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2285" calcext:value-type="float">
            <text:p>7.12285</text:p>
          </table:table-cell>
          <table:table-cell office:value-type="float" office:value="19.066784" calcext:value-type="float">
            <text:p>19.066784</text:p>
          </table:table-cell>
          <table:table-cell office:value-type="float" office:value="-17.570147" calcext:value-type="float">
            <text:p>-17.570147</text:p>
          </table:table-cell>
          <table:table-cell/>
          <table:table-cell table:formula="of:=CONCATENATE(&quot;vertexPosition.push(...[&quot;;[.B194];&quot;, &quot;;[.C194];&quot;, &quot;;[.D194];&quot;]);&quot;)" office:value-type="string" office:string-value="vertexPosition.push(...[7.12285, 19.066784, -17.570147]);" calcext:value-type="string">
            <text:p>vertexPosition.push(...[7.12285, 19.066784, -17.57014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56" calcext:value-type="float">
            <text:p>56</text:p>
          </table:table-cell>
          <table:table-cell/>
          <table:table-cell table:formula="of:=CONCATENATE(&quot;indexes.push(...[&quot;;[.L194];&quot;, &quot;;[.M194];&quot;, &quot;;[.N194];&quot;]);&quot;; )" office:value-type="string" office:string-value="indexes.push(...[149, 147, 56]);" calcext:value-type="string">
            <text:p>indexes.push(...[149, 147, 56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109126" calcext:value-type="float">
            <text:p>-6.109126</text:p>
          </table:table-cell>
          <table:table-cell office:value-type="float" office:value="19.066784" calcext:value-type="float">
            <text:p>19.066784</text:p>
          </table:table-cell>
          <table:table-cell office:value-type="float" office:value="-17.570147" calcext:value-type="float">
            <text:p>-17.570147</text:p>
          </table:table-cell>
          <table:table-cell/>
          <table:table-cell table:formula="of:=CONCATENATE(&quot;vertexPosition.push(...[&quot;;[.B195];&quot;, &quot;;[.C195];&quot;, &quot;;[.D195];&quot;]);&quot;)" office:value-type="string" office:string-value="vertexPosition.push(...[-6.109126, 19.066784, -17.570147]);" calcext:value-type="string">
            <text:p>vertexPosition.push(...[-6.109126, 19.066784, -17.57014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CONCATENATE(&quot;indexes.push(...[&quot;;[.L195];&quot;, &quot;;[.M195];&quot;, &quot;;[.N195];&quot;]);&quot;; )" office:value-type="string" office:string-value="indexes.push(...[147, 146, 56]);" calcext:value-type="string">
            <text:p>indexes.push(...[147, 146, 56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63041" calcext:value-type="float">
            <text:p>-0.863041</text:p>
          </table:table-cell>
          <table:table-cell office:value-type="float" office:value="19.066784" calcext:value-type="float">
            <text:p>19.066784</text:p>
          </table:table-cell>
          <table:table-cell office:value-type="float" office:value="-17.570147" calcext:value-type="float">
            <text:p>-17.570147</text:p>
          </table:table-cell>
          <table:table-cell/>
          <table:table-cell table:formula="of:=CONCATENATE(&quot;vertexPosition.push(...[&quot;;[.B196];&quot;, &quot;;[.C196];&quot;, &quot;;[.D196];&quot;]);&quot;)" office:value-type="string" office:string-value="vertexPosition.push(...[-0.863041, 19.066784, -17.570147]);" calcext:value-type="string">
            <text:p>vertexPosition.push(...[-0.863041, 19.066784, -17.57014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46" calcext:value-type="float">
            <text:p>146</text:p>
          </table:table-cell>
          <table:table-cell office:value-type="float" office:value="129" calcext:value-type="float">
            <text:p>129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CONCATENATE(&quot;indexes.push(...[&quot;;[.L196];&quot;, &quot;;[.M196];&quot;, &quot;;[.N196];&quot;]);&quot;; )" office:value-type="string" office:string-value="indexes.push(...[146, 129, 104]);" calcext:value-type="string">
            <text:p>indexes.push(...[146, 129, 104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76764" calcext:value-type="float">
            <text:p>1.876764</text:p>
          </table:table-cell>
          <table:table-cell office:value-type="float" office:value="19.066784" calcext:value-type="float">
            <text:p>19.066784</text:p>
          </table:table-cell>
          <table:table-cell office:value-type="float" office:value="-17.570147" calcext:value-type="float">
            <text:p>-17.570147</text:p>
          </table:table-cell>
          <table:table-cell/>
          <table:table-cell table:formula="of:=CONCATENATE(&quot;vertexPosition.push(...[&quot;;[.B197];&quot;, &quot;;[.C197];&quot;, &quot;;[.D197];&quot;]);&quot;)" office:value-type="string" office:string-value="vertexPosition.push(...[1.876764, 19.066784, -17.570147]);" calcext:value-type="string">
            <text:p>vertexPosition.push(...[1.876764, 19.066784, -17.57014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CONCATENATE(&quot;indexes.push(...[&quot;;[.L197];&quot;, &quot;;[.M197];&quot;, &quot;;[.N197];&quot;]);&quot;; )" office:value-type="string" office:string-value="indexes.push(...[5, 28, 102]);" calcext:value-type="string">
            <text:p>indexes.push(...[5, 28, 10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76764" calcext:value-type="float">
            <text:p>1.876764</text:p>
          </table:table-cell>
          <table:table-cell office:value-type="float" office:value="19.066784" calcext:value-type="float">
            <text:p>19.066784</text:p>
          </table:table-cell>
          <table:table-cell office:value-type="float" office:value="-17.547886" calcext:value-type="float">
            <text:p>-17.547886</text:p>
          </table:table-cell>
          <table:table-cell/>
          <table:table-cell table:formula="of:=CONCATENATE(&quot;vertexPosition.push(...[&quot;;[.B198];&quot;, &quot;;[.C198];&quot;, &quot;;[.D198];&quot;]);&quot;)" office:value-type="string" office:string-value="vertexPosition.push(...[1.876764, 19.066784, -17.547886]);" calcext:value-type="string">
            <text:p>vertexPosition.push(...[1.876764, 19.066784, -17.54788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CONCATENATE(&quot;indexes.push(...[&quot;;[.L198];&quot;, &quot;;[.M198];&quot;, &quot;;[.N198];&quot;]);&quot;; )" office:value-type="string" office:string-value="indexes.push(...[28, 105, 102]);" calcext:value-type="string">
            <text:p>indexes.push(...[28, 105, 10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2285" calcext:value-type="float">
            <text:p>7.12285</text:p>
          </table:table-cell>
          <table:table-cell office:value-type="float" office:value="19.066784" calcext:value-type="float">
            <text:p>19.066784</text:p>
          </table:table-cell>
          <table:table-cell office:value-type="float" office:value="-17.547886" calcext:value-type="float">
            <text:p>-17.547886</text:p>
          </table:table-cell>
          <table:table-cell/>
          <table:table-cell table:formula="of:=CONCATENATE(&quot;vertexPosition.push(...[&quot;;[.B199];&quot;, &quot;;[.C199];&quot;, &quot;;[.D199];&quot;]);&quot;)" office:value-type="string" office:string-value="vertexPosition.push(...[7.12285, 19.066784, -17.547886]);" calcext:value-type="string">
            <text:p>vertexPosition.push(...[7.12285, 19.066784, -17.54788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46" calcext:value-type="float">
            <text:p>146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CONCATENATE(&quot;indexes.push(...[&quot;;[.L199];&quot;, &quot;;[.M199];&quot;, &quot;;[.N199];&quot;]);&quot;; )" office:value-type="string" office:string-value="indexes.push(...[146, 104, 56]);" calcext:value-type="string">
            <text:p>indexes.push(...[146, 104, 56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109126" calcext:value-type="float">
            <text:p>-6.109126</text:p>
          </table:table-cell>
          <table:table-cell office:value-type="float" office:value="19.066784" calcext:value-type="float">
            <text:p>19.066784</text:p>
          </table:table-cell>
          <table:table-cell office:value-type="float" office:value="-17.547886" calcext:value-type="float">
            <text:p>-17.547886</text:p>
          </table:table-cell>
          <table:table-cell/>
          <table:table-cell table:formula="of:=CONCATENATE(&quot;vertexPosition.push(...[&quot;;[.B200];&quot;, &quot;;[.C200];&quot;, &quot;;[.D200];&quot;]);&quot;)" office:value-type="string" office:string-value="vertexPosition.push(...[-6.109126, 19.066784, -17.547886]);" calcext:value-type="string">
            <text:p>vertexPosition.push(...[-6.109126, 19.066784, -17.54788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CONCATENATE(&quot;indexes.push(...[&quot;;[.L200];&quot;, &quot;;[.M200];&quot;, &quot;;[.N200];&quot;]);&quot;; )" office:value-type="string" office:string-value="indexes.push(...[5, 102, 148]);" calcext:value-type="string">
            <text:p>indexes.push(...[5, 102, 148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63041" calcext:value-type="float">
            <text:p>-0.863041</text:p>
          </table:table-cell>
          <table:table-cell office:value-type="float" office:value="19.066784" calcext:value-type="float">
            <text:p>19.066784</text:p>
          </table:table-cell>
          <table:table-cell office:value-type="float" office:value="-17.547886" calcext:value-type="float">
            <text:p>-17.547886</text:p>
          </table:table-cell>
          <table:table-cell/>
          <table:table-cell table:formula="of:=CONCATENATE(&quot;vertexPosition.push(...[&quot;;[.B201];&quot;, &quot;;[.C201];&quot;, &quot;;[.D201];&quot;]);&quot;)" office:value-type="string" office:string-value="vertexPosition.push(...[-0.863041, 19.066784, -17.547886]);" calcext:value-type="string">
            <text:p>vertexPosition.push(...[-0.863041, 19.066784, -17.54788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indexes.push(...[&quot;;[.L201];&quot;, &quot;;[.M201];&quot;, &quot;;[.N201];&quot;]);&quot;; )" office:value-type="string" office:string-value="indexes.push(...[148, 149, 5]);" calcext:value-type="string">
            <text:p>indexes.push(...[148, 149, 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2285" calcext:value-type="float">
            <text:p>7.12285</text:p>
          </table:table-cell>
          <table:table-cell office:value-type="float" office:value="11.224567" calcext:value-type="float">
            <text:p>11.224567</text:p>
          </table:table-cell>
          <table:table-cell office:value-type="float" office:value="-17.570147" calcext:value-type="float">
            <text:p>-17.570147</text:p>
          </table:table-cell>
          <table:table-cell/>
          <table:table-cell table:formula="of:=CONCATENATE(&quot;vertexPosition.push(...[&quot;;[.B202];&quot;, &quot;;[.C202];&quot;, &quot;;[.D202];&quot;]);&quot;)" office:value-type="string" office:string-value="vertexPosition.push(...[7.12285, 11.224567, -17.570147]);" calcext:value-type="string">
            <text:p>vertexPosition.push(...[7.12285, 11.224567, -17.57014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NCATENATE(&quot;indexes.push(...[&quot;;[.L202];&quot;, &quot;;[.M202];&quot;, &quot;;[.N202];&quot;]);&quot;; )" office:value-type="string" office:string-value="indexes.push(...[101, 106, 75]);" calcext:value-type="string">
            <text:p>indexes.push(...[101, 106, 7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76764" calcext:value-type="float">
            <text:p>1.876764</text:p>
          </table:table-cell>
          <table:table-cell office:value-type="float" office:value="11.224567" calcext:value-type="float">
            <text:p>11.224567</text:p>
          </table:table-cell>
          <table:table-cell office:value-type="float" office:value="-17.570147" calcext:value-type="float">
            <text:p>-17.570147</text:p>
          </table:table-cell>
          <table:table-cell/>
          <table:table-cell table:formula="of:=CONCATENATE(&quot;vertexPosition.push(...[&quot;;[.B203];&quot;, &quot;;[.C203];&quot;, &quot;;[.D203];&quot;]);&quot;)" office:value-type="string" office:string-value="vertexPosition.push(...[1.876764, 11.224567, -17.570147]);" calcext:value-type="string">
            <text:p>vertexPosition.push(...[1.876764, 11.224567, -17.57014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CONCATENATE(&quot;indexes.push(...[&quot;;[.L203];&quot;, &quot;;[.M203];&quot;, &quot;;[.N203];&quot;]);&quot;; )" office:value-type="string" office:string-value="indexes.push(...[75, 110, 101]);" calcext:value-type="string">
            <text:p>indexes.push(...[75, 110, 101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109126" calcext:value-type="float">
            <text:p>-6.109126</text:p>
          </table:table-cell>
          <table:table-cell office:value-type="float" office:value="11.224567" calcext:value-type="float">
            <text:p>11.224567</text:p>
          </table:table-cell>
          <table:table-cell office:value-type="float" office:value="-17.570147" calcext:value-type="float">
            <text:p>-17.570147</text:p>
          </table:table-cell>
          <table:table-cell/>
          <table:table-cell table:formula="of:=CONCATENATE(&quot;vertexPosition.push(...[&quot;;[.B204];&quot;, &quot;;[.C204];&quot;, &quot;;[.D204];&quot;]);&quot;)" office:value-type="string" office:string-value="vertexPosition.push(...[-6.109126, 11.224567, -17.570147]);" calcext:value-type="string">
            <text:p>vertexPosition.push(...[-6.109126, 11.224567, -17.57014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10" calcext:value-type="float">
            <text:p>110</text:p>
          </table:table-cell>
          <table:table-cell office:value-type="float" office:value="208" calcext:value-type="float">
            <text:p>208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CONCATENATE(&quot;indexes.push(...[&quot;;[.L204];&quot;, &quot;;[.M204];&quot;, &quot;;[.N204];&quot;]);&quot;; )" office:value-type="string" office:string-value="indexes.push(...[110, 208, 101]);" calcext:value-type="string">
            <text:p>indexes.push(...[110, 208, 101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63041" calcext:value-type="float">
            <text:p>-0.863041</text:p>
          </table:table-cell>
          <table:table-cell office:value-type="float" office:value="11.224567" calcext:value-type="float">
            <text:p>11.224567</text:p>
          </table:table-cell>
          <table:table-cell office:value-type="float" office:value="-17.570147" calcext:value-type="float">
            <text:p>-17.570147</text:p>
          </table:table-cell>
          <table:table-cell/>
          <table:table-cell table:formula="of:=CONCATENATE(&quot;vertexPosition.push(...[&quot;;[.B205];&quot;, &quot;;[.C205];&quot;, &quot;;[.D205];&quot;]);&quot;)" office:value-type="string" office:string-value="vertexPosition.push(...[-0.863041, 11.224567, -17.570147]);" calcext:value-type="string">
            <text:p>vertexPosition.push(...[-0.863041, 11.224567, -17.57014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/>
          <table:table-cell table:formula="of:=CONCATENATE(&quot;indexes.push(...[&quot;;[.L205];&quot;, &quot;;[.M205];&quot;, &quot;;[.N205];&quot;]);&quot;; )" office:value-type="string" office:string-value="indexes.push(...[111, 112, 73]);" calcext:value-type="string">
            <text:p>indexes.push(...[111, 112, 73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76764" calcext:value-type="float">
            <text:p>1.876764</text:p>
          </table:table-cell>
          <table:table-cell office:value-type="float" office:value="26.761482" calcext:value-type="float">
            <text:p>26.761482</text:p>
          </table:table-cell>
          <table:table-cell office:value-type="float" office:value="-17.547886" calcext:value-type="float">
            <text:p>-17.547886</text:p>
          </table:table-cell>
          <table:table-cell/>
          <table:table-cell table:formula="of:=CONCATENATE(&quot;vertexPosition.push(...[&quot;;[.B206];&quot;, &quot;;[.C206];&quot;, &quot;;[.D206];&quot;]);&quot;)" office:value-type="string" office:string-value="vertexPosition.push(...[1.876764, 26.761482, -17.547886]);" calcext:value-type="string">
            <text:p>vertexPosition.push(...[1.876764, 26.761482, -17.54788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03" calcext:value-type="float">
            <text:p>103</text:p>
          </table:table-cell>
          <table:table-cell office:value-type="float" office:value="199" calcext:value-type="float">
            <text:p>199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CONCATENATE(&quot;indexes.push(...[&quot;;[.L206];&quot;, &quot;;[.M206];&quot;, &quot;;[.N206];&quot;]);&quot;; )" office:value-type="string" office:string-value="indexes.push(...[103, 199, 111]);" calcext:value-type="string">
            <text:p>indexes.push(...[103, 199, 111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2285" calcext:value-type="float">
            <text:p>7.12285</text:p>
          </table:table-cell>
          <table:table-cell office:value-type="float" office:value="26.761482" calcext:value-type="float">
            <text:p>26.761482</text:p>
          </table:table-cell>
          <table:table-cell office:value-type="float" office:value="-17.547886" calcext:value-type="float">
            <text:p>-17.547886</text:p>
          </table:table-cell>
          <table:table-cell/>
          <table:table-cell table:formula="of:=CONCATENATE(&quot;vertexPosition.push(...[&quot;;[.B207];&quot;, &quot;;[.C207];&quot;, &quot;;[.D207];&quot;]);&quot;)" office:value-type="string" office:string-value="vertexPosition.push(...[7.12285, 26.761482, -17.547886]);" calcext:value-type="string">
            <text:p>vertexPosition.push(...[7.12285, 26.761482, -17.54788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99" calcext:value-type="float">
            <text:p>199</text:p>
          </table:table-cell>
          <table:table-cell office:value-type="float" office:value="207" calcext:value-type="float">
            <text:p>207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CONCATENATE(&quot;indexes.push(...[&quot;;[.L207];&quot;, &quot;;[.M207];&quot;, &quot;;[.N207];&quot;]);&quot;; )" office:value-type="string" office:string-value="indexes.push(...[199, 207, 111]);" calcext:value-type="string">
            <text:p>indexes.push(...[199, 207, 111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109126" calcext:value-type="float">
            <text:p>-6.109126</text:p>
          </table:table-cell>
          <table:table-cell office:value-type="float" office:value="26.761482" calcext:value-type="float">
            <text:p>26.761482</text:p>
          </table:table-cell>
          <table:table-cell office:value-type="float" office:value="-17.547886" calcext:value-type="float">
            <text:p>-17.547886</text:p>
          </table:table-cell>
          <table:table-cell/>
          <table:table-cell table:formula="of:=CONCATENATE(&quot;vertexPosition.push(...[&quot;;[.B208];&quot;, &quot;;[.C208];&quot;, &quot;;[.D208];&quot;]);&quot;)" office:value-type="string" office:string-value="vertexPosition.push(...[-6.109126, 26.761482, -17.547886]);" calcext:value-type="string">
            <text:p>vertexPosition.push(...[-6.109126, 26.761482, -17.54788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98" calcext:value-type="float">
            <text:p>198</text:p>
          </table:table-cell>
          <table:table-cell office:value-type="float" office:value="201" calcext:value-type="float">
            <text:p>201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CONCATENATE(&quot;indexes.push(...[&quot;;[.L208];&quot;, &quot;;[.M208];&quot;, &quot;;[.N208];&quot;]);&quot;; )" office:value-type="string" office:string-value="indexes.push(...[198, 201, 209]);" calcext:value-type="string">
            <text:p>indexes.push(...[198, 201, 209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63041" calcext:value-type="float">
            <text:p>-0.863041</text:p>
          </table:table-cell>
          <table:table-cell office:value-type="float" office:value="26.761482" calcext:value-type="float">
            <text:p>26.761482</text:p>
          </table:table-cell>
          <table:table-cell office:value-type="float" office:value="-17.547886" calcext:value-type="float">
            <text:p>-17.547886</text:p>
          </table:table-cell>
          <table:table-cell/>
          <table:table-cell table:formula="of:=CONCATENATE(&quot;vertexPosition.push(...[&quot;;[.B209];&quot;, &quot;;[.C209];&quot;, &quot;;[.D209];&quot;]);&quot;)" office:value-type="string" office:string-value="vertexPosition.push(...[-0.863041, 26.761482, -17.547886]);" calcext:value-type="string">
            <text:p>vertexPosition.push(...[-0.863041, 26.761482, -17.54788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14" calcext:value-type="float">
            <text:p>114</text:p>
          </table:table-cell>
          <table:table-cell office:value-type="float" office:value="221" calcext:value-type="float">
            <text:p>221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CONCATENATE(&quot;indexes.push(...[&quot;;[.L209];&quot;, &quot;;[.M209];&quot;, &quot;;[.N209];&quot;]);&quot;; )" office:value-type="string" office:string-value="indexes.push(...[114, 221, 216]);" calcext:value-type="string">
            <text:p>indexes.push(...[114, 221, 216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2285" calcext:value-type="float">
            <text:p>7.12285</text:p>
          </table:table-cell>
          <table:table-cell office:value-type="float" office:value="26.761482" calcext:value-type="float">
            <text:p>26.761482</text:p>
          </table:table-cell>
          <table:table-cell office:value-type="float" office:value="-17.552095" calcext:value-type="float">
            <text:p>-17.552095</text:p>
          </table:table-cell>
          <table:table-cell/>
          <table:table-cell table:formula="of:=CONCATENATE(&quot;vertexPosition.push(...[&quot;;[.B210];&quot;, &quot;;[.C210];&quot;, &quot;;[.D210];&quot;]);&quot;)" office:value-type="string" office:string-value="vertexPosition.push(...[7.12285, 26.761482, -17.552095]);" calcext:value-type="string">
            <text:p>vertexPosition.push(...[7.12285, 26.761482, -17.55209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CONCATENATE(&quot;indexes.push(...[&quot;;[.L210];&quot;, &quot;;[.M210];&quot;, &quot;;[.N210];&quot;]);&quot;; )" office:value-type="string" office:string-value="indexes.push(...[70, 117, 152]);" calcext:value-type="string">
            <text:p>indexes.push(...[70, 117, 15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109126" calcext:value-type="float">
            <text:p>-6.109126</text:p>
          </table:table-cell>
          <table:table-cell office:value-type="float" office:value="26.761482" calcext:value-type="float">
            <text:p>26.761482</text:p>
          </table:table-cell>
          <table:table-cell office:value-type="float" office:value="-17.552095" calcext:value-type="float">
            <text:p>-17.552095</text:p>
          </table:table-cell>
          <table:table-cell/>
          <table:table-cell table:formula="of:=CONCATENATE(&quot;vertexPosition.push(...[&quot;;[.B211];&quot;, &quot;;[.C211];&quot;, &quot;;[.D211];&quot;]);&quot;)" office:value-type="string" office:string-value="vertexPosition.push(...[-6.109126, 26.761482, -17.552095]);" calcext:value-type="string">
            <text:p>vertexPosition.push(...[-6.109126, 26.761482, -17.55209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17" calcext:value-type="float">
            <text:p>117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CONCATENATE(&quot;indexes.push(...[&quot;;[.L211];&quot;, &quot;;[.M211];&quot;, &quot;;[.N211];&quot;]);&quot;; )" office:value-type="string" office:string-value="indexes.push(...[117, 154, 152]);" calcext:value-type="string">
            <text:p>indexes.push(...[117, 154, 15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63041" calcext:value-type="float">
            <text:p>-0.863041</text:p>
          </table:table-cell>
          <table:table-cell office:value-type="float" office:value="26.761482" calcext:value-type="float">
            <text:p>26.761482</text:p>
          </table:table-cell>
          <table:table-cell office:value-type="float" office:value="-17.552095" calcext:value-type="float">
            <text:p>-17.552095</text:p>
          </table:table-cell>
          <table:table-cell/>
          <table:table-cell table:formula="of:=CONCATENATE(&quot;vertexPosition.push(...[&quot;;[.B212];&quot;, &quot;;[.C212];&quot;, &quot;;[.D212];&quot;]);&quot;)" office:value-type="string" office:string-value="vertexPosition.push(...[-0.863041, 26.761482, -17.552095]);" calcext:value-type="string">
            <text:p>vertexPosition.push(...[-0.863041, 26.761482, -17.55209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62" calcext:value-type="float">
            <text:p>62</text:p>
          </table:table-cell>
          <table:table-cell/>
          <table:table-cell table:formula="of:=CONCATENATE(&quot;indexes.push(...[&quot;;[.L212];&quot;, &quot;;[.M212];&quot;, &quot;;[.N212];&quot;]);&quot;; )" office:value-type="string" office:string-value="indexes.push(...[114, 216, 62]);" calcext:value-type="string">
            <text:p>indexes.push(...[114, 216, 6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76764" calcext:value-type="float">
            <text:p>1.876764</text:p>
          </table:table-cell>
          <table:table-cell office:value-type="float" office:value="26.761482" calcext:value-type="float">
            <text:p>26.761482</text:p>
          </table:table-cell>
          <table:table-cell office:value-type="float" office:value="-17.552095" calcext:value-type="float">
            <text:p>-17.552095</text:p>
          </table:table-cell>
          <table:table-cell/>
          <table:table-cell table:formula="of:=CONCATENATE(&quot;vertexPosition.push(...[&quot;;[.B213];&quot;, &quot;;[.C213];&quot;, &quot;;[.D213];&quot;]);&quot;)" office:value-type="string" office:string-value="vertexPosition.push(...[1.876764, 26.761482, -17.552095]);" calcext:value-type="string">
            <text:p>vertexPosition.push(...[1.876764, 26.761482, -17.55209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CONCATENATE(&quot;indexes.push(...[&quot;;[.L213];&quot;, &quot;;[.M213];&quot;, &quot;;[.N213];&quot;]);&quot;; )" office:value-type="string" office:string-value="indexes.push(...[160, 159, 118]);" calcext:value-type="string">
            <text:p>indexes.push(...[160, 159, 118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76764" calcext:value-type="float">
            <text:p>1.876764</text:p>
          </table:table-cell>
          <table:table-cell office:value-type="float" office:value="34.514736" calcext:value-type="float">
            <text:p>34.514736</text:p>
          </table:table-cell>
          <table:table-cell office:value-type="float" office:value="-17.552095" calcext:value-type="float">
            <text:p>-17.552095</text:p>
          </table:table-cell>
          <table:table-cell/>
          <table:table-cell table:formula="of:=CONCATENATE(&quot;vertexPosition.push(...[&quot;;[.B214];&quot;, &quot;;[.C214];&quot;, &quot;;[.D214];&quot;]);&quot;)" office:value-type="string" office:string-value="vertexPosition.push(...[1.876764, 34.514736, -17.552095]);" calcext:value-type="string">
            <text:p>vertexPosition.push(...[1.876764, 34.514736, -17.55209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/>
          <table:table-cell table:formula="of:=CONCATENATE(&quot;indexes.push(...[&quot;;[.L214];&quot;, &quot;;[.M214];&quot;, &quot;;[.N214];&quot;]);&quot;; )" office:value-type="string" office:string-value="indexes.push(...[118, 114, 62]);" calcext:value-type="string">
            <text:p>indexes.push(...[118, 114, 62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2285" calcext:value-type="float">
            <text:p>7.12285</text:p>
          </table:table-cell>
          <table:table-cell office:value-type="float" office:value="34.514736" calcext:value-type="float">
            <text:p>34.514736</text:p>
          </table:table-cell>
          <table:table-cell office:value-type="float" office:value="-17.552095" calcext:value-type="float">
            <text:p>-17.552095</text:p>
          </table:table-cell>
          <table:table-cell/>
          <table:table-cell table:formula="of:=CONCATENATE(&quot;vertexPosition.push(...[&quot;;[.B215];&quot;, &quot;;[.C215];&quot;, &quot;;[.D215];&quot;]);&quot;)" office:value-type="string" office:string-value="vertexPosition.push(...[7.12285, 34.514736, -17.552095]);" calcext:value-type="string">
            <text:p>vertexPosition.push(...[7.12285, 34.514736, -17.55209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CONCATENATE(&quot;indexes.push(...[&quot;;[.L215];&quot;, &quot;;[.M215];&quot;, &quot;;[.N215];&quot;]);&quot;; )" office:value-type="string" office:string-value="indexes.push(...[69, 70, 153]);" calcext:value-type="string">
            <text:p>indexes.push(...[69, 70, 153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109126" calcext:value-type="float">
            <text:p>-6.109126</text:p>
          </table:table-cell>
          <table:table-cell office:value-type="float" office:value="34.514736" calcext:value-type="float">
            <text:p>34.514736</text:p>
          </table:table-cell>
          <table:table-cell office:value-type="float" office:value="-17.552095" calcext:value-type="float">
            <text:p>-17.552095</text:p>
          </table:table-cell>
          <table:table-cell/>
          <table:table-cell table:formula="of:=CONCATENATE(&quot;vertexPosition.push(...[&quot;;[.B216];&quot;, &quot;;[.C216];&quot;, &quot;;[.D216];&quot;]);&quot;)" office:value-type="string" office:string-value="vertexPosition.push(...[-6.109126, 34.514736, -17.552095]);" calcext:value-type="string">
            <text:p>vertexPosition.push(...[-6.109126, 34.514736, -17.55209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CONCATENATE(&quot;indexes.push(...[&quot;;[.L216];&quot;, &quot;;[.M216];&quot;, &quot;;[.N216];&quot;]);&quot;; )" office:value-type="string" office:string-value="indexes.push(...[70, 152, 153]);" calcext:value-type="string">
            <text:p>indexes.push(...[70, 152, 153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63041" calcext:value-type="float">
            <text:p>-0.863041</text:p>
          </table:table-cell>
          <table:table-cell office:value-type="float" office:value="34.514736" calcext:value-type="float">
            <text:p>34.514736</text:p>
          </table:table-cell>
          <table:table-cell office:value-type="float" office:value="-17.552095" calcext:value-type="float">
            <text:p>-17.552095</text:p>
          </table:table-cell>
          <table:table-cell/>
          <table:table-cell table:formula="of:=CONCATENATE(&quot;vertexPosition.push(...[&quot;;[.B217];&quot;, &quot;;[.C217];&quot;, &quot;;[.D217];&quot;]);&quot;)" office:value-type="string" office:string-value="vertexPosition.push(...[-0.863041, 34.514736, -17.552095]);" calcext:value-type="string">
            <text:p>vertexPosition.push(...[-0.863041, 34.514736, -17.552095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CONCATENATE(&quot;indexes.push(...[&quot;;[.L217];&quot;, &quot;;[.M217];&quot;, &quot;;[.N217];&quot;]);&quot;; )" office:value-type="string" office:string-value="indexes.push(...[153, 155, 158]);" calcext:value-type="string">
            <text:p>indexes.push(...[153, 155, 158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2285" calcext:value-type="float">
            <text:p>7.12285</text:p>
          </table:table-cell>
          <table:table-cell office:value-type="float" office:value="34.514736" calcext:value-type="float">
            <text:p>34.514736</text:p>
          </table:table-cell>
          <table:table-cell office:value-type="float" office:value="-17.544807" calcext:value-type="float">
            <text:p>-17.544807</text:p>
          </table:table-cell>
          <table:table-cell/>
          <table:table-cell table:formula="of:=CONCATENATE(&quot;vertexPosition.push(...[&quot;;[.B218];&quot;, &quot;;[.C218];&quot;, &quot;;[.D218];&quot;]);&quot;)" office:value-type="string" office:string-value="vertexPosition.push(...[7.12285, 34.514736, -17.544807]);" calcext:value-type="string">
            <text:p>vertexPosition.push(...[7.12285, 34.514736, -17.54480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CONCATENATE(&quot;indexes.push(...[&quot;;[.L218];&quot;, &quot;;[.M218];&quot;, &quot;;[.N218];&quot;]);&quot;; )" office:value-type="string" office:string-value="indexes.push(...[155, 157, 158]);" calcext:value-type="string">
            <text:p>indexes.push(...[155, 157, 158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76764" calcext:value-type="float">
            <text:p>1.876764</text:p>
          </table:table-cell>
          <table:table-cell office:value-type="float" office:value="34.514736" calcext:value-type="float">
            <text:p>34.514736</text:p>
          </table:table-cell>
          <table:table-cell office:value-type="float" office:value="-17.544807" calcext:value-type="float">
            <text:p>-17.544807</text:p>
          </table:table-cell>
          <table:table-cell/>
          <table:table-cell table:formula="of:=CONCATENATE(&quot;vertexPosition.push(...[&quot;;[.B219];&quot;, &quot;;[.C219];&quot;, &quot;;[.D219];&quot;]);&quot;)" office:value-type="string" office:string-value="vertexPosition.push(...[1.876764, 34.514736, -17.544807]);" calcext:value-type="string">
            <text:p>vertexPosition.push(...[1.876764, 34.514736, -17.54480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18" calcext:value-type="float">
            <text:p>118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/>
          <table:table-cell table:formula="of:=CONCATENATE(&quot;indexes.push(...[&quot;;[.L219];&quot;, &quot;;[.M219];&quot;, &quot;;[.N219];&quot;]);&quot;; )" office:value-type="string" office:string-value="indexes.push(...[118, 62, 69]);" calcext:value-type="string">
            <text:p>indexes.push(...[118, 62, 69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63041" calcext:value-type="float">
            <text:p>-0.863041</text:p>
          </table:table-cell>
          <table:table-cell office:value-type="float" office:value="34.514736" calcext:value-type="float">
            <text:p>34.514736</text:p>
          </table:table-cell>
          <table:table-cell office:value-type="float" office:value="-17.544807" calcext:value-type="float">
            <text:p>-17.544807</text:p>
          </table:table-cell>
          <table:table-cell/>
          <table:table-cell table:formula="of:=CONCATENATE(&quot;vertexPosition.push(...[&quot;;[.B220];&quot;, &quot;;[.C220];&quot;, &quot;;[.D220];&quot;]);&quot;)" office:value-type="string" office:string-value="vertexPosition.push(...[-0.863041, 34.514736, -17.544807]);" calcext:value-type="string">
            <text:p>vertexPosition.push(...[-0.863041, 34.514736, -17.54480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60" calcext:value-type="float">
            <text:p>160</text:p>
          </table:table-cell>
          <table:table-cell office:value-type="float" office:value="118" calcext:value-type="float">
            <text:p>118</text:p>
          </table:table-cell>
          <table:table-cell office:value-type="float" office:value="69" calcext:value-type="float">
            <text:p>69</text:p>
          </table:table-cell>
          <table:table-cell/>
          <table:table-cell table:formula="of:=CONCATENATE(&quot;indexes.push(...[&quot;;[.L220];&quot;, &quot;;[.M220];&quot;, &quot;;[.N220];&quot;]);&quot;; )" office:value-type="string" office:string-value="indexes.push(...[160, 118, 69]);" calcext:value-type="string">
            <text:p>indexes.push(...[160, 118, 69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109126" calcext:value-type="float">
            <text:p>-6.109126</text:p>
          </table:table-cell>
          <table:table-cell office:value-type="float" office:value="34.514736" calcext:value-type="float">
            <text:p>34.514736</text:p>
          </table:table-cell>
          <table:table-cell office:value-type="float" office:value="-17.544807" calcext:value-type="float">
            <text:p>-17.544807</text:p>
          </table:table-cell>
          <table:table-cell/>
          <table:table-cell table:formula="of:=CONCATENATE(&quot;vertexPosition.push(...[&quot;;[.B221];&quot;, &quot;;[.C221];&quot;, &quot;;[.D221];&quot;]);&quot;)" office:value-type="string" office:string-value="vertexPosition.push(...[-6.109126, 34.514736, -17.544807]);" calcext:value-type="string">
            <text:p>vertexPosition.push(...[-6.109126, 34.514736, -17.54480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CONCATENATE(&quot;indexes.push(...[&quot;;[.L221];&quot;, &quot;;[.M221];&quot;, &quot;;[.N221];&quot;]);&quot;; )" office:value-type="string" office:string-value="indexes.push(...[158, 160, 69]);" calcext:value-type="string">
            <text:p>indexes.push(...[158, 160, 69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2285" calcext:value-type="float">
            <text:p>7.12285</text:p>
          </table:table-cell>
          <table:table-cell office:value-type="float" office:value="42.250378" calcext:value-type="float">
            <text:p>42.250378</text:p>
          </table:table-cell>
          <table:table-cell office:value-type="float" office:value="-17.544807" calcext:value-type="float">
            <text:p>-17.544807</text:p>
          </table:table-cell>
          <table:table-cell/>
          <table:table-cell table:formula="of:=CONCATENATE(&quot;vertexPosition.push(...[&quot;;[.B222];&quot;, &quot;;[.C222];&quot;, &quot;;[.D222];&quot;]);&quot;)" office:value-type="string" office:string-value="vertexPosition.push(...[7.12285, 42.250378, -17.544807]);" calcext:value-type="string">
            <text:p>vertexPosition.push(...[7.12285, 42.250378, -17.54480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111" calcext:value-type="float">
            <text:p>111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CONCATENATE(&quot;indexes.push(...[&quot;;[.L222];&quot;, &quot;;[.M222];&quot;, &quot;;[.N222];&quot;]);&quot;; )" office:value-type="string" office:string-value="indexes.push(...[49, 111, 207]);" calcext:value-type="string">
            <text:p>indexes.push(...[49, 111, 20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76764" calcext:value-type="float">
            <text:p>1.876764</text:p>
          </table:table-cell>
          <table:table-cell office:value-type="float" office:value="42.250378" calcext:value-type="float">
            <text:p>42.250378</text:p>
          </table:table-cell>
          <table:table-cell office:value-type="float" office:value="-17.544807" calcext:value-type="float">
            <text:p>-17.544807</text:p>
          </table:table-cell>
          <table:table-cell/>
          <table:table-cell table:formula="of:=CONCATENATE(&quot;vertexPosition.push(...[&quot;;[.B223];&quot;, &quot;;[.C223];&quot;, &quot;;[.D223];&quot;]);&quot;)" office:value-type="string" office:string-value="vertexPosition.push(...[1.876764, 42.250378, -17.544807]);" calcext:value-type="string">
            <text:p>vertexPosition.push(...[1.876764, 42.250378, -17.54480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CONCATENATE(&quot;indexes.push(...[&quot;;[.L223];&quot;, &quot;;[.M223];&quot;, &quot;;[.N223];&quot;]);&quot;; )" office:value-type="string" office:string-value="indexes.push(...[209, 212, 213]);" calcext:value-type="string">
            <text:p>indexes.push(...[209, 212, 213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63041" calcext:value-type="float">
            <text:p>-0.863041</text:p>
          </table:table-cell>
          <table:table-cell office:value-type="float" office:value="42.250378" calcext:value-type="float">
            <text:p>42.250378</text:p>
          </table:table-cell>
          <table:table-cell office:value-type="float" office:value="-17.544807" calcext:value-type="float">
            <text:p>-17.544807</text:p>
          </table:table-cell>
          <table:table-cell/>
          <table:table-cell table:formula="of:=CONCATENATE(&quot;vertexPosition.push(...[&quot;;[.B224];&quot;, &quot;;[.C224];&quot;, &quot;;[.D224];&quot;]);&quot;)" office:value-type="string" office:string-value="vertexPosition.push(...[-0.863041, 42.250378, -17.544807]);" calcext:value-type="string">
            <text:p>vertexPosition.push(...[-0.863041, 42.250378, -17.54480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CONCATENATE(&quot;indexes.push(...[&quot;;[.L224];&quot;, &quot;;[.M224];&quot;, &quot;;[.N224];&quot;]);&quot;; )" office:value-type="string" office:string-value="indexes.push(...[109, 67, 110]);" calcext:value-type="string">
            <text:p>indexes.push(...[109, 67, 110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109126" calcext:value-type="float">
            <text:p>-6.109126</text:p>
          </table:table-cell>
          <table:table-cell office:value-type="float" office:value="42.250378" calcext:value-type="float">
            <text:p>42.250378</text:p>
          </table:table-cell>
          <table:table-cell office:value-type="float" office:value="-17.544807" calcext:value-type="float">
            <text:p>-17.544807</text:p>
          </table:table-cell>
          <table:table-cell/>
          <table:table-cell table:formula="of:=CONCATENATE(&quot;vertexPosition.push(...[&quot;;[.B225];&quot;, &quot;;[.C225];&quot;, &quot;;[.D225];&quot;]);&quot;)" office:value-type="string" office:string-value="vertexPosition.push(...[-6.109126, 42.250378, -17.544807]);" calcext:value-type="string">
            <text:p>vertexPosition.push(...[-6.109126, 42.250378, -17.544807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CONCATENATE(&quot;indexes.push(...[&quot;;[.L225];&quot;, &quot;;[.M225];&quot;, &quot;;[.N225];&quot;]);&quot;; )" office:value-type="string" office:string-value="indexes.push(...[67, 63, 110]);" calcext:value-type="string">
            <text:p>indexes.push(...[67, 63, 110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76764" calcext:value-type="float">
            <text:p>1.876764</text:p>
          </table:table-cell>
          <table:table-cell office:value-type="float" office:value="42.250378" calcext:value-type="float">
            <text:p>42.250378</text:p>
          </table:table-cell>
          <table:table-cell office:value-type="float" office:value="-17.542046" calcext:value-type="float">
            <text:p>-17.542046</text:p>
          </table:table-cell>
          <table:table-cell/>
          <table:table-cell table:formula="of:=CONCATENATE(&quot;vertexPosition.push(...[&quot;;[.B226];&quot;, &quot;;[.C226];&quot;, &quot;;[.D226];&quot;]);&quot;)" office:value-type="string" office:string-value="vertexPosition.push(...[1.876764, 42.250378, -17.542046]);" calcext:value-type="string">
            <text:p>vertexPosition.push(...[1.876764, 42.250378, -17.54204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CONCATENATE(&quot;indexes.push(...[&quot;;[.L226];&quot;, &quot;;[.M226];&quot;, &quot;;[.N226];&quot;]);&quot;; )" office:value-type="string" office:string-value="indexes.push(...[63, 211, 110]);" calcext:value-type="string">
            <text:p>indexes.push(...[63, 211, 110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2285" calcext:value-type="float">
            <text:p>7.12285</text:p>
          </table:table-cell>
          <table:table-cell office:value-type="float" office:value="42.250378" calcext:value-type="float">
            <text:p>42.250378</text:p>
          </table:table-cell>
          <table:table-cell office:value-type="float" office:value="-17.542046" calcext:value-type="float">
            <text:p>-17.542046</text:p>
          </table:table-cell>
          <table:table-cell/>
          <table:table-cell table:formula="of:=CONCATENATE(&quot;vertexPosition.push(...[&quot;;[.B227];&quot;, &quot;;[.C227];&quot;, &quot;;[.D227];&quot;]);&quot;)" office:value-type="string" office:string-value="vertexPosition.push(...[7.12285, 42.250378, -17.542046]);" calcext:value-type="string">
            <text:p>vertexPosition.push(...[7.12285, 42.250378, -17.54204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/>
          <table:table-cell table:formula="of:=CONCATENATE(&quot;indexes.push(...[&quot;;[.L227];&quot;, &quot;;[.M227];&quot;, &quot;;[.N227];&quot;]);&quot;; )" office:value-type="string" office:string-value="indexes.push(...[124, 126, 27]);" calcext:value-type="string">
            <text:p>indexes.push(...[124, 126, 2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109126" calcext:value-type="float">
            <text:p>-6.109126</text:p>
          </table:table-cell>
          <table:table-cell office:value-type="float" office:value="42.250378" calcext:value-type="float">
            <text:p>42.250378</text:p>
          </table:table-cell>
          <table:table-cell office:value-type="float" office:value="-17.542046" calcext:value-type="float">
            <text:p>-17.542046</text:p>
          </table:table-cell>
          <table:table-cell/>
          <table:table-cell table:formula="of:=CONCATENATE(&quot;vertexPosition.push(...[&quot;;[.B228];&quot;, &quot;;[.C228];&quot;, &quot;;[.D228];&quot;]);&quot;)" office:value-type="string" office:string-value="vertexPosition.push(...[-6.109126, 42.250378, -17.542046]);" calcext:value-type="string">
            <text:p>vertexPosition.push(...[-6.109126, 42.250378, -17.54204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CONCATENATE(&quot;indexes.push(...[&quot;;[.L228];&quot;, &quot;;[.M228];&quot;, &quot;;[.N228];&quot;]);&quot;; )" office:value-type="string" office:string-value="indexes.push(...[49, 210, 215]);" calcext:value-type="string">
            <text:p>indexes.push(...[49, 210, 21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63041" calcext:value-type="float">
            <text:p>-0.863041</text:p>
          </table:table-cell>
          <table:table-cell office:value-type="float" office:value="42.250378" calcext:value-type="float">
            <text:p>42.250378</text:p>
          </table:table-cell>
          <table:table-cell office:value-type="float" office:value="-17.542046" calcext:value-type="float">
            <text:p>-17.542046</text:p>
          </table:table-cell>
          <table:table-cell/>
          <table:table-cell table:formula="of:=CONCATENATE(&quot;vertexPosition.push(...[&quot;;[.B229];&quot;, &quot;;[.C229];&quot;, &quot;;[.D229];&quot;]);&quot;)" office:value-type="string" office:string-value="vertexPosition.push(...[-0.863041, 42.250378, -17.542046]);" calcext:value-type="string">
            <text:p>vertexPosition.push(...[-0.863041, 42.250378, -17.54204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13" calcext:value-type="float">
            <text:p>213</text:p>
          </table:table-cell>
          <table:table-cell office:value-type="float" office:value="212" calcext:value-type="float">
            <text:p>212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CONCATENATE(&quot;indexes.push(...[&quot;;[.L229];&quot;, &quot;;[.M229];&quot;, &quot;;[.N229];&quot;]);&quot;; )" office:value-type="string" office:string-value="indexes.push(...[213, 212, 217]);" calcext:value-type="string">
            <text:p>indexes.push(...[213, 212, 217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.12285" calcext:value-type="float">
            <text:p>7.12285</text:p>
          </table:table-cell>
          <table:table-cell office:value-type="float" office:value="49.982677" calcext:value-type="float">
            <text:p>49.982677</text:p>
          </table:table-cell>
          <table:table-cell office:value-type="float" office:value="-17.542046" calcext:value-type="float">
            <text:p>-17.542046</text:p>
          </table:table-cell>
          <table:table-cell/>
          <table:table-cell table:formula="of:=CONCATENATE(&quot;vertexPosition.push(...[&quot;;[.B230];&quot;, &quot;;[.C230];&quot;, &quot;;[.D230];&quot;]);&quot;)" office:value-type="string" office:string-value="vertexPosition.push(...[7.12285, 49.982677, -17.542046]);" calcext:value-type="string">
            <text:p>vertexPosition.push(...[7.12285, 49.982677, -17.54204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CONCATENATE(&quot;indexes.push(...[&quot;;[.L230];&quot;, &quot;;[.M230];&quot;, &quot;;[.N230];&quot;]);&quot;; )" office:value-type="string" office:string-value="indexes.push(...[63, 62, 216]);" calcext:value-type="string">
            <text:p>indexes.push(...[63, 62, 216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876764" calcext:value-type="float">
            <text:p>1.876764</text:p>
          </table:table-cell>
          <table:table-cell office:value-type="float" office:value="49.982677" calcext:value-type="float">
            <text:p>49.982677</text:p>
          </table:table-cell>
          <table:table-cell office:value-type="float" office:value="-17.542046" calcext:value-type="float">
            <text:p>-17.542046</text:p>
          </table:table-cell>
          <table:table-cell/>
          <table:table-cell table:formula="of:=CONCATENATE(&quot;vertexPosition.push(...[&quot;;[.B231];&quot;, &quot;;[.C231];&quot;, &quot;;[.D231];&quot;]);&quot;)" office:value-type="string" office:string-value="vertexPosition.push(...[1.876764, 49.982677, -17.542046]);" calcext:value-type="string">
            <text:p>vertexPosition.push(...[1.876764, 49.982677, -17.54204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13" calcext:value-type="float">
            <text:p>113</text:p>
          </table:table-cell>
          <table:table-cell office:value-type="float" office:value="54" calcext:value-type="float">
            <text:p>54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CONCATENATE(&quot;indexes.push(...[&quot;;[.L231];&quot;, &quot;;[.M231];&quot;, &quot;;[.N231];&quot;]);&quot;; )" office:value-type="string" office:string-value="indexes.push(...[113, 54, 215]);" calcext:value-type="string">
            <text:p>indexes.push(...[113, 54, 215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0.863041" calcext:value-type="float">
            <text:p>-0.863041</text:p>
          </table:table-cell>
          <table:table-cell office:value-type="float" office:value="49.982677" calcext:value-type="float">
            <text:p>49.982677</text:p>
          </table:table-cell>
          <table:table-cell office:value-type="float" office:value="-17.542046" calcext:value-type="float">
            <text:p>-17.542046</text:p>
          </table:table-cell>
          <table:table-cell/>
          <table:table-cell table:formula="of:=CONCATENATE(&quot;vertexPosition.push(...[&quot;;[.B232];&quot;, &quot;;[.C232];&quot;, &quot;;[.D232];&quot;]);&quot;)" office:value-type="string" office:string-value="vertexPosition.push(...[-0.863041, 49.982677, -17.542046]);" calcext:value-type="string">
            <text:p>vertexPosition.push(...[-0.863041, 49.982677, -17.54204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CONCATENATE(&quot;indexes.push(...[&quot;;[.L232];&quot;, &quot;;[.M232];&quot;, &quot;;[.N232];&quot;]);&quot;; )" office:value-type="string" office:string-value="indexes.push(...[214, 217, 220]);" calcext:value-type="string">
            <text:p>indexes.push(...[214, 217, 220])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6.109126" calcext:value-type="float">
            <text:p>-6.109126</text:p>
          </table:table-cell>
          <table:table-cell office:value-type="float" office:value="49.982677" calcext:value-type="float">
            <text:p>49.982677</text:p>
          </table:table-cell>
          <table:table-cell office:value-type="float" office:value="-17.542046" calcext:value-type="float">
            <text:p>-17.542046</text:p>
          </table:table-cell>
          <table:table-cell/>
          <table:table-cell table:formula="of:=CONCATENATE(&quot;vertexPosition.push(...[&quot;;[.B233];&quot;, &quot;;[.C233];&quot;, &quot;;[.D233];&quot;]);&quot;)" office:value-type="string" office:string-value="vertexPosition.push(...[-6.109126, 49.982677, -17.542046]);" calcext:value-type="string">
            <text:p>vertexPosition.push(...[-6.109126, 49.982677, -17.542046]);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indexes.push(...[&quot;;[.L233];&quot;, &quot;;[.M233];&quot;, &quot;;[.N233];&quot;]);&quot;; )" office:value-type="string" office:string-value="indexes.push(...[196, 205, 7]);" calcext:value-type="string">
            <text:p>indexes.push(...[196, 205, 7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CONCATENATE(&quot;indexes.push(...[&quot;;[.L234];&quot;, &quot;;[.M234];&quot;, &quot;;[.N234];&quot;]);&quot;; )" office:value-type="string" office:string-value="indexes.push(...[7, 3, 212]);" calcext:value-type="string">
            <text:p>indexes.push(...[7, 3, 212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CONCATENATE(&quot;indexes.push(...[&quot;;[.L235];&quot;, &quot;;[.M235];&quot;, &quot;;[.N235];&quot;]);&quot;; )" office:value-type="string" office:string-value="indexes.push(...[3, 232, 224]);" calcext:value-type="string">
            <text:p>indexes.push(...[3, 232, 22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CONCATENATE(&quot;indexes.push(...[&quot;;[.L236];&quot;, &quot;;[.M236];&quot;, &quot;;[.N236];&quot;]);&quot;; )" office:value-type="string" office:string-value="indexes.push(...[217, 3, 224]);" calcext:value-type="string">
            <text:p>indexes.push(...[217, 3, 22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CONCATENATE(&quot;indexes.push(...[&quot;;[.L237];&quot;, &quot;;[.M237];&quot;, &quot;;[.N237];&quot;]);&quot;; )" office:value-type="string" office:string-value="indexes.push(...[232, 229, 224]);" calcext:value-type="string">
            <text:p>indexes.push(...[232, 229, 22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CONCATENATE(&quot;indexes.push(...[&quot;;[.L238];&quot;, &quot;;[.M238];&quot;, &quot;;[.N238];&quot;]);&quot;; )" office:value-type="string" office:string-value="indexes.push(...[224, 220, 217]);" calcext:value-type="string">
            <text:p>indexes.push(...[224, 220, 217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12" calcext:value-type="float">
            <text:p>212</text:p>
          </table:table-cell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CONCATENATE(&quot;indexes.push(...[&quot;;[.L239];&quot;, &quot;;[.M239];&quot;, &quot;;[.N239];&quot;]);&quot;; )" office:value-type="string" office:string-value="indexes.push(...[212, 209, 201]);" calcext:value-type="string">
            <text:p>indexes.push(...[212, 209, 20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CONCATENATE(&quot;indexes.push(...[&quot;;[.L240];&quot;, &quot;;[.M240];&quot;, &quot;;[.N240];&quot;]);&quot;; )" office:value-type="string" office:string-value="indexes.push(...[212, 201, 196]);" calcext:value-type="string">
            <text:p>indexes.push(...[212, 201, 196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CONCATENATE(&quot;indexes.push(...[&quot;;[.L241];&quot;, &quot;;[.M241];&quot;, &quot;;[.N241];&quot;]);&quot;; )" office:value-type="string" office:string-value="indexes.push(...[3, 217, 212]);" calcext:value-type="string">
            <text:p>indexes.push(...[3, 217, 212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50" calcext:value-type="float">
            <text:p>150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CONCATENATE(&quot;indexes.push(...[&quot;;[.L242];&quot;, &quot;;[.M242];&quot;, &quot;;[.N242];&quot;]);&quot;; )" office:value-type="string" office:string-value="indexes.push(...[150, 139, 107]);" calcext:value-type="string">
            <text:p>indexes.push(...[150, 139, 107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CONCATENATE(&quot;indexes.push(...[&quot;;[.L243];&quot;, &quot;;[.M243];&quot;, &quot;;[.N243];&quot;]);&quot;; )" office:value-type="string" office:string-value="indexes.push(...[69, 67, 108]);" calcext:value-type="string">
            <text:p>indexes.push(...[69, 67, 108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CONCATENATE(&quot;indexes.push(...[&quot;;[.L244];&quot;, &quot;;[.M244];&quot;, &quot;;[.N244];&quot;]);&quot;; )" office:value-type="string" office:string-value="indexes.push(...[67, 109, 108]);" calcext:value-type="string">
            <text:p>indexes.push(...[67, 109, 108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08" calcext:value-type="float">
            <text:p>108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CONCATENATE(&quot;indexes.push(...[&quot;;[.L245];&quot;, &quot;;[.M245];&quot;, &quot;;[.N245];&quot;]);&quot;; )" office:value-type="string" office:string-value="indexes.push(...[108, 141, 151]);" calcext:value-type="string">
            <text:p>indexes.push(...[108, 141, 15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50" calcext:value-type="float">
            <text:p>150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/>
          <table:table-cell table:formula="of:=CONCATENATE(&quot;indexes.push(...[&quot;;[.L246];&quot;, &quot;;[.M246];&quot;, &quot;;[.N246];&quot;]);&quot;; )" office:value-type="string" office:string-value="indexes.push(...[150, 107, 70]);" calcext:value-type="string">
            <text:p>indexes.push(...[150, 107, 7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CONCATENATE(&quot;indexes.push(...[&quot;;[.L247];&quot;, &quot;;[.M247];&quot;, &quot;;[.N247];&quot;]);&quot;; )" office:value-type="string" office:string-value="indexes.push(...[69, 108, 151]);" calcext:value-type="string">
            <text:p>indexes.push(...[69, 108, 15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CONCATENATE(&quot;indexes.push(...[&quot;;[.L248];&quot;, &quot;;[.M248];&quot;, &quot;;[.N248];&quot;]);&quot;; )" office:value-type="string" office:string-value="indexes.push(...[151, 150, 69]);" calcext:value-type="string">
            <text:p>indexes.push(...[151, 150, 69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CONCATENATE(&quot;indexes.push(...[&quot;;[.L249];&quot;, &quot;;[.M249];&quot;, &quot;;[.N249];&quot;]);&quot;; )" office:value-type="string" office:string-value="indexes.push(...[156, 157, 155]);" calcext:value-type="string">
            <text:p>indexes.push(...[156, 157, 155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CONCATENATE(&quot;indexes.push(...[&quot;;[.L250];&quot;, &quot;;[.M250];&quot;, &quot;;[.N250];&quot;]);&quot;; )" office:value-type="string" office:string-value="indexes.push(...[155, 154, 117]);" calcext:value-type="string">
            <text:p>indexes.push(...[155, 154, 117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CONCATENATE(&quot;indexes.push(...[&quot;;[.L251];&quot;, &quot;;[.M251];&quot;, &quot;;[.N251];&quot;]);&quot;; )" office:value-type="string" office:string-value="indexes.push(...[117, 118, 156]);" calcext:value-type="string">
            <text:p>indexes.push(...[117, 118, 156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18" calcext:value-type="float">
            <text:p>118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CONCATENATE(&quot;indexes.push(...[&quot;;[.L252];&quot;, &quot;;[.M252];&quot;, &quot;;[.N252];&quot;]);&quot;; )" office:value-type="string" office:string-value="indexes.push(...[118, 159, 156]);" calcext:value-type="string">
            <text:p>indexes.push(...[118, 159, 156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dexes.push(...[&quot;;[.L253];&quot;, &quot;;[.M253];&quot;, &quot;;[.N253];&quot;]);&quot;; )" office:value-type="string" office:string-value="indexes.push(...[7, 6, 1]);" calcext:value-type="string">
            <text:p>indexes.push(...[7, 6, 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CONCATENATE(&quot;indexes.push(...[&quot;;[.L254];&quot;, &quot;;[.M254];&quot;, &quot;;[.N254];&quot;]);&quot;; )" office:value-type="string" office:string-value="indexes.push(...[75, 106, 105]);" calcext:value-type="string">
            <text:p>indexes.push(...[75, 106, 105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225" calcext:value-type="float">
            <text:p>225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CONCATENATE(&quot;indexes.push(...[&quot;;[.L255];&quot;, &quot;;[.M255];&quot;, &quot;;[.N255];&quot;]);&quot;; )" office:value-type="string" office:string-value="indexes.push(...[44, 225, 221]);" calcext:value-type="string">
            <text:p>indexes.push(...[44, 225, 22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CONCATENATE(&quot;indexes.push(...[&quot;;[.L256];&quot;, &quot;;[.M256];&quot;, &quot;;[.N256];&quot;]);&quot;; )" office:value-type="string" office:string-value="indexes.push(...[223, 219, 220]);" calcext:value-type="string">
            <text:p>indexes.push(...[223, 219, 22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CONCATENATE(&quot;indexes.push(...[&quot;;[.L257];&quot;, &quot;;[.M257];&quot;, &quot;;[.N257];&quot;]);&quot;; )" office:value-type="string" office:string-value="indexes.push(...[40, 38, 113]);" calcext:value-type="string">
            <text:p>indexes.push(...[40, 38, 113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CONCATENATE(&quot;indexes.push(...[&quot;;[.L258];&quot;, &quot;;[.M258];&quot;, &quot;;[.N258];&quot;]);&quot;; )" office:value-type="string" office:string-value="indexes.push(...[38, 115, 113]);" calcext:value-type="string">
            <text:p>indexes.push(...[38, 115, 113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13" calcext:value-type="float">
            <text:p>113</text:p>
          </table:table-cell>
          <table:table-cell office:value-type="float" office:value="218" calcext:value-type="float">
            <text:p>218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CONCATENATE(&quot;indexes.push(...[&quot;;[.L259];&quot;, &quot;;[.M259];&quot;, &quot;;[.N259];&quot;]);&quot;; )" office:value-type="string" office:string-value="indexes.push(...[113, 218, 222]);" calcext:value-type="string">
            <text:p>indexes.push(...[113, 218, 222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CONCATENATE(&quot;indexes.push(...[&quot;;[.L260];&quot;, &quot;;[.M260];&quot;, &quot;;[.N260];&quot;]);&quot;; )" office:value-type="string" office:string-value="indexes.push(...[44, 120, 228]);" calcext:value-type="string">
            <text:p>indexes.push(...[44, 120, 228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CONCATENATE(&quot;indexes.push(...[&quot;;[.L261];&quot;, &quot;;[.M261];&quot;, &quot;;[.N261];&quot;]);&quot;; )" office:value-type="string" office:string-value="indexes.push(...[226, 223, 224]);" calcext:value-type="string">
            <text:p>indexes.push(...[226, 223, 22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222" calcext:value-type="float">
            <text:p>222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CONCATENATE(&quot;indexes.push(...[&quot;;[.L262];&quot;, &quot;;[.M262];&quot;, &quot;;[.N262];&quot;]);&quot;; )" office:value-type="string" office:string-value="indexes.push(...[40, 222, 227]);" calcext:value-type="string">
            <text:p>indexes.push(...[40, 222, 227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CONCATENATE(&quot;indexes.push(...[&quot;;[.L263];&quot;, &quot;;[.M263];&quot;, &quot;;[.N263];&quot;]);&quot;; )" office:value-type="string" office:string-value="indexes.push(...[58, 116, 115]);" calcext:value-type="string">
            <text:p>indexes.push(...[58, 116, 115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16" calcext:value-type="float">
            <text:p>116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CONCATENATE(&quot;indexes.push(...[&quot;;[.L264];&quot;, &quot;;[.M264];&quot;, &quot;;[.N264];&quot;]);&quot;; )" office:value-type="string" office:string-value="indexes.push(...[116, 58, 117]);" calcext:value-type="string">
            <text:p>indexes.push(...[116, 58, 117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CONCATENATE(&quot;indexes.push(...[&quot;;[.L265];&quot;, &quot;;[.M265];&quot;, &quot;;[.N265];&quot;]);&quot;; )" office:value-type="string" office:string-value="indexes.push(...[58, 64, 117]);" calcext:value-type="string">
            <text:p>indexes.push(...[58, 64, 117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CONCATENATE(&quot;indexes.push(...[&quot;;[.L266];&quot;, &quot;;[.M266];&quot;, &quot;;[.N266];&quot;]);&quot;; )" office:value-type="string" office:string-value="indexes.push(...[64, 61, 117]);" calcext:value-type="string">
            <text:p>indexes.push(...[64, 61, 117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CONCATENATE(&quot;indexes.push(...[&quot;;[.L267];&quot;, &quot;;[.M267];&quot;, &quot;;[.N267];&quot;]);&quot;; )" office:value-type="string" office:string-value="indexes.push(...[73, 112, 107]);" calcext:value-type="string">
            <text:p>indexes.push(...[73, 112, 107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07" calcext:value-type="float">
            <text:p>107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CONCATENATE(&quot;indexes.push(...[&quot;;[.L268];&quot;, &quot;;[.M268];&quot;, &quot;;[.N268];&quot;]);&quot;; )" office:value-type="string" office:string-value="indexes.push(...[107, 139, 137]);" calcext:value-type="string">
            <text:p>indexes.push(...[107, 139, 137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CONCATENATE(&quot;indexes.push(...[&quot;;[.L269];&quot;, &quot;;[.M269];&quot;, &quot;;[.N269];&quot;]);&quot;; )" office:value-type="string" office:string-value="indexes.push(...[139, 138, 137]);" calcext:value-type="string">
            <text:p>indexes.push(...[139, 138, 137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CONCATENATE(&quot;indexes.push(...[&quot;;[.L270];&quot;, &quot;;[.M270];&quot;, &quot;;[.N270];&quot;]);&quot;; )" office:value-type="string" office:string-value="indexes.push(...[56, 73, 107]);" calcext:value-type="string">
            <text:p>indexes.push(...[56, 73, 107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CONCATENATE(&quot;indexes.push(...[&quot;;[.L271];&quot;, &quot;;[.M271];&quot;, &quot;;[.N271];&quot;]);&quot;; )" office:value-type="string" office:string-value="indexes.push(...[141, 108, 143]);" calcext:value-type="string">
            <text:p>indexes.push(...[141, 108, 143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CONCATENATE(&quot;indexes.push(...[&quot;;[.L272];&quot;, &quot;;[.M272];&quot;, &quot;;[.N272];&quot;]);&quot;; )" office:value-type="string" office:string-value="indexes.push(...[108, 5, 143]);" calcext:value-type="string">
            <text:p>indexes.push(...[108, 5, 143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107" calcext:value-type="float">
            <text:p>107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CONCATENATE(&quot;indexes.push(...[&quot;;[.L273];&quot;, &quot;;[.M273];&quot;, &quot;;[.N273];&quot;]);&quot;; )" office:value-type="string" office:string-value="indexes.push(...[56, 107, 144]);" calcext:value-type="string">
            <text:p>indexes.push(...[56, 107, 14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CONCATENATE(&quot;indexes.push(...[&quot;;[.L274];&quot;, &quot;;[.M274];&quot;, &quot;;[.N274];&quot;]);&quot;; )" office:value-type="string" office:string-value="indexes.push(...[107, 137, 144]);" calcext:value-type="string">
            <text:p>indexes.push(...[107, 137, 14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CONCATENATE(&quot;indexes.push(...[&quot;;[.L275];&quot;, &quot;;[.M275];&quot;, &quot;;[.N275];&quot;]);&quot;; )" office:value-type="string" office:string-value="indexes.push(...[143, 5, 142]);" calcext:value-type="string">
            <text:p>indexes.push(...[143, 5, 142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CONCATENATE(&quot;indexes.push(...[&quot;;[.L276];&quot;, &quot;;[.M276];&quot;, &quot;;[.N276];&quot;]);&quot;; )" office:value-type="string" office:string-value="indexes.push(...[5, 56, 145]);" calcext:value-type="string">
            <text:p>indexes.push(...[5, 56, 145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CONCATENATE(&quot;indexes.push(...[&quot;;[.L277];&quot;, &quot;;[.M277];&quot;, &quot;;[.N277];&quot;]);&quot;; )" office:value-type="string" office:string-value="indexes.push(...[142, 5, 145]);" calcext:value-type="string">
            <text:p>indexes.push(...[142, 5, 145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CONCATENATE(&quot;indexes.push(...[&quot;;[.L278];&quot;, &quot;;[.M278];&quot;, &quot;;[.N278];&quot;]);&quot;; )" office:value-type="string" office:string-value="indexes.push(...[145, 140, 142]);" calcext:value-type="string">
            <text:p>indexes.push(...[145, 140, 142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69" calcext:value-type="float">
            <text:p>169</text:p>
          </table:table-cell>
          <table:table-cell office:value-type="float" office:value="163" calcext:value-type="float">
            <text:p>163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CONCATENATE(&quot;indexes.push(...[&quot;;[.L279];&quot;, &quot;;[.M279];&quot;, &quot;;[.N279];&quot;]);&quot;; )" office:value-type="string" office:string-value="indexes.push(...[169, 163, 122]);" calcext:value-type="string">
            <text:p>indexes.push(...[169, 163, 122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CONCATENATE(&quot;indexes.push(...[&quot;;[.L280];&quot;, &quot;;[.M280];&quot;, &quot;;[.N280];&quot;]);&quot;; )" office:value-type="string" office:string-value="indexes.push(...[122, 121, 166]);" calcext:value-type="string">
            <text:p>indexes.push(...[122, 121, 166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21" calcext:value-type="float">
            <text:p>121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CONCATENATE(&quot;indexes.push(...[&quot;;[.L281];&quot;, &quot;;[.M281];&quot;, &quot;;[.N281];&quot;]);&quot;; )" office:value-type="string" office:string-value="indexes.push(...[121, 165, 166]);" calcext:value-type="string">
            <text:p>indexes.push(...[121, 165, 166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CONCATENATE(&quot;indexes.push(...[&quot;;[.L282];&quot;, &quot;;[.M282];&quot;, &quot;;[.N282];&quot;]);&quot;; )" office:value-type="string" office:string-value="indexes.push(...[166, 167, 169]);" calcext:value-type="string">
            <text:p>indexes.push(...[166, 167, 169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CONCATENATE(&quot;indexes.push(...[&quot;;[.L283];&quot;, &quot;;[.M283];&quot;, &quot;;[.N283];&quot;]);&quot;; )" office:value-type="string" office:string-value="indexes.push(...[168, 169, 161]);" calcext:value-type="string">
            <text:p>indexes.push(...[168, 169, 16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CONCATENATE(&quot;indexes.push(...[&quot;;[.L284];&quot;, &quot;;[.M284];&quot;, &quot;;[.N284];&quot;]);&quot;; )" office:value-type="string" office:string-value="indexes.push(...[169, 167, 161]);" calcext:value-type="string">
            <text:p>indexes.push(...[169, 167, 16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22" calcext:value-type="float">
            <text:p>12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CONCATENATE(&quot;indexes.push(...[&quot;;[.L285];&quot;, &quot;;[.M285];&quot;, &quot;;[.N285];&quot;]);&quot;; )" office:value-type="string" office:string-value="indexes.push(...[122, 163, 164]);" calcext:value-type="string">
            <text:p>indexes.push(...[122, 163, 16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68" calcext:value-type="float">
            <text:p>168</text:p>
          </table:table-cell>
          <table:table-cell office:value-type="float" office:value="161" calcext:value-type="float">
            <text:p>16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CONCATENATE(&quot;indexes.push(...[&quot;;[.L286];&quot;, &quot;;[.M286];&quot;, &quot;;[.N286];&quot;]);&quot;; )" office:value-type="string" office:string-value="indexes.push(...[168, 161, 61]);" calcext:value-type="string">
            <text:p>indexes.push(...[168, 161, 6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CONCATENATE(&quot;indexes.push(...[&quot;;[.L287];&quot;, &quot;;[.M287];&quot;, &quot;;[.N287];&quot;]);&quot;; )" office:value-type="string" office:string-value="indexes.push(...[161, 162, 61]);" calcext:value-type="string">
            <text:p>indexes.push(...[161, 162, 6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CONCATENATE(&quot;indexes.push(...[&quot;;[.L288];&quot;, &quot;;[.M288];&quot;, &quot;;[.N288];&quot;]);&quot;; )" office:value-type="string" office:string-value="indexes.push(...[64, 122, 164]);" calcext:value-type="string">
            <text:p>indexes.push(...[64, 122, 16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CONCATENATE(&quot;indexes.push(...[&quot;;[.L289];&quot;, &quot;;[.M289];&quot;, &quot;;[.N289];&quot;]);&quot;; )" office:value-type="string" office:string-value="indexes.push(...[64, 164, 168]);" calcext:value-type="string">
            <text:p>indexes.push(...[64, 164, 168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65" calcext:value-type="float">
            <text:p>165</text:p>
          </table:table-cell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CONCATENATE(&quot;indexes.push(...[&quot;;[.L290];&quot;, &quot;;[.M290];&quot;, &quot;;[.N290];&quot;]);&quot;; )" office:value-type="string" office:string-value="indexes.push(...[165, 121, 162]);" calcext:value-type="string">
            <text:p>indexes.push(...[165, 121, 162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CONCATENATE(&quot;indexes.push(...[&quot;;[.L291];&quot;, &quot;;[.M291];&quot;, &quot;;[.N291];&quot;]);&quot;; )" office:value-type="string" office:string-value="indexes.push(...[121, 61, 162]);" calcext:value-type="string">
            <text:p>indexes.push(...[121, 61, 162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33" calcext:value-type="float">
            <text:p>233</text:p>
          </table:table-cell>
          <table:table-cell office:value-type="float" office:value="228" calcext:value-type="float">
            <text:p>22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CONCATENATE(&quot;indexes.push(...[&quot;;[.L292];&quot;, &quot;;[.M292];&quot;, &quot;;[.N292];&quot;]);&quot;; )" office:value-type="string" office:string-value="indexes.push(...[233, 228, 120]);" calcext:value-type="string">
            <text:p>indexes.push(...[233, 228, 12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CONCATENATE(&quot;indexes.push(...[&quot;;[.L293];&quot;, &quot;;[.M293];&quot;, &quot;;[.N293];&quot;]);&quot;; )" office:value-type="string" office:string-value="indexes.push(...[20, 119, 230]);" calcext:value-type="string">
            <text:p>indexes.push(...[20, 119, 23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19" calcext:value-type="float">
            <text:p>119</text:p>
          </table:table-cell>
          <table:table-cell office:value-type="float" office:value="227" calcext:value-type="float">
            <text:p>227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CONCATENATE(&quot;indexes.push(...[&quot;;[.L294];&quot;, &quot;;[.M294];&quot;, &quot;;[.N294];&quot;]);&quot;; )" office:value-type="string" office:string-value="indexes.push(...[119, 227, 230]);" calcext:value-type="string">
            <text:p>indexes.push(...[119, 227, 23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33" calcext:value-type="float">
            <text:p>233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NCATENATE(&quot;indexes.push(...[&quot;;[.L295];&quot;, &quot;;[.M295];&quot;, &quot;;[.N295];&quot;]);&quot;; )" office:value-type="string" office:string-value="indexes.push(...[233, 120, 24]);" calcext:value-type="string">
            <text:p>indexes.push(...[233, 120, 2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CONCATENATE(&quot;indexes.push(...[&quot;;[.L296];&quot;, &quot;;[.M296];&quot;, &quot;;[.N296];&quot;]);&quot;; )" office:value-type="string" office:string-value="indexes.push(...[226, 229, 232]);" calcext:value-type="string">
            <text:p>indexes.push(...[226, 229, 232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NCATENATE(&quot;indexes.push(...[&quot;;[.L297];&quot;, &quot;;[.M297];&quot;, &quot;;[.N297];&quot;]);&quot;; )" office:value-type="string" office:string-value="indexes.push(...[232, 233, 24]);" calcext:value-type="string">
            <text:p>indexes.push(...[232, 233, 2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CONCATENATE(&quot;indexes.push(...[&quot;;[.L298];&quot;, &quot;;[.M298];&quot;, &quot;;[.N298];&quot;]);&quot;; )" office:value-type="string" office:string-value="indexes.push(...[24, 20, 231]);" calcext:value-type="string">
            <text:p>indexes.push(...[24, 20, 23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CONCATENATE(&quot;indexes.push(...[&quot;;[.L299];&quot;, &quot;;[.M299];&quot;, &quot;;[.N299];&quot;]);&quot;; )" office:value-type="string" office:string-value="indexes.push(...[20, 230, 231]);" calcext:value-type="string">
            <text:p>indexes.push(...[20, 230, 23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31" calcext:value-type="float">
            <text:p>231</text:p>
          </table:table-cell>
          <table:table-cell office:value-type="float" office:value="226" calcext:value-type="float">
            <text:p>226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CONCATENATE(&quot;indexes.push(...[&quot;;[.L300];&quot;, &quot;;[.M300];&quot;, &quot;;[.N300];&quot;]);&quot;; )" office:value-type="string" office:string-value="indexes.push(...[231, 226, 232]);" calcext:value-type="string">
            <text:p>indexes.push(...[231, 226, 232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24" calcext:value-type="float">
            <text:p>124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CONCATENATE(&quot;indexes.push(...[&quot;;[.L301];&quot;, &quot;;[.M301];&quot;, &quot;;[.N301];&quot;]);&quot;; )" office:value-type="string" office:string-value="indexes.push(...[124, 171, 177]);" calcext:value-type="string">
            <text:p>indexes.push(...[124, 171, 177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76" calcext:value-type="float">
            <text:p>176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CONCATENATE(&quot;indexes.push(...[&quot;;[.L302];&quot;, &quot;;[.M302];&quot;, &quot;;[.N302];&quot;]);&quot;; )" office:value-type="string" office:string-value="indexes.push(...[176, 172, 175]);" calcext:value-type="string">
            <text:p>indexes.push(...[176, 172, 175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CONCATENATE(&quot;indexes.push(...[&quot;;[.L303];&quot;, &quot;;[.M303];&quot;, &quot;;[.N303];&quot;]);&quot;; )" office:value-type="string" office:string-value="indexes.push(...[172, 173, 175]);" calcext:value-type="string">
            <text:p>indexes.push(...[172, 173, 175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CONCATENATE(&quot;indexes.push(...[&quot;;[.L304];&quot;, &quot;;[.M304];&quot;, &quot;;[.N304];&quot;]);&quot;; )" office:value-type="string" office:string-value="indexes.push(...[174, 170, 123]);" calcext:value-type="string">
            <text:p>indexes.push(...[174, 170, 123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indexes.push(...[&quot;;[.L305];&quot;, &quot;;[.M305];&quot;, &quot;;[.N305];&quot;]);&quot;; )" office:value-type="string" office:string-value="indexes.push(...[176, 175, 20]);" calcext:value-type="string">
            <text:p>indexes.push(...[176, 175, 2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indexes.push(...[&quot;;[.L306];&quot;, &quot;;[.M306];&quot;, &quot;;[.N306];&quot;]);&quot;; )" office:value-type="string" office:string-value="indexes.push(...[175, 174, 20]);" calcext:value-type="string">
            <text:p>indexes.push(...[175, 174, 2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74" calcext:value-type="float">
            <text:p>174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indexes.push(...[&quot;;[.L307];&quot;, &quot;;[.M307];&quot;, &quot;;[.N307];&quot;]);&quot;; )" office:value-type="string" office:string-value="indexes.push(...[174, 123, 20]);" calcext:value-type="string">
            <text:p>indexes.push(...[174, 123, 2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CONCATENATE(&quot;indexes.push(...[&quot;;[.L308];&quot;, &quot;;[.M308];&quot;, &quot;;[.N308];&quot;]);&quot;; )" office:value-type="string" office:string-value="indexes.push(...[183, 185, 182]);" calcext:value-type="string">
            <text:p>indexes.push(...[183, 185, 182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CONCATENATE(&quot;indexes.push(...[&quot;;[.L309];&quot;, &quot;;[.M309];&quot;, &quot;;[.N309];&quot;]);&quot;; )" office:value-type="string" office:string-value="indexes.push(...[183, 182, 181]);" calcext:value-type="string">
            <text:p>indexes.push(...[183, 182, 18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CONCATENATE(&quot;indexes.push(...[&quot;;[.L310];&quot;, &quot;;[.M310];&quot;, &quot;;[.N310];&quot;]);&quot;; )" office:value-type="string" office:string-value="indexes.push(...[20, 24, 176]);" calcext:value-type="string">
            <text:p>indexes.push(...[20, 24, 176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27" calcext:value-type="float">
            <text:p>127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CONCATENATE(&quot;indexes.push(...[&quot;;[.L311];&quot;, &quot;;[.M311];&quot;, &quot;;[.N311];&quot;]);&quot;; )" office:value-type="string" office:string-value="indexes.push(...[127, 183, 181]);" calcext:value-type="string">
            <text:p>indexes.push(...[127, 183, 18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27" calcext:value-type="float">
            <text:p>127</text:p>
          </table:table-cell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CONCATENATE(&quot;indexes.push(...[&quot;;[.L312];&quot;, &quot;;[.M312];&quot;, &quot;;[.N312];&quot;]);&quot;; )" office:value-type="string" office:string-value="indexes.push(...[127, 181, 178]);" calcext:value-type="string">
            <text:p>indexes.push(...[127, 181, 178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NCATENATE(&quot;indexes.push(...[&quot;;[.L313];&quot;, &quot;;[.M313];&quot;, &quot;;[.N313];&quot;]);&quot;; )" office:value-type="string" office:string-value="indexes.push(...[177, 176, 24]);" calcext:value-type="string">
            <text:p>indexes.push(...[177, 176, 2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24" calcext:value-type="float">
            <text:p>124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NCATENATE(&quot;indexes.push(...[&quot;;[.L314];&quot;, &quot;;[.M314];&quot;, &quot;;[.N314];&quot;]);&quot;; )" office:value-type="string" office:string-value="indexes.push(...[124, 177, 24]);" calcext:value-type="string">
            <text:p>indexes.push(...[124, 177, 2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CONCATENATE(&quot;indexes.push(...[&quot;;[.L315];&quot;, &quot;;[.M315];&quot;, &quot;;[.N315];&quot;]);&quot;; )" office:value-type="string" office:string-value="indexes.push(...[52, 127, 178]);" calcext:value-type="string">
            <text:p>indexes.push(...[52, 127, 178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CONCATENATE(&quot;indexes.push(...[&quot;;[.L316];&quot;, &quot;;[.M316];&quot;, &quot;;[.N316];&quot;]);&quot;; )" office:value-type="string" office:string-value="indexes.push(...[179, 180, 186]);" calcext:value-type="string">
            <text:p>indexes.push(...[179, 180, 186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CONCATENATE(&quot;indexes.push(...[&quot;;[.L317];&quot;, &quot;;[.M317];&quot;, &quot;;[.N317];&quot;]);&quot;; )" office:value-type="string" office:string-value="indexes.push(...[52, 178, 179]);" calcext:value-type="string">
            <text:p>indexes.push(...[52, 178, 179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NCATENATE(&quot;indexes.push(...[&quot;;[.L318];&quot;, &quot;;[.M318];&quot;, &quot;;[.N318];&quot;]);&quot;; )" office:value-type="string" office:string-value="indexes.push(...[124, 24, 50]);" calcext:value-type="string">
            <text:p>indexes.push(...[124, 24, 5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CONCATENATE(&quot;indexes.push(...[&quot;;[.L319];&quot;, &quot;;[.M319];&quot;, &quot;;[.N319];&quot;]);&quot;; )" office:value-type="string" office:string-value="indexes.push(...[187, 184, 126]);" calcext:value-type="string">
            <text:p>indexes.push(...[187, 184, 126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NCATENATE(&quot;indexes.push(...[&quot;;[.L320];&quot;, &quot;;[.M320];&quot;, &quot;;[.N320];&quot;]);&quot;; )" office:value-type="string" office:string-value="indexes.push(...[126, 124, 50]);" calcext:value-type="string">
            <text:p>indexes.push(...[126, 124, 5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CONCATENATE(&quot;indexes.push(...[&quot;;[.L321];&quot;, &quot;;[.M321];&quot;, &quot;;[.N321];&quot;]);&quot;; )" office:value-type="string" office:string-value="indexes.push(...[50, 52, 179]);" calcext:value-type="string">
            <text:p>indexes.push(...[50, 52, 179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79" calcext:value-type="float">
            <text:p>179</text:p>
          </table:table-cell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NCATENATE(&quot;indexes.push(...[&quot;;[.L322];&quot;, &quot;;[.M322];&quot;, &quot;;[.N322];&quot;]);&quot;; )" office:value-type="string" office:string-value="indexes.push(...[179, 186, 50]);" calcext:value-type="string">
            <text:p>indexes.push(...[179, 186, 5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NCATENATE(&quot;indexes.push(...[&quot;;[.L323];&quot;, &quot;;[.M323];&quot;, &quot;;[.N323];&quot;]);&quot;; )" office:value-type="string" office:string-value="indexes.push(...[186, 187, 50]);" calcext:value-type="string">
            <text:p>indexes.push(...[186, 187, 5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CONCATENATE(&quot;indexes.push(...[&quot;;[.L324];&quot;, &quot;;[.M324];&quot;, &quot;;[.N324];&quot;]);&quot;; )" office:value-type="string" office:string-value="indexes.push(...[185, 186, 180]);" calcext:value-type="string">
            <text:p>indexes.push(...[185, 186, 18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CONCATENATE(&quot;indexes.push(...[&quot;;[.L325];&quot;, &quot;;[.M325];&quot;, &quot;;[.N325];&quot;]);&quot;; )" office:value-type="string" office:string-value="indexes.push(...[52, 50, 121]);" calcext:value-type="string">
            <text:p>indexes.push(...[52, 50, 12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CONCATENATE(&quot;indexes.push(...[&quot;;[.L326];&quot;, &quot;;[.M326];&quot;, &quot;;[.N326];&quot;]);&quot;; )" office:value-type="string" office:string-value="indexes.push(...[73, 56, 104]);" calcext:value-type="string">
            <text:p>indexes.push(...[73, 56, 10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CONCATENATE(&quot;indexes.push(...[&quot;;[.L327];&quot;, &quot;;[.M327];&quot;, &quot;;[.N327];&quot;]);&quot;; )" office:value-type="string" office:string-value="indexes.push(...[32, 25, 128]);" calcext:value-type="string">
            <text:p>indexes.push(...[32, 25, 128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CONCATENATE(&quot;indexes.push(...[&quot;;[.L328];&quot;, &quot;;[.M328];&quot;, &quot;;[.N328];&quot;]);&quot;; )" office:value-type="string" office:string-value="indexes.push(...[231, 10, 223]);" calcext:value-type="string">
            <text:p>indexes.push(...[231, 10, 223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CONCATENATE(&quot;indexes.push(...[&quot;;[.L329];&quot;, &quot;;[.M329];&quot;, &quot;;[.N329];&quot;]);&quot;; )" office:value-type="string" office:string-value="indexes.push(...[10, 15, 213]);" calcext:value-type="string">
            <text:p>indexes.push(...[10, 15, 213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CONCATENATE(&quot;indexes.push(...[&quot;;[.L330];&quot;, &quot;;[.M330];&quot;, &quot;;[.N330];&quot;]);&quot;; )" office:value-type="string" office:string-value="indexes.push(...[10, 213, 214]);" calcext:value-type="string">
            <text:p>indexes.push(...[10, 213, 21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CONCATENATE(&quot;indexes.push(...[&quot;;[.L331];&quot;, &quot;;[.M331];&quot;, &quot;;[.N331];&quot;]);&quot;; )" office:value-type="string" office:string-value="indexes.push(...[15, 203, 197]);" calcext:value-type="string">
            <text:p>indexes.push(...[15, 203, 197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CONCATENATE(&quot;indexes.push(...[&quot;;[.L332];&quot;, &quot;;[.M332];&quot;, &quot;;[.N332];&quot;]);&quot;; )" office:value-type="string" office:string-value="indexes.push(...[197, 198, 206]);" calcext:value-type="string">
            <text:p>indexes.push(...[197, 198, 206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97" calcext:value-type="float">
            <text:p>197</text:p>
          </table:table-cell>
          <table:table-cell office:value-type="float" office:value="206" calcext:value-type="float">
            <text:p>206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CONCATENATE(&quot;indexes.push(...[&quot;;[.L333];&quot;, &quot;;[.M333];&quot;, &quot;;[.N333];&quot;]);&quot;; )" office:value-type="string" office:string-value="indexes.push(...[197, 206, 213]);" calcext:value-type="string">
            <text:p>indexes.push(...[197, 206, 213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197" calcext:value-type="float">
            <text:p>197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CONCATENATE(&quot;indexes.push(...[&quot;;[.L334];&quot;, &quot;;[.M334];&quot;, &quot;;[.N334];&quot;]);&quot;; )" office:value-type="string" office:string-value="indexes.push(...[15, 197, 213]);" calcext:value-type="string">
            <text:p>indexes.push(...[15, 197, 213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CONCATENATE(&quot;indexes.push(...[&quot;;[.L335];&quot;, &quot;;[.M335];&quot;, &quot;;[.N335];&quot;]);&quot;; )" office:value-type="string" office:string-value="indexes.push(...[223, 10, 214]);" calcext:value-type="string">
            <text:p>indexes.push(...[223, 10, 21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CONCATENATE(&quot;indexes.push(...[&quot;;[.L336];&quot;, &quot;;[.M336];&quot;, &quot;;[.N336];&quot;]);&quot;; )" office:value-type="string" office:string-value="indexes.push(...[223, 226, 231]);" calcext:value-type="string">
            <text:p>indexes.push(...[223, 226, 23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CONCATENATE(&quot;indexes.push(...[&quot;;[.L337];&quot;, &quot;;[.M337];&quot;, &quot;;[.N337];&quot;]);&quot;; )" office:value-type="string" office:string-value="indexes.push(...[25, 32, 34]);" calcext:value-type="string">
            <text:p>indexes.push(...[25, 32, 3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indexes.push(...[&quot;;[.L338];&quot;, &quot;;[.M338];&quot;, &quot;;[.N338];&quot;]);&quot;; )" office:value-type="string" office:string-value="indexes.push(...[127, 128, 25]);" calcext:value-type="string">
            <text:p>indexes.push(...[127, 128, 25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  <table:table-cell office:value-type="float" office:value="126" calcext:value-type="float">
            <text:p>126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CONCATENATE(&quot;indexes.push(...[&quot;;[.L339];&quot;, &quot;;[.M339];&quot;, &quot;;[.N339];&quot;]);&quot;; )" office:value-type="string" office:string-value="indexes.push(...[27, 126, 189]);" calcext:value-type="string">
            <text:p>indexes.push(...[27, 126, 189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CONCATENATE(&quot;indexes.push(...[&quot;;[.L340];&quot;, &quot;;[.M340];&quot;, &quot;;[.N340];&quot;]);&quot;; )" office:value-type="string" office:string-value="indexes.push(...[126, 184, 189]);" calcext:value-type="string">
            <text:p>indexes.push(...[126, 184, 189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indexes.push(...[&quot;;[.L341];&quot;, &quot;;[.M341];&quot;, &quot;;[.N341];&quot;]);&quot;; )" office:value-type="string" office:string-value="indexes.push(...[127, 25, 30]);" calcext:value-type="string">
            <text:p>indexes.push(...[127, 25, 3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CONCATENATE(&quot;indexes.push(...[&quot;;[.L342];&quot;, &quot;;[.M342];&quot;, &quot;;[.N342];&quot;]);&quot;; )" office:value-type="string" office:string-value="indexes.push(...[188, 183, 127]);" calcext:value-type="string">
            <text:p>indexes.push(...[188, 183, 127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CONCATENATE(&quot;indexes.push(...[&quot;;[.L343];&quot;, &quot;;[.M343];&quot;, &quot;;[.N343];&quot;]);&quot;; )" office:value-type="string" office:string-value="indexes.push(...[27, 189, 188]);" calcext:value-type="string">
            <text:p>indexes.push(...[27, 189, 188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88" calcext:value-type="float">
            <text:p>188</text:p>
          </table:table-cell>
          <table:table-cell office:value-type="float" office:value="127" calcext:value-type="float">
            <text:p>12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indexes.push(...[&quot;;[.L344];&quot;, &quot;;[.M344];&quot;, &quot;;[.N344];&quot;]);&quot;; )" office:value-type="string" office:string-value="indexes.push(...[188, 127, 30]);" calcext:value-type="string">
            <text:p>indexes.push(...[188, 127, 3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/>
          <table:table-cell table:formula="of:=CONCATENATE(&quot;indexes.push(...[&quot;;[.L345];&quot;, &quot;;[.M345];&quot;, &quot;;[.N345];&quot;]);&quot;; )" office:value-type="string" office:string-value="indexes.push(...[116, 117, 70]);" calcext:value-type="string">
            <text:p>indexes.push(...[116, 117, 7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CONCATENATE(&quot;indexes.push(...[&quot;;[.L346];&quot;, &quot;;[.M346];&quot;, &quot;;[.N346];&quot;]);&quot;; )" office:value-type="string" office:string-value="indexes.push(...[70, 107, 116]);" calcext:value-type="string">
            <text:p>indexes.push(...[70, 107, 116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CONCATENATE(&quot;indexes.push(...[&quot;;[.L347];&quot;, &quot;;[.M347];&quot;, &quot;;[.N347];&quot;]);&quot;; )" office:value-type="string" office:string-value="indexes.push(...[107, 112, 116]);" calcext:value-type="string">
            <text:p>indexes.push(...[107, 112, 116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49" calcext:value-type="float">
            <text:p>49</text:p>
          </table:table-cell>
          <table:table-cell/>
          <table:table-cell table:formula="of:=CONCATENATE(&quot;indexes.push(...[&quot;;[.L348];&quot;, &quot;;[.M348];&quot;, &quot;;[.N348];&quot;]);&quot;; )" office:value-type="string" office:string-value="indexes.push(...[112, 111, 49]);" calcext:value-type="string">
            <text:p>indexes.push(...[112, 111, 49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CONCATENATE(&quot;indexes.push(...[&quot;;[.L349];&quot;, &quot;;[.M349];&quot;, &quot;;[.N349];&quot;]);&quot;; )" office:value-type="string" office:string-value="indexes.push(...[49, 54, 115]);" calcext:value-type="string">
            <text:p>indexes.push(...[49, 54, 115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CONCATENATE(&quot;indexes.push(...[&quot;;[.L350];&quot;, &quot;;[.M350];&quot;, &quot;;[.N350];&quot;]);&quot;; )" office:value-type="string" office:string-value="indexes.push(...[54, 113, 115]);" calcext:value-type="string">
            <text:p>indexes.push(...[54, 113, 115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12" calcext:value-type="float">
            <text:p>112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CONCATENATE(&quot;indexes.push(...[&quot;;[.L351];&quot;, &quot;;[.M351];&quot;, &quot;;[.N351];&quot;]);&quot;; )" office:value-type="string" office:string-value="indexes.push(...[112, 49, 115]);" calcext:value-type="string">
            <text:p>indexes.push(...[112, 49, 115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float" office:value="171" calcext:value-type="float">
            <text:p>171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CONCATENATE(&quot;indexes.push(...[&quot;;[.L352];&quot;, &quot;;[.M352];&quot;, &quot;;[.N352];&quot;]);&quot;; )" office:value-type="string" office:string-value="indexes.push(...[193, 171, 124]);" calcext:value-type="string">
            <text:p>indexes.push(...[193, 171, 12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CONCATENATE(&quot;indexes.push(...[&quot;;[.L353];&quot;, &quot;;[.M353];&quot;, &quot;;[.N353];&quot;]);&quot;; )" office:value-type="string" office:string-value="indexes.push(...[34, 32, 123]);" calcext:value-type="string">
            <text:p>indexes.push(...[34, 32, 123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CONCATENATE(&quot;indexes.push(...[&quot;;[.L354];&quot;, &quot;;[.M354];&quot;, &quot;;[.N354];&quot;]);&quot;; )" office:value-type="string" office:string-value="indexes.push(...[32, 125, 123]);" calcext:value-type="string">
            <text:p>indexes.push(...[32, 125, 123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23" calcext:value-type="float">
            <text:p>123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CONCATENATE(&quot;indexes.push(...[&quot;;[.L355];&quot;, &quot;;[.M355];&quot;, &quot;;[.N355];&quot;]);&quot;; )" office:value-type="string" office:string-value="indexes.push(...[123, 170, 190]);" calcext:value-type="string">
            <text:p>indexes.push(...[123, 170, 19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CONCATENATE(&quot;indexes.push(...[&quot;;[.L356];&quot;, &quot;;[.M356];&quot;, &quot;;[.N356];&quot;]);&quot;; )" office:value-type="string" office:string-value="indexes.push(...[193, 124, 36]);" calcext:value-type="string">
            <text:p>indexes.push(...[193, 124, 36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CONCATENATE(&quot;indexes.push(...[&quot;;[.L357];&quot;, &quot;;[.M357];&quot;, &quot;;[.N357];&quot;]);&quot;; )" office:value-type="string" office:string-value="indexes.push(...[173, 172, 192]);" calcext:value-type="string">
            <text:p>indexes.push(...[173, 172, 192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/>
          <table:table-cell table:formula="of:=CONCATENATE(&quot;indexes.push(...[&quot;;[.L358];&quot;, &quot;;[.M358];&quot;, &quot;;[.N358];&quot;]);&quot;; )" office:value-type="string" office:string-value="indexes.push(...[192, 193, 36]);" calcext:value-type="string">
            <text:p>indexes.push(...[192, 193, 36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float" office:value="123" calcext:value-type="float">
            <text:p>123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CONCATENATE(&quot;indexes.push(...[&quot;;[.L359];&quot;, &quot;;[.M359];&quot;, &quot;;[.N359];&quot;]);&quot;; )" office:value-type="string" office:string-value="indexes.push(...[34, 123, 190]);" calcext:value-type="string">
            <text:p>indexes.push(...[34, 123, 19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91" calcext:value-type="float">
            <text:p>191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CONCATENATE(&quot;indexes.push(...[&quot;;[.L360];&quot;, &quot;;[.M360];&quot;, &quot;;[.N360];&quot;]);&quot;; )" office:value-type="string" office:string-value="indexes.push(...[191, 173, 192]);" calcext:value-type="string">
            <text:p>indexes.push(...[191, 173, 192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CONCATENATE(&quot;indexes.push(...[&quot;;[.L361];&quot;, &quot;;[.M361];&quot;, &quot;;[.N361];&quot;]);&quot;; )" office:value-type="string" office:string-value="indexes.push(...[34, 190, 191]);" calcext:value-type="string">
            <text:p>indexes.push(...[34, 190, 19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36" calcext:value-type="float">
            <text:p>36</text:p>
          </table:table-cell>
          <table:table-cell/>
          <table:table-cell table:formula="of:=CONCATENATE(&quot;indexes.push(...[&quot;;[.L362];&quot;, &quot;;[.M362];&quot;, &quot;;[.N362];&quot;]);&quot;; )" office:value-type="string" office:string-value="indexes.push(...[191, 192, 36]);" calcext:value-type="string">
            <text:p>indexes.push(...[191, 192, 36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CONCATENATE(&quot;indexes.push(...[&quot;;[.L363];&quot;, &quot;;[.M363];&quot;, &quot;;[.N363];&quot;]);&quot;; )" office:value-type="string" office:string-value="indexes.push(...[18, 12, 210]);" calcext:value-type="string">
            <text:p>indexes.push(...[18, 12, 21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CONCATENATE(&quot;indexes.push(...[&quot;;[.L364];&quot;, &quot;;[.M364];&quot;, &quot;;[.N364];&quot;]);&quot;; )" office:value-type="string" office:string-value="indexes.push(...[12, 230, 222]);" calcext:value-type="string">
            <text:p>indexes.push(...[12, 230, 222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15" calcext:value-type="float">
            <text:p>215</text:p>
          </table:table-cell>
          <table:table-cell office:value-type="float" office:value="12" calcext:value-type="float">
            <text:p>12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CONCATENATE(&quot;indexes.push(...[&quot;;[.L365];&quot;, &quot;;[.M365];&quot;, &quot;;[.N365];&quot;]);&quot;; )" office:value-type="string" office:string-value="indexes.push(...[215, 12, 222]);" calcext:value-type="string">
            <text:p>indexes.push(...[215, 12, 222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30" calcext:value-type="float">
            <text:p>230</text:p>
          </table:table-cell>
          <table:table-cell office:value-type="float" office:value="227" calcext:value-type="float">
            <text:p>227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CONCATENATE(&quot;indexes.push(...[&quot;;[.L366];&quot;, &quot;;[.M366];&quot;, &quot;;[.N366];&quot;]);&quot;; )" office:value-type="string" office:string-value="indexes.push(...[230, 227, 222]);" calcext:value-type="string">
            <text:p>indexes.push(...[230, 227, 222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CONCATENATE(&quot;indexes.push(...[&quot;;[.L367];&quot;, &quot;;[.M367];&quot;, &quot;;[.N367];&quot;]);&quot;; )" office:value-type="string" office:string-value="indexes.push(...[222, 218, 215]);" calcext:value-type="string">
            <text:p>indexes.push(...[222, 218, 215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10" calcext:value-type="float">
            <text:p>210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CONCATENATE(&quot;indexes.push(...[&quot;;[.L368];&quot;, &quot;;[.M368];&quot;, &quot;;[.N368];&quot;]);&quot;; )" office:value-type="string" office:string-value="indexes.push(...[210, 207, 199]);" calcext:value-type="string">
            <text:p>indexes.push(...[210, 207, 199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10" calcext:value-type="float">
            <text:p>210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CONCATENATE(&quot;indexes.push(...[&quot;;[.L369];&quot;, &quot;;[.M369];&quot;, &quot;;[.N369];&quot;]);&quot;; )" office:value-type="string" office:string-value="indexes.push(...[210, 199, 194]);" calcext:value-type="string">
            <text:p>indexes.push(...[210, 199, 19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CONCATENATE(&quot;indexes.push(...[&quot;;[.L370];&quot;, &quot;;[.M370];&quot;, &quot;;[.N370];&quot;]);&quot;; )" office:value-type="string" office:string-value="indexes.push(...[12, 215, 210]);" calcext:value-type="string">
            <text:p>indexes.push(...[12, 215, 21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10" calcext:value-type="float">
            <text:p>210</text:p>
          </table:table-cell>
          <table:table-cell office:value-type="float" office:value="194" calcext:value-type="float">
            <text:p>19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NCATENATE(&quot;indexes.push(...[&quot;;[.L371];&quot;, &quot;;[.M371];&quot;, &quot;;[.N371];&quot;]);&quot;; )" office:value-type="string" office:string-value="indexes.push(...[210, 194, 18]);" calcext:value-type="string">
            <text:p>indexes.push(...[210, 194, 18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NCATENATE(&quot;indexes.push(...[&quot;;[.L372];&quot;, &quot;;[.M372];&quot;, &quot;;[.N372];&quot;]);&quot;; )" office:value-type="string" office:string-value="indexes.push(...[109, 110, 75]);" calcext:value-type="string">
            <text:p>indexes.push(...[109, 110, 75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CONCATENATE(&quot;indexes.push(...[&quot;;[.L373];&quot;, &quot;;[.M373];&quot;, &quot;;[.N373];&quot;]);&quot;; )" office:value-type="string" office:string-value="indexes.push(...[75, 28, 109]);" calcext:value-type="string">
            <text:p>indexes.push(...[75, 28, 109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CONCATENATE(&quot;indexes.push(...[&quot;;[.L374];&quot;, &quot;;[.M374];&quot;, &quot;;[.N374];&quot;]);&quot;; )" office:value-type="string" office:string-value="indexes.push(...[28, 5, 109]);" calcext:value-type="string">
            <text:p>indexes.push(...[28, 5, 109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71" calcext:value-type="float">
            <text:p>171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indexes.push(...[&quot;;[.L375];&quot;, &quot;;[.M375];&quot;, &quot;;[.N375];&quot;]);&quot;; )" office:value-type="string" office:string-value="indexes.push(...[171, 193, 2]);" calcext:value-type="string">
            <text:p>indexes.push(...[171, 193, 2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CONCATENATE(&quot;indexes.push(...[&quot;;[.L376];&quot;, &quot;;[.M376];&quot;, &quot;;[.N376];&quot;]);&quot;; )" office:value-type="string" office:string-value="indexes.push(...[2, 4, 176]);" calcext:value-type="string">
            <text:p>indexes.push(...[2, 4, 176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CONCATENATE(&quot;indexes.push(...[&quot;;[.L377];&quot;, &quot;;[.M377];&quot;, &quot;;[.N377];&quot;]);&quot;; )" office:value-type="string" office:string-value="indexes.push(...[4, 192, 172]);" calcext:value-type="string">
            <text:p>indexes.push(...[4, 192, 172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CONCATENATE(&quot;indexes.push(...[&quot;;[.L378];&quot;, &quot;;[.M378];&quot;, &quot;;[.N378];&quot;]);&quot;; )" office:value-type="string" office:string-value="indexes.push(...[4, 2, 193]);" calcext:value-type="string">
            <text:p>indexes.push(...[4, 2, 193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73" calcext:value-type="float">
            <text:p>173</text:p>
          </table:table-cell>
          <table:table-cell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indexes.push(...[&quot;;[.L379];&quot;, &quot;;[.M379];&quot;, &quot;;[.N379];&quot;]);&quot;; )" office:value-type="string" office:string-value="indexes.push(...[173, 191, 8]);" calcext:value-type="string">
            <text:p>indexes.push(...[173, 191, 8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CONCATENATE(&quot;indexes.push(...[&quot;;[.L380];&quot;, &quot;;[.M380];&quot;, &quot;;[.N380];&quot;]);&quot;; )" office:value-type="string" office:string-value="indexes.push(...[8, 9, 174]);" calcext:value-type="string">
            <text:p>indexes.push(...[8, 9, 17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CONCATENATE(&quot;indexes.push(...[&quot;;[.L381];&quot;, &quot;;[.M381];&quot;, &quot;;[.N381];&quot;]);&quot;; )" office:value-type="string" office:string-value="indexes.push(...[9, 190, 170]);" calcext:value-type="string">
            <text:p>indexes.push(...[9, 190, 17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CONCATENATE(&quot;indexes.push(...[&quot;;[.L382];&quot;, &quot;;[.M382];&quot;, &quot;;[.N382];&quot;]);&quot;; )" office:value-type="string" office:string-value="indexes.push(...[9, 8, 191]);" calcext:value-type="string">
            <text:p>indexes.push(...[9, 8, 19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81" calcext:value-type="float">
            <text:p>18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NCATENATE(&quot;indexes.push(...[&quot;;[.L383];&quot;, &quot;;[.M383];&quot;, &quot;;[.N383];&quot;]);&quot;; )" office:value-type="string" office:string-value="indexes.push(...[181, 11, 13]);" calcext:value-type="string">
            <text:p>indexes.push(...[181, 11, 13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CONCATENATE(&quot;indexes.push(...[&quot;;[.L384];&quot;, &quot;;[.M384];&quot;, &quot;;[.N384];&quot;]);&quot;; )" office:value-type="string" office:string-value="indexes.push(...[13, 17, 179]);" calcext:value-type="string">
            <text:p>indexes.push(...[13, 17, 179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NCATENATE(&quot;indexes.push(...[&quot;;[.L385];&quot;, &quot;;[.M385];&quot;, &quot;;[.N385];&quot;]);&quot;; )" office:value-type="string" office:string-value="indexes.push(...[182, 180, 17]);" calcext:value-type="string">
            <text:p>indexes.push(...[182, 180, 17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NCATENATE(&quot;indexes.push(...[&quot;;[.L386];&quot;, &quot;;[.M386];&quot;, &quot;;[.N386];&quot;]);&quot;; )" office:value-type="string" office:string-value="indexes.push(...[180, 179, 17]);" calcext:value-type="string">
            <text:p>indexes.push(...[180, 179, 17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CONCATENATE(&quot;indexes.push(...[&quot;;[.L387];&quot;, &quot;;[.M387];&quot;, &quot;;[.N387];&quot;]);&quot;; )" office:value-type="string" office:string-value="indexes.push(...[16, 11, 181]);" calcext:value-type="string">
            <text:p>indexes.push(...[16, 11, 18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NCATENATE(&quot;indexes.push(...[&quot;;[.L388];&quot;, &quot;;[.M388];&quot;, &quot;;[.N388];&quot;]);&quot;; )" office:value-type="string" office:string-value="indexes.push(...[13, 11, 16]);" calcext:value-type="string">
            <text:p>indexes.push(...[13, 11, 16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CONCATENATE(&quot;indexes.push(...[&quot;;[.L389];&quot;, &quot;;[.M389];&quot;, &quot;;[.N389];&quot;]);&quot;; )" office:value-type="string" office:string-value="indexes.push(...[185, 183, 188]);" calcext:value-type="string">
            <text:p>indexes.push(...[185, 183, 188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88" calcext:value-type="float">
            <text:p>188</text:p>
          </table:table-cell>
          <table:table-cell office:value-type="float" office:value="19" calcext:value-type="float">
            <text:p>19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CONCATENATE(&quot;indexes.push(...[&quot;;[.L390];&quot;, &quot;;[.M390];&quot;, &quot;;[.N390];&quot;]);&quot;; )" office:value-type="string" office:string-value="indexes.push(...[188, 19, 185]);" calcext:value-type="string">
            <text:p>indexes.push(...[188, 19, 185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CONCATENATE(&quot;indexes.push(...[&quot;;[.L391];&quot;, &quot;;[.M391];&quot;, &quot;;[.N391];&quot;]);&quot;; )" office:value-type="string" office:string-value="indexes.push(...[19, 21, 187]);" calcext:value-type="string">
            <text:p>indexes.push(...[19, 21, 187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CONCATENATE(&quot;indexes.push(...[&quot;;[.L392];&quot;, &quot;;[.M392];&quot;, &quot;;[.N392];&quot;]);&quot;; )" office:value-type="string" office:string-value="indexes.push(...[21, 189, 184]);" calcext:value-type="string">
            <text:p>indexes.push(...[21, 189, 18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CONCATENATE(&quot;indexes.push(...[&quot;;[.L393];&quot;, &quot;;[.M393];&quot;, &quot;;[.N393];&quot;]);&quot;; )" office:value-type="string" office:string-value="indexes.push(...[21, 19, 188]);" calcext:value-type="string">
            <text:p>indexes.push(...[21, 19, 188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NCATENATE(&quot;indexes.push(...[&quot;;[.L394];&quot;, &quot;;[.M394];&quot;, &quot;;[.N394];&quot;]);&quot;; )" office:value-type="string" office:string-value="indexes.push(...[163, 22, 23]);" calcext:value-type="string">
            <text:p>indexes.push(...[163, 22, 23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CONCATENATE(&quot;indexes.push(...[&quot;;[.L395];&quot;, &quot;;[.M395];&quot;, &quot;;[.N395];&quot;]);&quot;; )" office:value-type="string" office:string-value="indexes.push(...[23, 29, 168]);" calcext:value-type="string">
            <text:p>indexes.push(...[23, 29, 168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CONCATENATE(&quot;indexes.push(...[&quot;;[.L396];&quot;, &quot;;[.M396];&quot;, &quot;;[.N396];&quot;]);&quot;; )" office:value-type="string" office:string-value="indexes.push(...[29, 26, 169]);" calcext:value-type="string">
            <text:p>indexes.push(...[29, 26, 169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CONCATENATE(&quot;indexes.push(...[&quot;;[.L397];&quot;, &quot;;[.M397];&quot;, &quot;;[.N397];&quot;]);&quot;; )" office:value-type="string" office:string-value="indexes.push(...[26, 22, 163]);" calcext:value-type="string">
            <text:p>indexes.push(...[26, 22, 163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  <table:table-cell table:formula="of:=CONCATENATE(&quot;indexes.push(...[&quot;;[.L398];&quot;, &quot;;[.M398];&quot;, &quot;;[.N398];&quot;]);&quot;; )" office:value-type="string" office:string-value="indexes.push(...[23, 22, 26]);" calcext:value-type="string">
            <text:p>indexes.push(...[23, 22, 26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66" calcext:value-type="float">
            <text:p>166</text:p>
          </table:table-cell>
          <table:table-cell office:value-type="float" office:value="31" calcext:value-type="float">
            <text:p>31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CONCATENATE(&quot;indexes.push(...[&quot;;[.L399];&quot;, &quot;;[.M399];&quot;, &quot;;[.N399];&quot;]);&quot;; )" office:value-type="string" office:string-value="indexes.push(...[166, 31, 167]);" calcext:value-type="string">
            <text:p>indexes.push(...[166, 31, 167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CONCATENATE(&quot;indexes.push(...[&quot;;[.L400];&quot;, &quot;;[.M400];&quot;, &quot;;[.N400];&quot;]);&quot;; )" office:value-type="string" office:string-value="indexes.push(...[31, 33, 167]);" calcext:value-type="string">
            <text:p>indexes.push(...[31, 33, 167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CONCATENATE(&quot;indexes.push(...[&quot;;[.L401];&quot;, &quot;;[.M401];&quot;, &quot;;[.N401];&quot;]);&quot;; )" office:value-type="string" office:string-value="indexes.push(...[33, 37, 162]);" calcext:value-type="string">
            <text:p>indexes.push(...[33, 37, 162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CONCATENATE(&quot;indexes.push(...[&quot;;[.L402];&quot;, &quot;;[.M402];&quot;, &quot;;[.N402];&quot;]);&quot;; )" office:value-type="string" office:string-value="indexes.push(...[37, 35, 165]);" calcext:value-type="string">
            <text:p>indexes.push(...[37, 35, 165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CONCATENATE(&quot;indexes.push(...[&quot;;[.L403];&quot;, &quot;;[.M403];&quot;, &quot;;[.N403];&quot;]);&quot;; )" office:value-type="string" office:string-value="indexes.push(...[35, 31, 166]);" calcext:value-type="string">
            <text:p>indexes.push(...[35, 31, 166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CONCATENATE(&quot;indexes.push(...[&quot;;[.L404];&quot;, &quot;;[.M404];&quot;, &quot;;[.N404];&quot;]);&quot;; )" office:value-type="string" office:string-value="indexes.push(...[33, 31, 35]);" calcext:value-type="string">
            <text:p>indexes.push(...[33, 31, 35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  <table:table-cell table:formula="of:=CONCATENATE(&quot;indexes.push(...[&quot;;[.L405];&quot;, &quot;;[.M405];&quot;, &quot;;[.N405];&quot;]);&quot;; )" office:value-type="string" office:string-value="indexes.push(...[154, 39, 41]);" calcext:value-type="string">
            <text:p>indexes.push(...[154, 39, 4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CONCATENATE(&quot;indexes.push(...[&quot;;[.L406];&quot;, &quot;;[.M406];&quot;, &quot;;[.N406];&quot;]);&quot;; )" office:value-type="string" office:string-value="indexes.push(...[41, 45, 153]);" calcext:value-type="string">
            <text:p>indexes.push(...[41, 45, 153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CONCATENATE(&quot;indexes.push(...[&quot;;[.L407];&quot;, &quot;;[.M407];&quot;, &quot;;[.N407];&quot;]);&quot;; )" office:value-type="string" office:string-value="indexes.push(...[45, 43, 155]);" calcext:value-type="string">
            <text:p>indexes.push(...[45, 43, 155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CONCATENATE(&quot;indexes.push(...[&quot;;[.L408];&quot;, &quot;;[.M408];&quot;, &quot;;[.N408];&quot;]);&quot;; )" office:value-type="string" office:string-value="indexes.push(...[43, 39, 154]);" calcext:value-type="string">
            <text:p>indexes.push(...[43, 39, 15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  <table:table-cell table:formula="of:=CONCATENATE(&quot;indexes.push(...[&quot;;[.L409];&quot;, &quot;;[.M409];&quot;, &quot;;[.N409];&quot;]);&quot;; )" office:value-type="string" office:string-value="indexes.push(...[41, 39, 43]);" calcext:value-type="string">
            <text:p>indexes.push(...[41, 39, 43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56" calcext:value-type="float">
            <text:p>156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CONCATENATE(&quot;indexes.push(...[&quot;;[.L410];&quot;, &quot;;[.M410];&quot;, &quot;;[.N410];&quot;]);&quot;; )" office:value-type="string" office:string-value="indexes.push(...[156, 46, 157]);" calcext:value-type="string">
            <text:p>indexes.push(...[156, 46, 157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CONCATENATE(&quot;indexes.push(...[&quot;;[.L411];&quot;, &quot;;[.M411];&quot;, &quot;;[.N411];&quot;]);&quot;; )" office:value-type="string" office:string-value="indexes.push(...[46, 47, 157]);" calcext:value-type="string">
            <text:p>indexes.push(...[46, 47, 157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CONCATENATE(&quot;indexes.push(...[&quot;;[.L412];&quot;, &quot;;[.M412];&quot;, &quot;;[.N412];&quot;]);&quot;; )" office:value-type="string" office:string-value="indexes.push(...[47, 51, 160]);" calcext:value-type="string">
            <text:p>indexes.push(...[47, 51, 16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CONCATENATE(&quot;indexes.push(...[&quot;;[.L413];&quot;, &quot;;[.M413];&quot;, &quot;;[.N413];&quot;]);&quot;; )" office:value-type="string" office:string-value="indexes.push(...[51, 48, 159]);" calcext:value-type="string">
            <text:p>indexes.push(...[51, 48, 159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CONCATENATE(&quot;indexes.push(...[&quot;;[.L414];&quot;, &quot;;[.M414];&quot;, &quot;;[.N414];&quot;]);&quot;; )" office:value-type="string" office:string-value="indexes.push(...[48, 46, 156]);" calcext:value-type="string">
            <text:p>indexes.push(...[48, 46, 156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/>
          <table:table-cell table:formula="of:=CONCATENATE(&quot;indexes.push(...[&quot;;[.L415];&quot;, &quot;;[.M415];&quot;, &quot;;[.N415];&quot;]);&quot;; )" office:value-type="string" office:string-value="indexes.push(...[47, 46, 48]);" calcext:value-type="string">
            <text:p>indexes.push(...[47, 46, 48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37" calcext:value-type="float">
            <text:p>13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formula="of:=CONCATENATE(&quot;indexes.push(...[&quot;;[.L416];&quot;, &quot;;[.M416];&quot;, &quot;;[.N416];&quot;]);&quot;; )" office:value-type="string" office:string-value="indexes.push(...[137, 53, 55]);" calcext:value-type="string">
            <text:p>indexes.push(...[137, 53, 55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CONCATENATE(&quot;indexes.push(...[&quot;;[.L417];&quot;, &quot;;[.M417];&quot;, &quot;;[.N417];&quot;]);&quot;; )" office:value-type="string" office:string-value="indexes.push(...[55, 60, 145]);" calcext:value-type="string">
            <text:p>indexes.push(...[55, 60, 145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NCATENATE(&quot;indexes.push(...[&quot;;[.L418];&quot;, &quot;;[.M418];&quot;, &quot;;[.N418];&quot;]);&quot;; )" office:value-type="string" office:string-value="indexes.push(...[138, 140, 60]);" calcext:value-type="string">
            <text:p>indexes.push(...[138, 140, 6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NCATENATE(&quot;indexes.push(...[&quot;;[.L419];&quot;, &quot;;[.M419];&quot;, &quot;;[.N419];&quot;]);&quot;; )" office:value-type="string" office:string-value="indexes.push(...[140, 145, 60]);" calcext:value-type="string">
            <text:p>indexes.push(...[140, 145, 6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CONCATENATE(&quot;indexes.push(...[&quot;;[.L420];&quot;, &quot;;[.M420];&quot;, &quot;;[.N420];&quot;]);&quot;; )" office:value-type="string" office:string-value="indexes.push(...[57, 53, 137]);" calcext:value-type="string">
            <text:p>indexes.push(...[57, 53, 137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CONCATENATE(&quot;indexes.push(...[&quot;;[.L421];&quot;, &quot;;[.M421];&quot;, &quot;;[.N421];&quot;]);&quot;; )" office:value-type="string" office:string-value="indexes.push(...[55, 53, 57]);" calcext:value-type="string">
            <text:p>indexes.push(...[55, 53, 57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CONCATENATE(&quot;indexes.push(...[&quot;;[.L422];&quot;, &quot;;[.M422];&quot;, &quot;;[.N422];&quot;]);&quot;; )" office:value-type="string" office:string-value="indexes.push(...[66, 142, 139]);" calcext:value-type="string">
            <text:p>indexes.push(...[66, 142, 139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CONCATENATE(&quot;indexes.push(...[&quot;;[.L423];&quot;, &quot;;[.M423];&quot;, &quot;;[.N423];&quot;]);&quot;; )" office:value-type="string" office:string-value="indexes.push(...[66, 68, 143]);" calcext:value-type="string">
            <text:p>indexes.push(...[66, 68, 143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151" calcext:value-type="float">
            <text:p>151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CONCATENATE(&quot;indexes.push(...[&quot;;[.L424];&quot;, &quot;;[.M424];&quot;, &quot;;[.N424];&quot;]);&quot;; )" office:value-type="string" office:string-value="indexes.push(...[68, 151, 141]);" calcext:value-type="string">
            <text:p>indexes.push(...[68, 151, 14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CONCATENATE(&quot;indexes.push(...[&quot;;[.L425];&quot;, &quot;;[.M425];&quot;, &quot;;[.N425];&quot;]);&quot;; )" office:value-type="string" office:string-value="indexes.push(...[68, 66, 150]);" calcext:value-type="string">
            <text:p>indexes.push(...[68, 66, 15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CONCATENATE(&quot;indexes.push(...[&quot;;[.L426];&quot;, &quot;;[.M426];&quot;, &quot;;[.N426];&quot;]);&quot;; )" office:value-type="string" office:string-value="indexes.push(...[72, 135, 129]);" calcext:value-type="string">
            <text:p>indexes.push(...[72, 135, 129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CONCATENATE(&quot;indexes.push(...[&quot;;[.L427];&quot;, &quot;;[.M427];&quot;, &quot;;[.N427];&quot;]);&quot;; )" office:value-type="string" office:string-value="indexes.push(...[72, 76, 136]);" calcext:value-type="string">
            <text:p>indexes.push(...[72, 76, 136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76" calcext:value-type="float">
            <text:p>76</text:p>
          </table:table-cell>
          <table:table-cell/>
          <table:table-cell table:formula="of:=CONCATENATE(&quot;indexes.push(...[&quot;;[.L428];&quot;, &quot;;[.M428];&quot;, &quot;;[.N428];&quot;]);&quot;; )" office:value-type="string" office:string-value="indexes.push(...[130, 136, 76]);" calcext:value-type="string">
            <text:p>indexes.push(...[130, 136, 76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CONCATENATE(&quot;indexes.push(...[&quot;;[.L429];&quot;, &quot;;[.M429];&quot;, &quot;;[.N429];&quot;]);&quot;; )" office:value-type="string" office:string-value="indexes.push(...[76, 72, 146]);" calcext:value-type="string">
            <text:p>indexes.push(...[76, 72, 146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CONCATENATE(&quot;indexes.push(...[&quot;;[.L430];&quot;, &quot;;[.M430];&quot;, &quot;;[.N430];&quot;]);&quot;; )" office:value-type="string" office:string-value="indexes.push(...[80, 132, 134]);" calcext:value-type="string">
            <text:p>indexes.push(...[80, 132, 13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CONCATENATE(&quot;indexes.push(...[&quot;;[.L431];&quot;, &quot;;[.M431];&quot;, &quot;;[.N431];&quot;]);&quot;; )" office:value-type="string" office:string-value="indexes.push(...[80, 84, 133]);" calcext:value-type="string">
            <text:p>indexes.push(...[80, 84, 133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office:value-type="float" office:value="148" calcext:value-type="float">
            <text:p>148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CONCATENATE(&quot;indexes.push(...[&quot;;[.L432];&quot;, &quot;;[.M432];&quot;, &quot;;[.N432];&quot;]);&quot;; )" office:value-type="string" office:string-value="indexes.push(...[84, 148, 131]);" calcext:value-type="string">
            <text:p>indexes.push(...[84, 148, 13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CONCATENATE(&quot;indexes.push(...[&quot;;[.L433];&quot;, &quot;;[.M433];&quot;, &quot;;[.N433];&quot;]);&quot;; )" office:value-type="string" office:string-value="indexes.push(...[84, 80, 149]);" calcext:value-type="string">
            <text:p>indexes.push(...[84, 80, 149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CONCATENATE(&quot;indexes.push(...[&quot;;[.L434];&quot;, &quot;;[.M434];&quot;, &quot;;[.N434];&quot;]);&quot;; )" office:value-type="string" office:string-value="indexes.push(...[3, 1, 233]);" calcext:value-type="string">
            <text:p>indexes.push(...[3, 1, 233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CONCATENATE(&quot;indexes.push(...[&quot;;[.L435];&quot;, &quot;;[.M435];&quot;, &quot;;[.N435];&quot;]);&quot;; )" office:value-type="string" office:string-value="indexes.push(...[7, 205, 204]);" calcext:value-type="string">
            <text:p>indexes.push(...[7, 205, 20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/>
          <table:table-cell table:formula="of:=CONCATENATE(&quot;indexes.push(...[&quot;;[.L436];&quot;, &quot;;[.M436];&quot;, &quot;;[.N436];&quot;]);&quot;; )" office:value-type="string" office:string-value="indexes.push(...[27, 30, 34]);" calcext:value-type="string">
            <text:p>indexes.push(...[27, 30, 3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22" calcext:value-type="float">
            <text:p>122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/>
          <table:table-cell table:formula="of:=CONCATENATE(&quot;indexes.push(...[&quot;;[.L437];&quot;, &quot;;[.M437];&quot;, &quot;;[.N437];&quot;]);&quot;; )" office:value-type="string" office:string-value="indexes.push(...[122, 64, 58]);" calcext:value-type="string">
            <text:p>indexes.push(...[122, 64, 58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CONCATENATE(&quot;indexes.push(...[&quot;;[.L438];&quot;, &quot;;[.M438];&quot;, &quot;;[.N438];&quot;]);&quot;; )" office:value-type="string" office:string-value="indexes.push(...[58, 38, 122]);" calcext:value-type="string">
            <text:p>indexes.push(...[58, 38, 122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CONCATENATE(&quot;indexes.push(...[&quot;;[.L439];&quot;, &quot;;[.M439];&quot;, &quot;;[.N439];&quot;]);&quot;; )" office:value-type="string" office:string-value="indexes.push(...[38, 40, 119]);" calcext:value-type="string">
            <text:p>indexes.push(...[38, 40, 119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CONCATENATE(&quot;indexes.push(...[&quot;;[.L440];&quot;, &quot;;[.M440];&quot;, &quot;;[.N440];&quot;]);&quot;; )" office:value-type="string" office:string-value="indexes.push(...[119, 20, 125]);" calcext:value-type="string">
            <text:p>indexes.push(...[119, 20, 125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CONCATENATE(&quot;indexes.push(...[&quot;;[.L441];&quot;, &quot;;[.M441];&quot;, &quot;;[.N441];&quot;]);&quot;; )" office:value-type="string" office:string-value="indexes.push(...[20, 123, 125]);" calcext:value-type="string">
            <text:p>indexes.push(...[20, 123, 125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38" calcext:value-type="float">
            <text:p>3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CONCATENATE(&quot;indexes.push(...[&quot;;[.L442];&quot;, &quot;;[.M442];&quot;, &quot;;[.N442];&quot;]);&quot;; )" office:value-type="string" office:string-value="indexes.push(...[38, 119, 122]);" calcext:value-type="string">
            <text:p>indexes.push(...[38, 119, 122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27" calcext:value-type="float">
            <text:p>127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CONCATENATE(&quot;indexes.push(...[&quot;;[.L443];&quot;, &quot;;[.M443];&quot;, &quot;;[.N443];&quot;]);&quot;; )" office:value-type="string" office:string-value="indexes.push(...[127, 52, 128]);" calcext:value-type="string">
            <text:p>indexes.push(...[127, 52, 128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CONCATENATE(&quot;indexes.push(...[&quot;;[.L444];&quot;, &quot;;[.M444];&quot;, &quot;;[.N444];&quot;]);&quot;; )" office:value-type="string" office:string-value="indexes.push(...[52, 122, 128]);" calcext:value-type="string">
            <text:p>indexes.push(...[52, 122, 128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CONCATENATE(&quot;indexes.push(...[&quot;;[.L445];&quot;, &quot;;[.M445];&quot;, &quot;;[.N445];&quot;]);&quot;; )" office:value-type="string" office:string-value="indexes.push(...[119, 125, 122]);" calcext:value-type="string">
            <text:p>indexes.push(...[119, 125, 122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NCATENATE(&quot;indexes.push(...[&quot;;[.L446];&quot;, &quot;;[.M446];&quot;, &quot;;[.N446];&quot;]);&quot;; )" office:value-type="string" office:string-value="indexes.push(...[121, 50, 24]);" calcext:value-type="string">
            <text:p>indexes.push(...[121, 50, 2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CONCATENATE(&quot;indexes.push(...[&quot;;[.L447];&quot;, &quot;;[.M447];&quot;, &quot;;[.N447];&quot;]);&quot;; )" office:value-type="string" office:string-value="indexes.push(...[120, 44, 114]);" calcext:value-type="string">
            <text:p>indexes.push(...[120, 44, 114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CONCATENATE(&quot;indexes.push(...[&quot;;[.L448];&quot;, &quot;;[.M448];&quot;, &quot;;[.N448];&quot;]);&quot;; )" office:value-type="string" office:string-value="indexes.push(...[121, 24, 120]);" calcext:value-type="string">
            <text:p>indexes.push(...[121, 24, 120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18" calcext:value-type="float">
            <text:p>118</text:p>
          </table:table-cell>
          <table:table-cell office:value-type="float" office:value="61" calcext:value-type="float">
            <text:p>6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CONCATENATE(&quot;indexes.push(...[&quot;;[.L449];&quot;, &quot;;[.M449];&quot;, &quot;;[.N449];&quot;]);&quot;; )" office:value-type="string" office:string-value="indexes.push(...[118, 61, 121]);" calcext:value-type="string">
            <text:p>indexes.push(...[118, 61, 12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CONCATENATE(&quot;indexes.push(...[&quot;;[.L450];&quot;, &quot;;[.M450];&quot;, &quot;;[.N450];&quot;]);&quot;; )" office:value-type="string" office:string-value="indexes.push(...[120, 114, 121]);" calcext:value-type="string">
            <text:p>indexes.push(...[120, 114, 12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CONCATENATE(&quot;indexes.push(...[&quot;;[.L451];&quot;, &quot;;[.M451];&quot;, &quot;;[.N451];&quot;]);&quot;; )" office:value-type="string" office:string-value="indexes.push(...[12, 10, 231]);" calcext:value-type="string">
            <text:p>indexes.push(...[12, 10, 23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CONCATENATE(&quot;indexes.push(...[&quot;;[.L452];&quot;, &quot;;[.M452];&quot;, &quot;;[.N452];&quot;]);&quot;; )" office:value-type="string" office:string-value="indexes.push(...[18, 202, 203]);" calcext:value-type="string">
            <text:p>indexes.push(...[18, 202, 203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CONCATENATE(&quot;indexes.push(...[&quot;;[.L453];&quot;, &quot;;[.M453];&quot;, &quot;;[.N453];&quot;]);&quot;; )" office:value-type="string" office:string-value="indexes.push(...[233, 1, 225]);" calcext:value-type="string">
            <text:p>indexes.push(...[233, 1, 225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CONCATENATE(&quot;indexes.push(...[&quot;;[.L454];&quot;, &quot;;[.M454];&quot;, &quot;;[.N454];&quot;]);&quot;; )" office:value-type="string" office:string-value="indexes.push(...[1, 6, 211]);" calcext:value-type="string">
            <text:p>indexes.push(...[1, 6, 21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CONCATENATE(&quot;indexes.push(...[&quot;;[.L455];&quot;, &quot;;[.M455];&quot;, &quot;;[.N455];&quot;]);&quot;; )" office:value-type="string" office:string-value="indexes.push(...[1, 211, 216]);" calcext:value-type="string">
            <text:p>indexes.push(...[1, 211, 216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204" calcext:value-type="float">
            <text:p>204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CONCATENATE(&quot;indexes.push(...[&quot;;[.L456];&quot;, &quot;;[.M456];&quot;, &quot;;[.N456];&quot;]);&quot;; )" office:value-type="string" office:string-value="indexes.push(...[6, 204, 195]);" calcext:value-type="string">
            <text:p>indexes.push(...[6, 204, 195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CONCATENATE(&quot;indexes.push(...[&quot;;[.L457];&quot;, &quot;;[.M457];&quot;, &quot;;[.N457];&quot;]);&quot;; )" office:value-type="string" office:string-value="indexes.push(...[195, 200, 208]);" calcext:value-type="string">
            <text:p>indexes.push(...[195, 200, 208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195" calcext:value-type="float">
            <text:p>195</text:p>
          </table:table-cell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CONCATENATE(&quot;indexes.push(...[&quot;;[.L458];&quot;, &quot;;[.M458];&quot;, &quot;;[.N458];&quot;]);&quot;; )" office:value-type="string" office:string-value="indexes.push(...[195, 208, 211]);" calcext:value-type="string">
            <text:p>indexes.push(...[195, 208, 21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CONCATENATE(&quot;indexes.push(...[&quot;;[.L459];&quot;, &quot;;[.M459];&quot;, &quot;;[.N459];&quot;]);&quot;; )" office:value-type="string" office:string-value="indexes.push(...[6, 195, 211]);" calcext:value-type="string">
            <text:p>indexes.push(...[6, 195, 211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CONCATENATE(&quot;indexes.push(...[&quot;;[.L460];&quot;, &quot;;[.M460];&quot;, &quot;;[.N460];&quot;]);&quot;; )" office:value-type="string" office:string-value="indexes.push(...[225, 1, 216]);" calcext:value-type="string">
            <text:p>indexes.push(...[225, 1, 216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CONCATENATE(&quot;indexes.push(...[&quot;;[.L461];&quot;, &quot;;[.M461];&quot;, &quot;;[.N461];&quot;]);&quot;; )" office:value-type="string" office:string-value="indexes.push(...[225, 228, 233]);" calcext:value-type="string">
            <text:p>indexes.push(...[225, 228, 233]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table:formula="of:=CONCATENATE(&quot;indexes.push(...[&quot;;[.L462];&quot;, &quot;;[.M462];&quot;, &quot;;[.N462];&quot;]);&quot;; )" office:value-type="string" office:string-value="indexes.push(...[62, 63, 67]);" calcext:value-type="string">
            <text:p>indexes.push(...[62, 63, 67]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7:58:50.280932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11:49:41.900166844</meta:creation-date>
    <dc:date>2022-05-31T18:04:50.703758912</dc:date>
    <meta:editing-duration>PT9M29S</meta:editing-duration>
    <meta:editing-cycles>2</meta:editing-cycles>
    <meta:generator>LibreOffice/6.4.7.2$Linux_X86_64 LibreOffice_project/40$Build-2</meta:generator>
    <meta:document-statistic meta:table-count="1" meta:cell-count="3475" meta:object-count="0"/>
  </office:meta>
</office:document-meta>
</file>